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E0000005EF72C0FB0EB9EC4E2.png" manifest:media-type="image/png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Pictures/1000000000000062000000622F490803F76FA56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Bitstream Vera Sans" svg:font-family="'Bitstream Vera Sans'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Bitstream Vera Sans1" svg:font-family="'Bitstream Vera San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imSun" svg:font-family="SimSun" style:font-pitch="variable"/>
    <style:font-face style:name="Tahoma1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Bitstream Vera Sans8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7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4.586cm" style:rel-column-width="32838*"/>
    </style:style>
    <style:style style:name="Tableau1.B" style:family="table-column">
      <style:table-column-properties style:column-width="4.565cm" style:rel-column-width="32697*"/>
    </style:style>
    <style:style style:name="Tableau1.1" style:family="table-row">
      <style:table-row-properties style:min-row-height="4.5cm"/>
    </style:style>
    <style:style style:name="Tableau1.A1" style:family="table-cell">
      <style:table-cell-properties fo:padding="0cm" fo:border="none"/>
    </style:style>
    <style:style style:name="P1" style:family="paragraph" style:parent-style-name="Footer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33ccb2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33ccb2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ccb2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text-properties fo:font-size="3pt" style:font-size-asian="4pt" style:font-size-complex="4pt"/>
    </style:style>
    <style:style style:name="P15" style:family="paragraph" style:parent-style-name="Header">
      <style:text-properties fo:font-size="14pt" style:font-size-asian="14pt" style:font-size-complex="14pt"/>
    </style:style>
    <style:style style:name="P1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7" style:family="paragraph" style:parent-style-name="Header">
      <style:paragraph-properties fo:margin-left="6.399cm" fo:margin-right="0cm" fo:text-indent="0cm" style:auto-text-indent="false"/>
      <style:text-properties style:font-name="Bitstream Vera Sans7" fo:font-size="13pt" fo:font-weight="bold" style:font-size-asian="13pt" style:font-weight-asian="bold" style:font-size-complex="13pt" style:font-weight-complex="bold"/>
    </style:style>
    <style:style style:name="P18" style:family="paragraph" style:parent-style-name="Header">
      <style:paragraph-properties fo:margin-left="7.001cm" fo:margin-right="0cm" fo:text-indent="0cm" style:auto-text-indent="false"/>
      <style:text-properties style:font-name="Bitstream Vera Sans7" fo:font-size="11pt" fo:font-weight="normal" style:font-size-asian="11pt" style:font-weight-asian="normal" style:font-size-complex="11pt" style:font-weight-complex="normal"/>
    </style:style>
    <style:style style:name="P19" style:family="paragraph" style:parent-style-name="Footer">
      <style:text-properties fo:font-variant="small-caps" fo:color="#000000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text-properties style:font-name="Bitstream Vera Sans7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rsid="001e0a03" officeooo:paragraph-rsid="001e0a03"/>
    </style:style>
    <style:style style:name="P23" style:family="paragraph" style:parent-style-name="Standard">
      <style:text-properties fo:font-size="6pt" style:font-size-asian="6pt" style:font-size-complex="6pt"/>
    </style:style>
    <style:style style:name="P24" style:family="paragraph" style:parent-style-name="Standard">
      <style:text-properties fo:font-size="2pt" style:font-size-asian="2pt" style:font-size-complex="2pt"/>
    </style:style>
    <style:style style:name="P25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7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7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7" style:family="paragraph" style:parent-style-name="_5f_En-tête">
      <style:text-properties fo:font-size="16pt" fo:letter-spacing="-0.007cm" officeooo:rsid="001b1617" officeooo:paragraph-rsid="001b1617" style:font-size-asian="16pt" style:font-size-complex="16pt"/>
    </style:style>
    <style:style style:name="P28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9" style:family="paragraph" style:parent-style-name="_5f_Paragraphe_20_livret_20_">
      <style:paragraph-properties fo:margin-top="0cm" fo:margin-bottom="0.101cm" loext:contextual-spacing="false" fo:text-align="center" style:justify-single-word="false"/>
      <style:text-properties officeooo:paragraph-rsid="0037dee6"/>
    </style:style>
    <style:style style:name="P30" style:family="paragraph" style:parent-style-name="_5f_Paragraphe_20_livret_20_">
      <style:paragraph-properties fo:margin-top="0cm" fo:margin-bottom="0.101cm" loext:contextual-spacing="false"/>
      <style:text-properties officeooo:paragraph-rsid="0037dee6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37dee6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/>
      <style:text-properties fo:font-style="normal" fo:font-weight="bold" officeooo:paragraph-rsid="0037dee6" style:font-style-asian="normal" style:font-weight-asian="bold" style:font-style-complex="normal" style:font-weight-complex="bold"/>
    </style:style>
    <style:style style:name="P33" style:family="paragraph" style:parent-style-name="_5f_Paragraphe_20_livret_20_">
      <style:paragraph-properties fo:margin-top="0cm" fo:margin-bottom="0cm" loext:contextual-spacing="false"/>
    </style:style>
    <style:style style:name="P34" style:family="paragraph" style:parent-style-name="_5f_Paragraphe_20_livret_20_">
      <style:paragraph-properties fo:margin-top="0cm" fo:margin-bottom="0cm" loext:contextual-spacing="false"/>
      <style:text-properties officeooo:paragraph-rsid="0037dee6"/>
    </style:style>
    <style:style style:name="P35" style:family="paragraph" style:parent-style-name="_5f_Paragraphe_20_livret_20_">
      <style:paragraph-properties fo:margin-top="0cm" fo:margin-bottom="0cm" loext:contextual-spacing="false" fo:text-align="start" style:justify-single-word="false"/>
      <style:text-properties officeooo:paragraph-rsid="0037dee6"/>
    </style:style>
    <style:style style:name="P36" style:family="paragraph" style:parent-style-name="FILET_5f_POINTILLES">
      <style:text-properties officeooo:paragraph-rsid="0037dee6"/>
    </style:style>
    <style:style style:name="P37" style:family="paragraph" style:parent-style-name="Text_20_body">
      <style:paragraph-properties fo:margin-top="0.199cm" fo:margin-bottom="0.199cm" loext:contextual-spacing="false" fo:line-height="100%" fo:text-align="start" style:justify-single-word="false"/>
      <style:text-properties officeooo:paragraph-rsid="0037dee6"/>
    </style:style>
    <style:style style:name="P38" style:family="paragraph" style:parent-style-name="_5f_Paragraphe_20_livret_20_">
      <style:paragraph-properties fo:margin-top="0.199cm" fo:margin-bottom="0.199cm" loext:contextual-spacing="false" fo:text-align="end" style:justify-single-word="false"/>
      <style:text-properties officeooo:paragraph-rsid="0037dee6"/>
    </style:style>
    <style:style style:name="P39" style:family="paragraph" style:parent-style-name="Standard">
      <style:paragraph-properties fo:margin-top="0.4cm" fo:margin-bottom="0cm" loext:contextual-spacing="false" fo:text-align="center" style:justify-single-word="false"/>
      <style:text-properties fo:font-style="normal" fo:font-weight="bold" officeooo:paragraph-rsid="0037dee6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margin-top="0cm" fo:margin-bottom="0.199cm" loext:contextual-spacing="false"/>
      <style:text-properties fo:font-style="normal" officeooo:paragraph-rsid="0037dee6" style:font-style-asian="normal" style:font-style-complex="normal"/>
    </style:style>
    <style:style style:name="P41" style:family="paragraph" style:parent-style-name="_5f_Paragraphe_20_livret_20_">
      <style:paragraph-properties fo:margin-top="0cm" fo:margin-bottom="0.199cm" loext:contextual-spacing="false" fo:text-align="center" style:justify-single-word="false"/>
      <style:text-properties officeooo:paragraph-rsid="0037dee6"/>
    </style:style>
    <style:style style:name="P42" style:family="paragraph" style:parent-style-name="Text_20_body">
      <style:text-properties officeooo:paragraph-rsid="0037dee6"/>
    </style:style>
    <style:style style:name="P43" style:family="paragraph" style:parent-style-name="Text_20_body">
      <style:paragraph-properties fo:margin-left="0.079cm" fo:margin-right="0cm" fo:margin-top="0cm" fo:margin-bottom="0cm" loext:contextual-spacing="false" fo:text-indent="0cm" style:auto-text-indent="false"/>
      <style:text-properties officeooo:paragraph-rsid="0037dee6"/>
    </style:style>
    <style:style style:name="P44" style:family="paragraph" style:parent-style-name="_5f_Paragraphe_20_livret_20_">
      <style:text-properties officeooo:paragraph-rsid="0037dee6"/>
    </style:style>
    <style:style style:name="P45" style:family="paragraph" style:parent-style-name="_5f_Paragraphe_20_livret_20_">
      <style:text-properties officeooo:rsid="002f41e3" officeooo:paragraph-rsid="0037dee6"/>
    </style:style>
    <style:style style:name="P46" style:family="paragraph" style:parent-style-name="_5f_Paragraphe_20_livret_20_">
      <style:text-properties fo:font-style="normal" officeooo:rsid="00369181" officeooo:paragraph-rsid="0037dee6" style:font-style-asian="normal" style:font-style-complex="normal"/>
    </style:style>
    <style:style style:name="P47" style:family="paragraph" style:parent-style-name="_5f_Paragraphe_20_livret_20_">
      <style:paragraph-properties fo:margin-top="0.199cm" fo:margin-bottom="0.101cm" loext:contextual-spacing="false"/>
      <style:text-properties officeooo:paragraph-rsid="0037dee6"/>
    </style:style>
    <style:style style:name="P48" style:family="paragraph" style:parent-style-name="_5f_Paragraphe_20_livret_20_">
      <style:paragraph-properties fo:margin-top="0.199cm" fo:margin-bottom="0.15cm" loext:contextual-spacing="false" fo:text-align="center" style:justify-single-word="false"/>
      <style:text-properties fo:color="#b3b3b3" fo:font-size="10pt" fo:language="fr" fo:country="FR" officeooo:paragraph-rsid="0037dee6" style:font-size-asian="10pt" style:language-asian="zxx" style:country-asian="none" style:font-size-complex="10pt" style:language-complex="zxx" style:country-complex="none"/>
    </style:style>
    <style:style style:name="P49" style:family="paragraph" style:parent-style-name="_5f_Paragraphe_20_livret_20_">
      <style:paragraph-properties fo:margin-top="0.199cm" fo:margin-bottom="0.15cm" loext:contextual-spacing="false"/>
      <style:text-properties officeooo:paragraph-rsid="0037dee6"/>
    </style:style>
    <style:style style:name="P50" style:family="paragraph" style:parent-style-name="_5f_Paragraphe_20_livret_20_">
      <style:paragraph-properties fo:margin-left="0.199cm" fo:margin-right="0cm" fo:text-align="end" style:justify-single-word="false" fo:text-indent="0cm" style:auto-text-indent="false"/>
      <style:text-properties officeooo:paragraph-rsid="0037dee6"/>
    </style:style>
    <style:style style:name="P51" style:family="paragraph" style:parent-style-name="_5f_Paragraphe_20_livret_20_">
      <style:paragraph-properties fo:margin-top="0cm" fo:margin-bottom="0.4cm" loext:contextual-spacing="false"/>
      <style:text-properties officeooo:paragraph-rsid="0037dee6"/>
    </style:style>
    <style:style style:name="P52" style:family="paragraph" style:parent-style-name="Exo_5f_Num" style:list-style-name="Num_5f_Exo">
      <style:text-properties officeooo:paragraph-rsid="0037dee6"/>
    </style:style>
    <style:style style:name="P53" style:family="paragraph" style:parent-style-name="Exo_5f_Num" style:list-style-name="liste_5f_abc">
      <style:text-properties officeooo:paragraph-rsid="0037dee6"/>
    </style:style>
    <style:style style:name="P54" style:family="paragraph" style:parent-style-name="Exo_5f_Num">
      <style:text-properties officeooo:paragraph-rsid="0037dee6"/>
    </style:style>
    <style:style style:name="P55" style:family="paragraph" style:parent-style-name="Exo_5f_Num" style:list-style-name="Num_5f_Exo" style:master-page-name="_5f_Fiche_20_éditeur_20_série_20_2_20_une_20_colonne_20_impaire_20__28_G_29_">
      <style:paragraph-properties fo:margin-top="0cm" fo:margin-bottom="0.101cm" loext:contextual-spacing="false" style:page-number="102" fo:break-before="auto" fo:break-after="auto"/>
      <style:text-properties officeooo:paragraph-rsid="0037dee6"/>
    </style:style>
    <style:style style:name="P56" style:family="paragraph" style:parent-style-name="Exo_5f_Num">
      <style:paragraph-properties fo:margin-top="0cm" fo:margin-bottom="0.101cm" loext:contextual-spacing="false">
        <style:tab-stops/>
      </style:paragraph-properties>
      <style:text-properties officeooo:paragraph-rsid="0037dee6"/>
    </style:style>
    <style:style style:name="P57" style:family="paragraph" style:parent-style-name="Exo_5f_Num">
      <style:paragraph-properties fo:margin-top="0.3cm" fo:margin-bottom="0.199cm" loext:contextual-spacing="false"/>
      <style:text-properties officeooo:paragraph-rsid="0037dee6"/>
    </style:style>
    <style:style style:name="P58" style:family="paragraph" style:parent-style-name="Exo_5f_Num" style:list-style-name="Num_5f_Exo">
      <style:paragraph-properties fo:margin-top="0.4cm" fo:margin-bottom="0.101cm" loext:contextual-spacing="false"/>
      <style:text-properties officeooo:paragraph-rsid="0037dee6"/>
    </style:style>
    <style:style style:name="P59" style:family="paragraph" style:parent-style-name="Exo_5f_Num" style:master-page-name="">
      <style:paragraph-properties fo:margin-top="0cm" fo:margin-bottom="1cm" loext:contextual-spacing="false" style:page-number="auto" fo:break-before="auto" fo:break-after="auto"/>
      <style:text-properties officeooo:paragraph-rsid="0037dee6"/>
    </style:style>
    <style:style style:name="P60" style:family="paragraph" style:parent-style-name="Exo_5f_Num" style:list-style-name="Num_5f_Exo">
      <style:paragraph-properties fo:margin-top="0.499cm" fo:margin-bottom="1cm" loext:contextual-spacing="false"/>
      <style:text-properties officeooo:paragraph-rsid="0037dee6"/>
    </style:style>
    <style:style style:name="P61" style:family="paragraph" style:parent-style-name="Exo_5f_Num">
      <style:paragraph-properties fo:margin-top="0.499cm" fo:margin-bottom="0.199cm" loext:contextual-spacing="false"/>
      <style:text-properties officeooo:paragraph-rsid="0037dee6"/>
    </style:style>
    <style:style style:name="P62" style:family="paragraph" style:parent-style-name="Exo_5f_Num">
      <style:paragraph-properties fo:margin-top="0.831cm" fo:margin-bottom="0.101cm" loext:contextual-spacing="false"/>
      <style:text-properties officeooo:paragraph-rsid="0037dee6"/>
    </style:style>
    <style:style style:name="P63" style:family="paragraph" style:parent-style-name="Exo_5f_Num" style:list-style-name="Num_5f_Exo">
      <style:paragraph-properties fo:margin-top="1.199cm" fo:margin-bottom="0.101cm" loext:contextual-spacing="false"/>
      <style:text-properties officeooo:paragraph-rsid="0037dee6"/>
    </style:style>
    <style:style style:name="P64" style:family="paragraph" style:parent-style-name="Exo_5f_Num" style:list-style-name="Num_5f_Exo">
      <style:paragraph-properties fo:margin-top="0.9cm" fo:margin-bottom="0.101cm" loext:contextual-spacing="false"/>
      <style:text-properties officeooo:paragraph-rsid="0037dee6"/>
    </style:style>
    <style:style style:name="P65" style:family="paragraph" style:parent-style-name="Exo_5f_Num" style:list-style-name="">
      <style:paragraph-properties fo:margin-top="0.499cm" fo:margin-bottom="0.3cm" loext:contextual-spacing="false"/>
      <style:text-properties officeooo:paragraph-rsid="0037dee6"/>
    </style:style>
    <style:style style:name="P66" style:family="paragraph" style:parent-style-name="Exo_5f_Num" style:list-style-name="">
      <style:paragraph-properties fo:margin-top="0cm" fo:margin-bottom="0cm" loext:contextual-spacing="false" fo:text-align="center" style:justify-single-word="false"/>
      <style:text-properties officeooo:paragraph-rsid="0037dee6"/>
    </style:style>
    <style:style style:name="P67" style:family="paragraph" style:parent-style-name="Standard" style:list-style-name="liste_5f_abc">
      <style:paragraph-properties fo:margin-top="0cm" fo:margin-bottom="0cm" loext:contextual-spacing="false" fo:text-align="start" style:justify-single-word="false"/>
      <style:text-properties fo:font-size="10pt" officeooo:paragraph-rsid="0037dee6" style:font-size-asian="10pt" style:font-size-complex="10pt"/>
    </style:style>
    <style:style style:name="P68" style:family="paragraph" style:parent-style-name="Text_20_body" style:list-style-name="liste_5f_abc">
      <style:paragraph-properties fo:margin-top="0cm" fo:margin-bottom="5.2cm" loext:contextual-spacing="false"/>
      <style:text-properties officeooo:paragraph-rsid="0037dee6"/>
    </style:style>
    <style:style style:name="P69" style:family="paragraph" style:parent-style-name="_5f_Paragraphe_20_livret_20_" style:list-style-name="liste_5f_abc">
      <style:text-properties officeooo:paragraph-rsid="0037dee6"/>
    </style:style>
    <style:style style:name="P70" style:family="paragraph" style:parent-style-name="_5f_Paragraphe_20_livret_20_" style:list-style-name="_5f_Numérotation_20_des_20_exercices_20_livrets">
      <style:text-properties officeooo:paragraph-rsid="0037dee6"/>
    </style:style>
    <style:style style:name="P71" style:family="paragraph" style:parent-style-name="_5f_Paragraphe_20_livret_20_" style:list-style-name="liste_5f_abc">
      <style:paragraph-properties fo:margin-top="0cm" fo:margin-bottom="0cm" loext:contextual-spacing="false" fo:text-align="justify" style:justify-single-word="false"/>
      <style:text-properties officeooo:paragraph-rsid="0037dee6"/>
    </style:style>
    <style:style style:name="P72" style:family="paragraph" style:parent-style-name="_5f_Paragraphe_20_livret_20_">
      <style:paragraph-properties fo:margin-top="0cm" fo:margin-bottom="0cm" loext:contextual-spacing="false" fo:text-align="center" style:justify-single-word="false"/>
      <style:text-properties officeooo:paragraph-rsid="0037dee6"/>
    </style:style>
    <style:style style:name="P73" style:family="paragraph" style:parent-style-name="_5f_Paragraphe_20_livret_20_" style:list-style-name="liste_5f_abc">
      <style:paragraph-properties fo:margin-top="0.101cm" fo:margin-bottom="0cm" loext:contextual-spacing="false" fo:text-align="justify" style:justify-single-word="false"/>
      <style:text-properties officeooo:paragraph-rsid="0037dee6"/>
    </style:style>
    <style:style style:name="P74" style:family="paragraph" style:parent-style-name="_5f_Paragraphe_20_livret_20_" style:list-style-name="liste_5f_abc">
      <style:paragraph-properties fo:margin-top="0.801cm" fo:margin-bottom="0.199cm" loext:contextual-spacing="false" fo:line-height="0.6cm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fo:font-size="2pt" fo:font-style="normal" officeooo:paragraph-rsid="0037dee6" style:font-size-asian="2pt" style:font-style-asian="normal" style:font-size-complex="2pt" style:font-style-complex="normal"/>
    </style:style>
    <style:style style:name="P75" style:family="paragraph" style:parent-style-name="_5f_Paragraphe_20_livret_20_" style:list-style-name="_5f_Numérotation_20_des_20_exercices_20_livrets">
      <style:paragraph-properties fo:margin-top="0cm" fo:margin-bottom="0.101cm" loext:contextual-spacing="false" fo:text-align="center" style:justify-single-word="false"/>
      <style:text-properties officeooo:paragraph-rsid="0037dee6"/>
    </style:style>
    <style:style style:name="P76" style:family="paragraph" style:parent-style-name="_5f_Paragraphe_20_livret_20_">
      <style:paragraph-properties fo:margin-top="0cm" fo:margin-bottom="0.101cm" loext:contextual-spacing="false" fo:text-align="center" style:justify-single-word="false"/>
      <style:text-properties officeooo:paragraph-rsid="0037dee6"/>
    </style:style>
    <style:style style:name="P77" style:family="paragraph" style:parent-style-name="_5f_Paragraphe_20_livret_20_" style:list-style-name="liste_5f_abc">
      <style:paragraph-properties fo:margin-top="0.199cm" fo:margin-bottom="0.3cm" loext:contextual-spacing="false"/>
      <style:text-properties officeooo:paragraph-rsid="0037dee6"/>
    </style:style>
    <style:style style:name="P78" style:family="paragraph" style:parent-style-name="_5f_Paragraphe_20_livret_20_réponse_20_élève" style:list-style-name="liste_5f_abc">
      <style:paragraph-properties fo:margin-top="0.101cm" fo:margin-bottom="0.199cm" loext:contextual-spacing="false" fo:line-height="100%" fo:text-align="justify" style:justify-single-word="false"/>
      <style:text-properties officeooo:paragraph-rsid="0037dee6"/>
    </style:style>
    <style:style style:name="P79" style:family="paragraph" style:parent-style-name="_5f_Paragraphe_20_livret_20_réponse_20_élève" style:list-style-name="liste_5f_abc">
      <style:paragraph-properties fo:margin-top="0cm" fo:margin-bottom="0.199cm" loext:contextual-spacing="false" fo:line-height="100%" fo:text-align="justify" style:justify-single-word="false"/>
      <style:text-properties officeooo:paragraph-rsid="0037dee6"/>
    </style:style>
    <style:style style:name="P80" style:family="paragraph" style:parent-style-name="_5f_Paragraphe_20_livret_20_réponse_20_élève" style:list-style-name="_5f_Numérotation_20_des_20_exercices_20_livrets">
      <style:paragraph-properties fo:margin-top="0cm" fo:margin-bottom="0cm" loext:contextual-spacing="false" fo:line-height="100%" fo:text-align="justify" style:justify-single-word="false"/>
      <style:text-properties officeooo:paragraph-rsid="0037dee6"/>
    </style:style>
    <style:style style:name="P8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2" style:family="paragraph" style:parent-style-name="_5f_Pied_20_de_20_page" style:list-style-name=""/>
    <style:style style:name="P83" style:family="paragraph" style:parent-style-name="_5f_Pied_20_de_20_page" style:list-style-name="">
      <style:paragraph-properties fo:text-align="end" style:justify-single-word="false"/>
    </style:style>
    <style:style style:name="P84" style:family="paragraph" style:parent-style-name="_5f_Pied_20_de_20_page">
      <style:paragraph-properties fo:text-align="end" style:justify-single-word="false"/>
    </style:style>
    <style:style style:name="P85" style:family="paragraph" style:parent-style-name="_5f_Titre_20_d_27_exercices_20_livret" style:list-style-name="_5f_Numérotation_20_des_20_exercices_20_livrets">
      <style:paragraph-properties fo:margin-top="1cm" fo:margin-bottom="0.199cm" loext:contextual-spacing="false" fo:text-align="center" style:justify-single-word="false"/>
      <style:text-properties officeooo:paragraph-rsid="0037dee6"/>
    </style:style>
    <style:style style:name="P86" style:family="paragraph" style:parent-style-name="_5f_Titre_20_d_27_exercices_20_livret" style:list-style-name="_5f_Numérotation_20_des_20_exercices_20_livrets">
      <style:paragraph-properties fo:margin-top="0.499cm" fo:margin-bottom="8.301cm" loext:contextual-spacing="false" fo:text-align="center" style:justify-single-word="false"/>
      <style:text-properties officeooo:paragraph-rsid="0037dee6"/>
    </style:style>
    <style:style style:name="P8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margin-left="0cm" fo:margin-right="0cm" fo:margin-top="0cm" fo:margin-bottom="0cm" fo:line-height="100%" fo:text-indent="0cm" style:writing-mode="lr-tb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7" fo:font-size="11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bbe33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b3b3b3" draw:opacity="4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5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style:paragraph-properties fo:margin-left="0cm" fo:margin-right="0cm" fo:margin-top="0cm" fo:margin-bottom="0cm" fo:line-height="100%" fo:text-indent="0cm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text-outline="false" style:text-line-through-style="none" style:text-line-through-type="none" style:font-name="Bitstream Vera Sans8" fo:font-size="9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d3802c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solid" draw:fill-color="#d3802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3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Bitstream Vera Sans8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4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Bitstream Vera Sans8" fo:font-size="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5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7" fo:font-size="10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8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7" fo:font-size="11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12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12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1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style:paragraph-properties fo:margin-left="0cm" fo:margin-right="0cm" fo:margin-top="0cm" fo:margin-bottom="0cm" fo:line-height="100%" fo:text-align="center" fo:text-indent="0cm"/>
    </style:style>
    <style:style style:name="P124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27" style:family="paragraph">
      <loext:graphic-properties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28" style:family="paragraph">
      <loext:graphic-properties draw:fill="none" draw:fill-color="#808080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7" fo:font-size="10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e8c32a" style:text-outline="false" style:text-line-through-style="none" style:text-line-through-type="none" style:font-name="Bitstream Vera Sans7" fo:font-size="10pt" fo:font-style="normal" fo:text-shadow="none" style:text-underline-style="none" fo:font-weight="bold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130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Bitstream Vera Sans7" fo:font-size="10pt" fo:font-style="normal" fo:text-shadow="none" style:text-underline-style="none" fo:font-weight="bold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13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style:paragraph-properties fo:text-align="center"/>
    </style:style>
    <style:style style:name="P13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6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7" style:family="paragraph">
      <loext:graphic-properties draw:fill="none" draw:fill-color="#ffffff"/>
      <style:paragraph-properties fo:text-align="center" style:writing-mode="lr-tb"/>
      <style:text-properties fo:color="#ffffff" style:font-name="Bitstream Vera Sans7" fo:font-size="16pt" fo:font-weight="bold" style:font-size-asian="16pt" style:font-weight-asian="bold" style:font-size-complex="16pt" style:font-weight-complex="bold"/>
    </style:style>
    <style:style style:name="P138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color="#000000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font-variant="small-caps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cd5cb"/>
    </style:style>
    <style:style style:name="T6" style:family="text">
      <style:text-properties officeooo:rsid="0038210b"/>
    </style:style>
    <style:style style:name="T7" style:family="text">
      <style:text-properties fo:font-size="10pt" fo:font-style="normal" style:font-size-asian="10pt" style:font-style-asian="normal" style:font-size-complex="10pt" style:font-style-complex="normal"/>
    </style:style>
    <style:style style:name="T8" style:family="text">
      <style:text-properties fo:font-size="10pt" fo:font-style="normal" officeooo:rsid="00338e62" style:font-size-asian="10pt" style:font-style-asian="normal" style:font-size-complex="10pt" style:font-style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letter-spacing="-0.007cm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font-size="10pt" fo:letter-spacing="-0.014cm" style:font-size-asian="10pt" style:font-size-complex="10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f41e3" style:font-style-asian="normal" style:font-style-complex="normal"/>
    </style:style>
    <style:style style:name="T14" style:family="text">
      <style:text-properties fo:font-style="normal" officeooo:rsid="00369181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fo:font-size="10pt" style:font-size-asian="10pt" style:font-size-complex="10pt"/>
    </style:style>
    <style:style style:name="T17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18" style:family="text">
      <style:text-properties fo:color="#000000" fo:font-size="10pt" fo:letter-spacing="-0.007cm" style:font-size-asian="10pt" style:font-size-complex="10pt"/>
    </style:style>
    <style:style style:name="T19" style:family="text">
      <style:text-properties fo:color="#000000" fo:font-size="10pt" fo:letter-spacing="-0.007cm" officeooo:rsid="00310047" style:font-size-asian="10pt" style:font-size-complex="10pt"/>
    </style:style>
    <style:style style:name="T20" style:family="text">
      <style:text-properties fo:color="#000000" style:text-position="sub 58%" fo:font-size="10pt" fo:font-style="normal" style:font-size-asian="10pt" style:font-style-asian="normal" style:font-size-complex="10pt" style:font-style-complex="normal"/>
    </style:style>
    <style:style style:name="T21" style:family="text">
      <style:text-properties fo:color="#000000" style:text-position="0% 100%" fo:font-size="10pt" fo:font-style="normal" style:font-size-asian="10pt" style:font-style-asian="normal" style:font-size-complex="10pt" style:font-style-complex="normal"/>
    </style:style>
    <style:style style:name="T22" style:family="text">
      <style:text-properties fo:color="#000000" style:font-name="Bitstream Vera Sans5" fo:font-size="10pt" fo:font-style="normal" fo:font-weight="normal" officeooo:rsid="00338e62" style:font-size-asian="10pt" style:font-style-asian="normal" style:font-size-complex="10pt" style:font-style-complex="normal"/>
    </style:style>
    <style:style style:name="T23" style:family="text">
      <style:text-properties fo:color="#b3b3b3" fo:font-size="10pt" fo:language="fr" fo:country="FR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4" style:family="text">
      <style:text-properties style:text-position="sub 58%"/>
    </style:style>
    <style:style style:name="T25" style:family="text">
      <style:text-properties style:text-position="sub 58%" fo:font-size="10pt" fo:font-style="normal" style:font-size-asian="10pt" style:font-style-asian="normal" style:font-size-complex="10pt" style:font-style-complex="normal"/>
    </style:style>
    <style:style style:name="T26" style:family="text">
      <style:text-properties style:text-position="0% 100%" fo:font-size="10pt" fo:font-style="normal" style:font-size-asian="10pt" style:font-style-asian="normal" style:font-size-complex="10pt" style:font-style-complex="normal"/>
    </style:style>
    <style:style style:name="T27" style:family="text">
      <style:text-properties style:use-window-font-color="true" style:font-name="Bitstream Vera Sans5" fo:font-size="10pt" fo:font-style="normal" fo:font-weight="normal" style:font-size-asian="10.5pt" style:font-style-asian="normal" style:font-style-complex="normal"/>
    </style:style>
    <style:style style:name="T28" style:family="text">
      <style:text-properties style:use-window-font-color="true" style:font-name="Bitstream Vera Sans5" fo:font-size="10pt" fo:letter-spacing="-0.018cm" fo:font-style="normal" fo:font-weight="normal" style:font-size-asian="10.5pt" style:font-style-asian="normal" style:font-style-complex="normal"/>
    </style:style>
    <style:style style:name="T29" style:family="text">
      <style:text-properties style:use-window-font-color="true" style:font-name="Bitstream Vera Sans5" fo:font-size="10pt" fo:letter-spacing="normal" fo:font-weight="normal" officeooo:rsid="0038210b" style:font-size-asian="10.5pt"/>
    </style:style>
    <style:style style:name="T30" style:family="text">
      <style:text-properties officeooo:rsid="002da75c"/>
    </style:style>
    <style:style style:name="T31" style:family="text">
      <style:text-properties fo:letter-spacing="-0.004cm" fo:font-style="normal" style:font-style-asian="normal" style:font-style-complex="normal"/>
    </style:style>
    <style:style style:name="T32" style:family="text">
      <style:text-properties fo:letter-spacing="-0.004cm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letter-spacing="-0.004cm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letter-spacing="-0.007cm"/>
    </style:style>
    <style:style style:name="T35" style:family="text">
      <style:text-properties fo:letter-spacing="-0.011cm"/>
    </style:style>
    <style:style style:name="T36" style:family="text">
      <style:text-properties fo:letter-spacing="-0.018cm"/>
    </style:style>
    <style:style style:name="T37" style:family="text">
      <style:text-properties fo:letter-spacing="-0.018cm" fo:font-style="normal" officeooo:rsid="002da75c" style:font-style-asian="normal" style:font-style-complex="normal"/>
    </style:style>
    <style:style style:name="T38" style:family="text">
      <style:text-properties fo:letter-spacing="-0.018cm" officeooo:rsid="002da75c"/>
    </style:style>
    <style:style style:name="T39" style:family="text">
      <style:text-properties fo:letter-spacing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Bitstream Vera Sans7" fo:font-size="11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-1% 58%" style:font-name="Bitstream Vera Sans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Bitstream Vera Sans8" fo:font-size="9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text-position="0% 100%" style:font-name="Bitstream Vera Sans8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font-name="Bitstream Vera Sans7" fo:font-size="10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50" style:family="text">
      <style:text-properties style:use-window-font-color="true" style:text-outline="false" style:text-line-through-style="none" style:text-line-through-type="none" style:text-position="-1% 58%" style:font-name="Bitstream Vera Sans7" fo:font-size="10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51" style:family="text">
      <style:text-properties style:use-window-font-color="true" style:text-outline="false" style:text-line-through-style="none" style:text-line-through-type="none" style:font-name="Bitstream Vera Sans7" fo:font-size="11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52" style:family="text">
      <style:text-properties style:use-window-font-color="true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use-window-font-color="true" style:text-outline="false" style:text-line-through-style="none" style:text-line-through-type="none" style:font-name="Bitstream Vera Sans7" fo:font-size="10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55" style:family="text">
      <style:text-properties fo:color="#e8c32a" style:text-outline="false" style:text-line-through-style="none" style:text-line-through-type="none" style:font-name="Bitstream Vera Sans7" fo:font-size="10pt" fo:font-style="normal" fo:text-shadow="none" style:text-underline-style="none" fo:font-weight="bold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56" style:family="text">
      <style:text-properties style:use-window-font-color="true" style:text-outline="false" style:text-line-through-style="none" style:text-line-through-type="none" style:font-name="Bitstream Vera Sans7" fo:font-size="10pt" fo:font-style="normal" fo:text-shadow="none" style:text-underline-style="none" fo:font-weight="bold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57" style:family="text">
      <style:text-properties fo:color="#ffffff" style:font-name="Bitstream Vera Sans7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21cm" style:color="#0000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47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6cm" fo:min-width="0.58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7" style:family="graphic">
      <style:graphic-properties draw:stroke="solid" svg:stroke-width="0.03cm" svg:stroke-color="#000000" draw:marker-start="" draw:marker-start-width="0.247cm" draw:marker-start-center="false" draw:marker-end="" draw:marker-end-width="0.247cm" draw:marker-end-center="false" draw:fill="solid" draw:fill-color="#bbe33d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.049cm" svg:stroke-color="#000000" draw:marker-start="" draw:marker-start-width="0.275cm" draw:marker-start-center="false" draw:marker-end="" draw:marker-end-width="0.275cm" draw:marker-end-center="false" draw:fill="solid" draw:fill-color="#b3b3b3" draw:opacity="4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40%" style:run-through="foreground"/>
    </style:style>
    <style:style style:name="gr9" style:family="graphic">
      <style:graphic-properties draw:stroke="solid" svg:stroke-width="0.041cm" svg:stroke-color="#b3b3b3" draw:marker-start="" draw:marker-start-width="0.189cm" draw:marker-start-center="false" draw:marker-end="" draw:marker-end-width="0.189cm" draw:marker-end-center="false" draw:fill="solid" draw:fill-color="#00b8ff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b3b3b3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41cm" svg:stroke-color="#b3b3b3" draw:marker-start="" draw:marker-start-width="0.263cm" draw:marker-start-center="false" draw:marker-end="" draw:marker-end-width="0.263cm" draw:marker-end-center="false" draw:fill="solid" draw:fill-color="#00b8ff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5cm" fo:min-width="0.635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3cm" svg:stroke-color="#000000" draw:marker-start="" draw:marker-start-width="0.243cm" draw:marker-start-center="false" draw:marker-end="" draw:marker-end-width="0.243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41cm" svg:stroke-color="#b3b3b3" draw:marker-start="" draw:marker-start-width="0.153cm" draw:marker-start-center="false" draw:marker-end="" draw:marker-end-width="0.153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41cm" svg:stroke-color="#b3b3b3" draw:marker-start="" draw:marker-start-width="0.261cm" draw:marker-start-center="false" draw:marker-end="" draw:marker-end-width="0.261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9cm" svg:stroke-color="#b3b3b3" draw:marker-start="" draw:marker-start-width="0.159cm" draw:marker-start-center="false" draw:marker-end="" draw:marker-end-width="0.159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3cm" svg:stroke-color="#000000" draw:marker-start="" draw:marker-start-width="0.138cm" draw:marker-start-center="false" draw:marker-end="" draw:marker-end-width="0.138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9cm" fo:min-width="0.635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374cm" fo:min-width="0.2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374cm" fo:min-width="0.22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0000" draw:opacity="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374cm" fo:min-width="0.22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6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374cm" fo:min-width="0.24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374cm" fo:min-width="0.19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cm" svg:stroke-color="#b3b3b3" draw:marker-start-width="0.3cm" draw:marker-start-center="false" draw:marker-end-width="0.3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4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.03cm" svg:stroke-color="#000000" draw:marker-start-width="0.243cm" draw:marker-start-center="false" draw:marker-end-width="0.243cm" draw:marker-end-center="false" draw:fill="none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.03cm" svg:stroke-color="#000000" draw:marker-start-width="0.346cm" draw:marker-start-center="false" draw:marker-end-width="0.346cm" draw:marker-end-center="false" draw:fill="solid" draw:fill-color="#000000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.03cm" svg:stroke-color="#000000" draw:marker-start-width="0.243cm" draw:marker-start-center="false" draw:marker-end-width="0.24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" style:family="graphic">
      <style:graphic-properties draw:stroke="none" svg:stroke-width="0.019cm" svg:stroke-color="#b3b3b3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8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7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.03cm" svg:stroke-color="#000000" draw:marker-start-width="0.245cm" draw:marker-start-center="false" draw:marker-end-width="0.245cm" draw:marker-end-center="false" draw:fill="none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39" style:family="graphic">
      <style:graphic-properties draw:stroke="solid" svg:stroke-width="0.03cm" svg:stroke-color="#000000" draw:marker-start-width="0.247cm" draw:marker-start-center="false" draw:marker-end-width="0.247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.019cm" svg:stroke-color="#b3b3b3" draw:marker-start-width="0.229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none" svg:stroke-width="0.019cm" svg:stroke-color="#b3b3b3" draw:marker-start-width="0.33cm" draw:marker-start-center="false" draw:marker-end-width="0.33cm" draw:marker-end-center="false" draw:fill="none" draw:fill-color="#ffffff" fo:min-height="0.415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2" style:family="graphic">
      <style:graphic-properties draw:stroke="solid" svg:stroke-width="0.03cm" svg:stroke-color="#000000" draw:marker-start-width="0.247cm" draw:marker-start-center="false" draw:marker-end-width="0.247cm" draw:marker-end-center="false" draw:fill="none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4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4" style:family="graphic">
      <style:graphic-properties draw:stroke="none" svg:stroke-width="0.03cm" svg:stroke-color="#000000" draw:marker-start-width="0.245cm" draw:marker-start-center="false" draw:marker-end-width="0.245cm" draw:marker-end-center="false" draw:fill="none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45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draw:stroke="solid" svg:stroke-width="0.03cm" svg:stroke-color="#000000" draw:marker-start-width="0.245cm" draw:marker-start-center="false" draw:marker-end-width="0.245cm" draw:marker-end-center="false" draw:fill="solid" draw:fill-color="#d3802c" draw:opacity="50%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draw:shadow-opacity="50%" style:run-through="foreground"/>
    </style:style>
    <style:style style:name="gr47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d3802c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5663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solid" draw:stroke-dash="Dashed_20__28_var_29__20_5664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none" draw:stroke-dash="Dashed_20__28_var_29__20_5665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201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none" draw:stroke-dash="Dashed_20__28_var_29__20_5666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3" style:family="graphic">
      <style:graphic-properties draw:stroke="solid" svg:stroke-width="0.019cm" svg:stroke-color="#000000" draw:marker-start-width="0.33cm" draw:marker-start-center="false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609cm" draw:shadow="hidden" draw:shadow-offset-x="0.3cm" draw:shadow-offset-y="0.3cm" draw:shadow-color="#808080" style:run-through="foreground"/>
    </style:style>
    <style:style style:name="gr55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00b8ff" draw:textarea-horizontal-align="center" draw:textarea-vertical-align="middle" draw:shadow="hidden" draw:shadow-offset-x="0.3cm" draw:shadow-offset-y="0.3cm" draw:shadow-color="#808080" style:run-through="foreground"/>
    </style:style>
    <style:style style:name="gr57" style:family="graphic">
      <style:graphic-properties draw:stroke="none" draw:stroke-dash="Dashed_20__28_var_29__20_5643" svg:stroke-width="0.019cm" svg:stroke-color="#ff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none" draw:stroke-dash="Dashed_20__28_var_29__20_5644" svg:stroke-width="0.019cm" svg:stroke-color="#ff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solid" draw:stroke-dash="Dashed_20__28_var_29__20_5645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solid" draw:stroke-dash="Dashed_20__28_var_29__20_5646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none" draw:stroke-dash="Dashed_20__28_var_29__20_5647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245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2" style:family="graphic">
      <style:graphic-properties draw:stroke="none" draw:stroke-dash="Dashed_20__28_var_29__20_5648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275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none" draw:stroke-dash="Dashed_20__28_var_29__20_5649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10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none" draw:stroke-dash="Dashed_20__28_var_29__20_5650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27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solid" draw:stroke-dash="Dashed_20__28_var_29__20_5651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2cm" fo:padding-bottom="0.012cm" fo:padding-left="0.012cm" fo:padding-right="0.01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ed_20__28_var_29__20_5652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draw:stroke-dash="Dashed_20__28_var_29__20_5653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solid" draw:stroke-dash="Dashed_20__28_var_29__20_5654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none" draw:stroke-dash="Dashed_20__28_var_29__20_5655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solid" draw:stroke-dash="Dashed_20__28_var_29__20_5656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solid" draw:stroke-dash="Dashed_20__28_var_29__20_5657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476cm" fo:min-width="0.27cm" draw:shadow="hidden" draw:shadow-offset-x="0.3cm" draw:shadow-offset-y="0.3cm" draw:shadow-color="#808080" style:run-through="foreground"/>
    </style:style>
    <style:style style:name="gr73" style:family="graphic">
      <style:graphic-properties draw:stroke="solid" draw:stroke-dash="Dashed_20__28_var_29__20_240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solid" draw:stroke-dash="Dashed_20__28_var_29__20_242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solid" draw:stroke-dash="Dashed_20__28_var_29__20_244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solid" draw:stroke-dash="Dashed_20__28_var_29__20_246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solid" draw:stroke-dash="Dashed_20__28_var_29__20_248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" style:family="graphic">
      <style:graphic-properties draw:stroke="solid" draw:stroke-dash="Dashed_20__28_var_29__20_250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9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476cm" fo:min-width="0.275cm" draw:shadow="hidden" draw:shadow-offset-x="0.3cm" draw:shadow-offset-y="0.3cm" draw:shadow-color="#808080" style:run-through="foreground"/>
    </style:style>
    <style:style style:name="gr80" style:family="graphic">
      <style:graphic-properties draw:stroke="none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draw:shadow="hidden" draw:shadow-offset-x="0.3cm" draw:shadow-offset-y="0.3cm" draw:shadow-color="#808080" style:run-through="foreground"/>
    </style:style>
    <style:style style:name="gr81" style:family="graphic">
      <style:graphic-properties draw:stroke="solid" draw:stroke-dash="Dashed_20__28_var_29__20_561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2" style:family="graphic">
      <style:graphic-properties draw:stroke="solid" draw:stroke-dash="Dashed_20__28_var_29__20_561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3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false" fo:min-height="0.415cm" fo:min-width="0.44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84" style:family="graphic">
      <style:graphic-properties draw:stroke="solid" draw:stroke-dash="Dashed_20__28_var_29__20_561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5" style:family="graphic">
      <style:graphic-properties draw:stroke="solid" draw:stroke-dash="Dashed_20__28_var_29__20_561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5cm" fo:min-width="0.30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87" style:family="graphic">
      <style:graphic-properties draw:stroke="solid" draw:stroke-dash="Dashed_20__28_var_29__20_561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solid" draw:stroke-dash="Dashed_20__28_var_29__20_561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9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5cm" fo:min-width="0.26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90" style:family="graphic">
      <style:graphic-properties draw:stroke="solid" draw:stroke-dash="Dashed_20__28_var_29__20_562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solid" draw:stroke-dash="Dashed_20__28_var_29__20_562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solid" draw:stroke-dash="Dashed_20__28_var_29__20_562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solid" draw:stroke-dash="Dashed_20__28_var_29__20_562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solid" draw:stroke-dash="Dashed_20__28_var_29__20_562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>
      <style:graphic-properties draw:stroke="solid" draw:stroke-dash="Dashed_20__28_var_29__20_562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6" style:family="graphic">
      <style:graphic-properties style:run-through="back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97" style:family="graphic">
      <style:graphic-properties draw:stroke="solid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background"/>
    </style:style>
    <style:style style:name="gr98" style:family="graphic">
      <style:graphic-properties draw:stroke="none" svg:stroke-width="0.019cm" svg:stroke-color="#b3b3b3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36cm" fo:min-width="0.228cm" fo:padding-top="0cm" fo:padding-bottom="0cm" fo:padding-left="0cm" fo:padding-right="0cm" draw:shadow="hidden" draw:shadow-offset-x="0.3cm" draw:shadow-offset-y="0.3cm" draw:shadow-color="#808080" style:run-through="background"/>
    </style:style>
    <style:style style:name="gr99" style:family="graphic">
      <style:graphic-properties draw:stroke="solid" svg:stroke-width="0.03cm" svg:stroke-color="#000000" draw:marker-start-width="0.245cm" draw:marker-start-center="false" draw:marker-end-width="0.245cm" draw:marker-end-center="false" draw:fill="none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background"/>
    </style:style>
    <style:style style:name="gr100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background"/>
    </style:style>
    <style:style style:name="gr101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background"/>
    </style:style>
    <style:style style:name="gr102" style:family="graphic">
      <style:graphic-properties draw:stroke="none" svg:stroke-width="0.019cm" svg:stroke-color="#b3b3b3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27cm" fo:min-width="0.222cm" fo:padding-top="0cm" fo:padding-bottom="0cm" fo:padding-left="0cm" fo:padding-right="0cm" draw:shadow="hidden" draw:shadow-offset-x="0.3cm" draw:shadow-offset-y="0.3cm" draw:shadow-color="#808080" style:run-through="background"/>
    </style:style>
    <style:style style:name="gr103" style:family="graphic">
      <style:graphic-properties draw:stroke="solid" svg:stroke-width="0.019cm" svg:stroke-color="#b3b3b3" draw:marker-start-width="0.3cm" draw:marker-start-center="false" draw:marker-end-width="0.3cm" draw:marker-end-center="false" draw:fill="solid" draw:fill-color="#000000" draw:opacity="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04" style:family="graphic">
      <style:graphic-properties draw:stroke="solid" svg:stroke-width="0.019cm" svg:stroke-color="#b3b3b3" draw:marker-start-width="0.3cm" draw:marker-start-center="false" draw:marker-end-width="0.3cm" draw:marker-end-center="false" draw:fill="solid" draw:fill-color="#000000" draw:opacity="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05" style:family="graphic">
      <style:graphic-properties draw:stroke="solid" svg:stroke-width="0.03cm" svg:stroke-color="#000000" draw:marker-start-width="0.3cm" draw:marker-start-center="false" draw:marker-end-width="0.3cm" draw:marker-end-center="false" draw:fill="solid" draw:fill-color="#000000" draw:opacity="0%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06" style:family="graphic">
      <style:graphic-properties draw:stroke="solid" svg:stroke-width="0.03cm" svg:stroke-color="#000000" draw:marker-start-width="0.318cm" draw:marker-start-center="false" draw:marker-end-width="0.318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10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54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8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109" style:family="graphic">
      <style:graphic-properties draw:stroke="solid" svg:stroke-width="0.019cm" svg:stroke-color="#b3b3b3" draw:marker-start-width="0.229cm" draw:marker-start-center="false" draw:marker-end-width="0.229cm" draw:marker-end-center="false" draw:fill="solid" draw:fill-color="#80808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0" style:family="graphic">
      <style:graphic-properties draw:stroke="solid" draw:stroke-dash="Dashed_20__28_var_29__20_161" svg:stroke-width="0.019cm" svg:stroke-color="#000000" draw:marker-start-width="0.33cm" draw:marker-start-center="false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1" style:family="graphic">
      <style:graphic-properties draw:stroke="solid" draw:stroke-dash="Dashed_20__28_var_29__20_162" svg:stroke-width="0.019cm" svg:stroke-color="#000000" draw:marker-start-width="0.33cm" draw:marker-start-center="false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2" style:family="graphic">
      <style:graphic-properties draw:stroke="none" svg:stroke-width="0.019cm" svg:stroke-color="#b3b3b3" draw:marker-start-width="0.33cm" draw:marker-start-center="false" draw:marker-end-width="0.33cm" draw:marker-end-center="false" draw:fill="none" draw:fill-color="#808080" draw:auto-grow-width="true" fo:min-height="0.476cm" fo:min-width="0.272cm" draw:shadow="hidden" draw:shadow-offset-x="0.3cm" draw:shadow-offset-y="0.3cm" draw:shadow-color="#808080" style:run-through="foreground"/>
    </style:style>
    <style:style style:name="gr113" style:family="graphic">
      <style:graphic-properties draw:stroke="none" svg:stroke-width="0.019cm" svg:stroke-color="#b3b3b3" draw:marker-start-width="0.33cm" draw:marker-start-center="false" draw:marker-end-width="0.33cm" draw:marker-end-center="false" draw:fill="none" draw:fill-color="#808080" draw:auto-grow-width="true" fo:min-height="0.476cm" fo:min-width="0.303cm" draw:shadow="hidden" draw:shadow-offset-x="0.3cm" draw:shadow-offset-y="0.3cm" draw:shadow-color="#808080" style:run-through="foreground"/>
    </style:style>
    <style:style style:name="gr114" style:family="graphic">
      <style:graphic-properties draw:stroke="solid" draw:stroke-dash="Dashed_20__28_var_29__20_163" svg:stroke-width="0.019cm" svg:stroke-color="#000000" draw:marker-start-width="0.33cm" draw:marker-start-center="false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5" style:family="graphic">
      <style:graphic-properties draw:stroke="solid" draw:stroke-dash="Dashed_20__28_var_29__20_164" svg:stroke-width="0.019cm" svg:stroke-color="#000000" draw:marker-start-width="0.33cm" draw:marker-start-center="false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6" style:family="graphic">
      <style:graphic-properties draw:stroke="solid" draw:stroke-dash="Dashed_20__28_var_29__20_165" svg:stroke-width="0.019cm" svg:stroke-color="#000000" draw:marker-start-width="0.33cm" draw:marker-start-center="false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7" style:family="graphic">
      <style:graphic-properties draw:stroke="solid" draw:stroke-dash="Dashed_20__28_var_29__20_166" svg:stroke-width="0.019cm" svg:stroke-color="#000000" draw:marker-start-width="0.33cm" draw:marker-start-center="false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8" style:family="graphic">
      <style:graphic-properties draw:stroke="none" svg:stroke-width="0cm" svg:stroke-color="#b3b3b3" draw:marker-start-width="0.3cm" draw:marker-start-center="false" draw:marker-end-width="0.3cm" draw:marker-end-center="false" draw:fill="solid" draw:fill-color="#ffffff" draw:textarea-horizontal-align="center" draw:textarea-vertical-align="middle" draw:shadow="hidden" draw:shadow-offset-x="0.3cm" draw:shadow-offset-y="0.3cm" draw:shadow-color="#808080" style:run-through="foreground"/>
    </style:style>
    <style:style style:name="gr119" style:family="graphic">
      <style:graphic-properties draw:stroke="solid" svg:stroke-width="0cm" svg:stroke-color="#b3b3b3" draw:marker-start-width="0.3cm" draw:marker-start-center="false" draw:marker-end-width="0.3cm" draw:marker-end-center="false" draw:fill="solid" draw:fill-color="#b3b3b3" draw:textarea-horizontal-align="center" draw:textarea-vertical-align="middle" draw:shadow="hidden" draw:shadow-offset-x="0.3cm" draw:shadow-offset-y="0.3cm" draw:shadow-color="#808080" style:run-through="foreground"/>
    </style:style>
    <style:style style:name="gr120" style:family="graphic">
      <style:graphic-properties draw:stroke="none" svg:stroke-width="0.019cm" svg:stroke-color="#b3b3b3" draw:marker-start-width="0.33cm" draw:marker-start-center="false" draw:marker-end-width="0.33cm" draw:marker-end-center="false" draw:fill="none" draw:fill-color="#ffffff" fo:min-height="0.415cm" draw:shadow="hidden" draw:shadow-offset-x="0.3cm" draw:shadow-offset-y="0.3cm" draw:shadow-color="#808080" style:run-through="foreground"/>
    </style:style>
    <style:style style:name="gr121" style:family="graphic">
      <style:graphic-properties draw:stroke="solid" svg:stroke-width="0cm" svg:stroke-color="#b3b3b3" draw:marker-start-width="0.3cm" draw:marker-start-center="false" draw:marker-end-width="0.3cm" draw:marker-end-center="false" draw:fill="solid" draw:fill-color="#ffffff" draw:textarea-horizontal-align="center" draw:textarea-vertical-align="middle" draw:shadow="hidden" draw:shadow-offset-x="0.3cm" draw:shadow-offset-y="0.3cm" draw:shadow-color="#808080" style:run-through="foreground"/>
    </style:style>
    <style:style style:name="gr122" style:family="graphic">
      <style:graphic-properties draw:stroke="solid" svg:stroke-width="0.019cm" svg:stroke-color="#b3b3b3" draw:marker-start-width="0.229cm" draw:marker-start-center="false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3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12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7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28" style:family="graphic">
      <style:graphic-properties draw:stroke="none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2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0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5">
        <text:section text:style-name="Sect2" text:name="Section8">
          <text:list xml:id="list669308189" text:style-name="Num_5f_Exo">
            <text:list-item>
              <text:h text:style-name="P55" text:outline-level="1"><text:soft-page-break/> <text:span text:style-name="T34">Dans chaque cas, construis le point D, symétrique du point A par rapport au point C, puis le point E symétrique du point C par rapport à B.</text:span></text:h>
            </text:list-item>
          </text:list>
          <table:table table:name="Tableau1" table:style-name="Tableau1">
            <table:table-column table:style-name="Tableau1.A"/>
            <table:table-column table:style-name="Tableau1.B"/>
            <table:table-row table:style-name="Tableau1.1">
              <table:table-cell table:style-name="Tableau1.A1" office:value-type="string">
                <text:p text:style-name="P37"><text:span text:style-name="_5f_Numéros_20_exercices_20_livret"><text:span text:style-name="T12"><draw:g text:anchor-type="as-char" svg:y="0cm" draw:z-index="19" draw:name="Forme7" draw:style-name="gr108"><draw:rect draw:style-name="gr119" draw:text-style-name="P130" svg:width="0.5cm" svg:height="0.5cm" svg:x="0cm" svg:y="0cm"><text:p text:style-name="P123"><text:span text:style-name="T56">a.</text:span></text:p></draw:rect><draw:frame draw:style-name="gr120" draw:text-style-name="P116" svg:width="0.271cm" svg:height="0.415cm" svg:x="2.104cm" svg:y="1.041cm"><draw:text-box><text:p text:style-name="P96"><text:span text:style-name="T49">C</text:span></text:p></draw:text-box></draw:frame><draw:frame draw:style-name="gr120" draw:text-style-name="P116" svg:width="0.271cm" svg:height="0.415cm" svg:x="0.67cm" svg:y="2.559cm"><draw:text-box><text:p text:style-name="P96"><text:span text:style-name="T49">A</text:span></text:p></draw:text-box></draw:frame><draw:frame draw:style-name="gr120" draw:text-style-name="P116" svg:width="0.272cm" svg:height="0.415cm" svg:x="2.589cm" svg:y="2.586cm"><draw:text-box><text:p text:style-name="P96"><text:span text:style-name="T49">B</text:span></text:p></draw:text-box></draw:frame><draw:line draw:style-name="gr40" draw:text-style-name="P131" svg:x1="0cm" svg:y1="4.001cm" svg:x2="4.001cm" svg:y2="4.001cm"><text:p/></draw:line><draw:line draw:style-name="gr40" draw:text-style-name="P131" svg:x1="0cm" svg:y1="3.5cm" svg:x2="4.001cm" svg:y2="3.5cm"><text:p/></draw:line><draw:line draw:style-name="gr40" draw:text-style-name="P131" svg:x1="0cm" svg:y1="3cm" svg:x2="4.001cm" svg:y2="3cm"><text:p/></draw:line><draw:line draw:style-name="gr40" draw:text-style-name="P131" svg:x1="0cm" svg:y1="2.499cm" svg:x2="4.001cm" svg:y2="2.499cm"><text:p/></draw:line><draw:line draw:style-name="gr40" draw:text-style-name="P131" svg:x1="0cm" svg:y1="2cm" svg:x2="4.001cm" svg:y2="2cm"><text:p/></draw:line><draw:line draw:style-name="gr40" draw:text-style-name="P131" svg:x1="0cm" svg:y1="1.499cm" svg:x2="4.001cm" svg:y2="1.499cm"><text:p/></draw:line><draw:line draw:style-name="gr40" draw:text-style-name="P131" svg:x1="0cm" svg:y1="1cm" svg:x2="4.001cm" svg:y2="1cm"><text:p/></draw:line><draw:line draw:style-name="gr40" draw:text-style-name="P131" svg:x1="0cm" svg:y1="0.499cm" svg:x2="4.001cm" svg:y2="0.499cm"><text:p/></draw:line><draw:line draw:style-name="gr40" draw:text-style-name="P131" svg:x1="0cm" svg:y1="0cm" svg:x2="4.001cm" svg:y2="0cm"><text:p/></draw:line><draw:line draw:style-name="gr40" draw:text-style-name="P131" svg:x1="4.001cm" svg:y1="4.001cm" svg:x2="4.001cm" svg:y2="0cm"><text:p/></draw:line><draw:line draw:style-name="gr40" draw:text-style-name="P131" svg:x1="3.5cm" svg:y1="4.001cm" svg:x2="3.5cm" svg:y2="0cm"><text:p/></draw:line><draw:line draw:style-name="gr40" draw:text-style-name="P131" svg:x1="3cm" svg:y1="4.001cm" svg:x2="3cm" svg:y2="0cm"><text:p/></draw:line><draw:line draw:style-name="gr40" draw:text-style-name="P131" svg:x1="2.499cm" svg:y1="4.001cm" svg:x2="2.499cm" svg:y2="0cm"><text:p/></draw:line><draw:line draw:style-name="gr40" draw:text-style-name="P131" svg:x1="2cm" svg:y1="4.001cm" svg:x2="2cm" svg:y2="0cm"><text:p/></draw:line><draw:line draw:style-name="gr40" draw:text-style-name="P131" svg:x1="1.499cm" svg:y1="4.001cm" svg:x2="1.499cm" svg:y2="0cm"><text:p/></draw:line><draw:line draw:style-name="gr40" draw:text-style-name="P131" svg:x1="1cm" svg:y1="4.001cm" svg:x2="1cm" svg:y2="0cm"><text:p/></draw:line><draw:line draw:style-name="gr40" draw:text-style-name="P131" svg:x1="0.499cm" svg:y1="4.001cm" svg:x2="0.499cm" svg:y2="0cm"><text:p/></draw:line><draw:line draw:style-name="gr40" draw:text-style-name="P131" svg:x1="0cm" svg:y1="4.001cm" svg:x2="0cm" svg:y2="0cm"><text:p/></draw:line><draw:line draw:style-name="gr35" draw:text-style-name="P131" svg:x1="1.9cm" svg:y1="1.401cm" svg:x2="2.101cm" svg:y2="1.6cm"><text:p/></draw:line><draw:line draw:style-name="gr35" draw:text-style-name="P131" svg:x1="1.9cm" svg:y1="1.6cm" svg:x2="2.101cm" svg:y2="1.401cm"><text:p/></draw:line><draw:line draw:style-name="gr35" draw:text-style-name="P131" svg:x1="2.401cm" svg:y1="2.401cm" svg:x2="2.6cm" svg:y2="2.6cm"><text:p/></draw:line><draw:line draw:style-name="gr35" draw:text-style-name="P131" svg:x1="2.401cm" svg:y1="2.6cm" svg:x2="2.6cm" svg:y2="2.401cm"><text:p/></draw:line><draw:line draw:style-name="gr35" draw:text-style-name="P131" svg:x1="0.9cm" svg:y1="2.401cm" svg:x2="1.101cm" svg:y2="2.6cm"><text:p/></draw:line><draw:line draw:style-name="gr35" draw:text-style-name="P131" svg:x1="0.9cm" svg:y1="2.6cm" svg:x2="1.101cm" svg:y2="2.401cm"><text:p/></draw:line><draw:rect draw:style-name="gr119" draw:text-style-name="P130" svg:width="0.5cm" svg:height="0.5cm" svg:x="0cm" svg:y="0cm"><text:p text:style-name="P123"><text:span text:style-name="T56">a.</text:span></text:p></draw:rect><draw:frame draw:style-name="gr120" draw:text-style-name="P116" svg:width="0.271cm" svg:height="0.415cm" svg:x="2.104cm" svg:y="1.041cm"><draw:text-box><text:p text:style-name="P96"><text:span text:style-name="T49">C</text:span></text:p></draw:text-box></draw:frame><draw:frame draw:style-name="gr120" draw:text-style-name="P116" svg:width="0.271cm" svg:height="0.415cm" svg:x="0.67cm" svg:y="2.559cm"><draw:text-box><text:p text:style-name="P96"><text:span text:style-name="T49">A</text:span></text:p></draw:text-box></draw:frame><draw:frame draw:style-name="gr120" draw:text-style-name="P116" svg:width="0.272cm" svg:height="0.415cm" svg:x="2.589cm" svg:y="2.586cm"><draw:text-box><text:p text:style-name="P96"><text:span text:style-name="T49">B</text:span></text:p></draw:text-box></draw:frame><draw:line draw:style-name="gr40" draw:text-style-name="P131" svg:x1="0cm" svg:y1="4.001cm" svg:x2="4.001cm" svg:y2="4.001cm"><text:p/></draw:line><draw:line draw:style-name="gr40" draw:text-style-name="P131" svg:x1="0cm" svg:y1="3.5cm" svg:x2="4.001cm" svg:y2="3.5cm"><text:p/></draw:line><draw:line draw:style-name="gr40" draw:text-style-name="P131" svg:x1="0cm" svg:y1="3cm" svg:x2="4.001cm" svg:y2="3cm"><text:p/></draw:line><draw:line draw:style-name="gr40" draw:text-style-name="P131" svg:x1="0cm" svg:y1="2.499cm" svg:x2="4.001cm" svg:y2="2.499cm"><text:p/></draw:line><draw:line draw:style-name="gr40" draw:text-style-name="P131" svg:x1="0cm" svg:y1="2cm" svg:x2="4.001cm" svg:y2="2cm"><text:p/></draw:line><draw:line draw:style-name="gr40" draw:text-style-name="P131" svg:x1="0cm" svg:y1="1.499cm" svg:x2="4.001cm" svg:y2="1.499cm"><text:p/></draw:line><draw:line draw:style-name="gr40" draw:text-style-name="P131" svg:x1="0cm" svg:y1="1cm" svg:x2="4.001cm" svg:y2="1cm"><text:p/></draw:line><draw:line draw:style-name="gr40" draw:text-style-name="P131" svg:x1="0cm" svg:y1="0.499cm" svg:x2="4.001cm" svg:y2="0.499cm"><text:p/></draw:line><draw:line draw:style-name="gr40" draw:text-style-name="P131" svg:x1="0cm" svg:y1="0cm" svg:x2="4.001cm" svg:y2="0cm"><text:p/></draw:line><draw:line draw:style-name="gr40" draw:text-style-name="P131" svg:x1="4.001cm" svg:y1="4.001cm" svg:x2="4.001cm" svg:y2="0cm"><text:p/></draw:line><draw:line draw:style-name="gr40" draw:text-style-name="P131" svg:x1="3.5cm" svg:y1="4.001cm" svg:x2="3.5cm" svg:y2="0cm"><text:p/></draw:line><draw:line draw:style-name="gr40" draw:text-style-name="P131" svg:x1="3cm" svg:y1="4.001cm" svg:x2="3cm" svg:y2="0cm"><text:p/></draw:line><draw:line draw:style-name="gr40" draw:text-style-name="P131" svg:x1="2.499cm" svg:y1="4.001cm" svg:x2="2.499cm" svg:y2="0cm"><text:p/></draw:line><draw:line draw:style-name="gr40" draw:text-style-name="P131" svg:x1="2cm" svg:y1="4.001cm" svg:x2="2cm" svg:y2="0cm"><text:p/></draw:line><draw:line draw:style-name="gr40" draw:text-style-name="P131" svg:x1="1.499cm" svg:y1="4.001cm" svg:x2="1.499cm" svg:y2="0cm"><text:p/></draw:line><draw:line draw:style-name="gr40" draw:text-style-name="P131" svg:x1="1cm" svg:y1="4.001cm" svg:x2="1cm" svg:y2="0cm"><text:p/></draw:line><draw:line draw:style-name="gr40" draw:text-style-name="P131" svg:x1="0.499cm" svg:y1="4.001cm" svg:x2="0.499cm" svg:y2="0cm"><text:p/></draw:line><draw:line draw:style-name="gr40" draw:text-style-name="P131" svg:x1="0cm" svg:y1="4.001cm" svg:x2="0cm" svg:y2="0cm"><text:p/></draw:line><draw:line draw:style-name="gr35" draw:text-style-name="P131" svg:x1="1.9cm" svg:y1="1.401cm" svg:x2="2.101cm" svg:y2="1.6cm"><text:p/></draw:line><draw:line draw:style-name="gr35" draw:text-style-name="P131" svg:x1="1.9cm" svg:y1="1.6cm" svg:x2="2.101cm" svg:y2="1.401cm"><text:p/></draw:line><draw:line draw:style-name="gr35" draw:text-style-name="P131" svg:x1="2.401cm" svg:y1="2.401cm" svg:x2="2.6cm" svg:y2="2.6cm"><text:p/></draw:line><draw:line draw:style-name="gr35" draw:text-style-name="P131" svg:x1="2.401cm" svg:y1="2.6cm" svg:x2="2.6cm" svg:y2="2.401cm"><text:p/></draw:line><draw:line draw:style-name="gr35" draw:text-style-name="P131" svg:x1="0.9cm" svg:y1="2.401cm" svg:x2="1.101cm" svg:y2="2.6cm"><text:p/></draw:line><draw:line draw:style-name="gr35" draw:text-style-name="P131" svg:x1="0.9cm" svg:y1="2.6cm" svg:x2="1.101cm" svg:y2="2.401cm"><text:p/></draw:line><draw:rect draw:style-name="gr121" draw:text-style-name="P129" svg:width="0.5cm" svg:height="0.5cm" svg:x="0cm" svg:y="0cm"><text:p text:style-name="P123"><text:span text:style-name="T55">a.</text:span></text:p></draw:rect><draw:frame draw:style-name="gr120" draw:text-style-name="P116" svg:width="0.271cm" svg:height="0.415cm" svg:x="2.104cm" svg:y="1.041cm"><draw:text-box><text:p text:style-name="P96"><text:span text:style-name="T49">C</text:span></text:p></draw:text-box></draw:frame><draw:frame draw:style-name="gr120" draw:text-style-name="P116" svg:width="0.271cm" svg:height="0.415cm" svg:x="0.67cm" svg:y="2.559cm"><draw:text-box><text:p text:style-name="P96"><text:span text:style-name="T49">A</text:span></text:p></draw:text-box></draw:frame><draw:frame draw:style-name="gr120" draw:text-style-name="P116" svg:width="0.272cm" svg:height="0.415cm" svg:x="2.589cm" svg:y="2.586cm"><draw:text-box><text:p text:style-name="P96"><text:span text:style-name="T49">B</text:span></text:p></draw:text-box></draw:frame><draw:line draw:style-name="gr122" draw:text-style-name="P132" svg:x1="0cm" svg:y1="4.001cm" svg:x2="4.001cm" svg:y2="4.001cm"><text:p/></draw:line><draw:line draw:style-name="gr122" draw:text-style-name="P132" svg:x1="0cm" svg:y1="3.5cm" svg:x2="4.001cm" svg:y2="3.5cm"><text:p/></draw:line><draw:line draw:style-name="gr122" draw:text-style-name="P132" svg:x1="0cm" svg:y1="3cm" svg:x2="4.001cm" svg:y2="3cm"><text:p/></draw:line><draw:line draw:style-name="gr122" draw:text-style-name="P132" svg:x1="0cm" svg:y1="2.499cm" svg:x2="4.001cm" svg:y2="2.499cm"><text:p/></draw:line><draw:line draw:style-name="gr122" draw:text-style-name="P132" svg:x1="0cm" svg:y1="2cm" svg:x2="4.001cm" svg:y2="2cm"><text:p/></draw:line><draw:line draw:style-name="gr122" draw:text-style-name="P132" svg:x1="0cm" svg:y1="1.499cm" svg:x2="4.001cm" svg:y2="1.499cm"><text:p/></draw:line><draw:line draw:style-name="gr122" draw:text-style-name="P132" svg:x1="0cm" svg:y1="1cm" svg:x2="4.001cm" svg:y2="1cm"><text:p/></draw:line><draw:line draw:style-name="gr122" draw:text-style-name="P132" svg:x1="0cm" svg:y1="0.499cm" svg:x2="4.001cm" svg:y2="0.499cm"><text:p/></draw:line><draw:line draw:style-name="gr122" draw:text-style-name="P132" svg:x1="0cm" svg:y1="0cm" svg:x2="4.001cm" svg:y2="0cm"><text:p/></draw:line><draw:line draw:style-name="gr122" draw:text-style-name="P132" svg:x1="4.001cm" svg:y1="4.001cm" svg:x2="4.001cm" svg:y2="0cm"><text:p/></draw:line><draw:line draw:style-name="gr122" draw:text-style-name="P132" svg:x1="3.5cm" svg:y1="4.001cm" svg:x2="3.5cm" svg:y2="0cm"><text:p/></draw:line><draw:line draw:style-name="gr122" draw:text-style-name="P132" svg:x1="3cm" svg:y1="4.001cm" svg:x2="3cm" svg:y2="0cm"><text:p/></draw:line><draw:line draw:style-name="gr122" draw:text-style-name="P132" svg:x1="2.499cm" svg:y1="4.001cm" svg:x2="2.499cm" svg:y2="0cm"><text:p/></draw:line><draw:line draw:style-name="gr122" draw:text-style-name="P132" svg:x1="2cm" svg:y1="4.001cm" svg:x2="2cm" svg:y2="0cm"><text:p/></draw:line><draw:line draw:style-name="gr122" draw:text-style-name="P132" svg:x1="1.499cm" svg:y1="4.001cm" svg:x2="1.499cm" svg:y2="0cm"><text:p/></draw:line><draw:line draw:style-name="gr122" draw:text-style-name="P132" svg:x1="1cm" svg:y1="4.001cm" svg:x2="1cm" svg:y2="0cm"><text:p/></draw:line><draw:line draw:style-name="gr122" draw:text-style-name="P132" svg:x1="0.499cm" svg:y1="4.001cm" svg:x2="0.499cm" svg:y2="0cm"><text:p/></draw:line><draw:line draw:style-name="gr122" draw:text-style-name="P132" svg:x1="0cm" svg:y1="4.001cm" svg:x2="0cm" svg:y2="0cm"><text:p/></draw:line><draw:line draw:style-name="gr123" draw:text-style-name="P132" svg:x1="1.9cm" svg:y1="1.401cm" svg:x2="2.101cm" svg:y2="1.6cm"><text:p/></draw:line><draw:line draw:style-name="gr123" draw:text-style-name="P132" svg:x1="1.9cm" svg:y1="1.6cm" svg:x2="2.101cm" svg:y2="1.401cm"><text:p/></draw:line><draw:line draw:style-name="gr123" draw:text-style-name="P132" svg:x1="2.401cm" svg:y1="2.401cm" svg:x2="2.6cm" svg:y2="2.6cm"><text:p/></draw:line><draw:line draw:style-name="gr123" draw:text-style-name="P132" svg:x1="2.401cm" svg:y1="2.6cm" svg:x2="2.6cm" svg:y2="2.401cm"><text:p/></draw:line><draw:line draw:style-name="gr123" draw:text-style-name="P132" svg:x1="0.9cm" svg:y1="2.401cm" svg:x2="1.101cm" svg:y2="2.6cm"><text:p/></draw:line><draw:line draw:style-name="gr123" draw:text-style-name="P132" svg:x1="0.9cm" svg:y1="2.6cm" svg:x2="1.101cm" svg:y2="2.401cm"><text:p/></draw:line></draw:g></text:span></text:span></text:p>
              </table:table-cell>
              <table:table-cell table:style-name="Tableau1.A1" office:value-type="string">
                <text:p text:style-name="P50"><draw:g text:anchor-type="as-char" svg:y="0cm" draw:z-index="20" draw:name="Forme8" draw:style-name="gr108"><draw:ellipse draw:style-name="gr109" draw:text-style-name="P126" svg:width="0.055cm" svg:height="0.05cm" svg:x="1.995cm" svg:y="0cm"><text:p/></draw:ellipse><draw:ellipse draw:style-name="gr109" draw:text-style-name="P126" svg:width="0.052cm" svg:height="0.05cm" svg:x="1.494cm" svg:y="0cm"><text:p/></draw:ellipse><draw:ellipse draw:style-name="gr109" draw:text-style-name="P126" svg:width="0.052cm" svg:height="0.055cm" svg:x="1.494cm" svg:y="0.499cm"><text:p/></draw:ellipse><draw:ellipse draw:style-name="gr109" draw:text-style-name="P126" svg:width="0.055cm" svg:height="0.052cm" svg:x="1.995cm" svg:y="0.997cm"><text:p/></draw:ellipse><draw:circle draw:style-name="gr109" draw:text-style-name="P126" svg:width="0.055cm" svg:height="0.055cm" svg:x="1.995cm" svg:y="0.499cm"><text:p/></draw:circle><draw:circle draw:style-name="gr109" draw:text-style-name="P126" svg:width="0.052cm" svg:height="0.052cm" svg:x="1.494cm" svg:y="0.997cm"><text:p/></draw:circle><draw:circle draw:style-name="gr109" draw:text-style-name="P126" svg:width="0.052cm" svg:height="0.052cm" svg:x="1.494cm" svg:y="1.494cm"><text:p/></draw:circle><draw:circle draw:style-name="gr109" draw:text-style-name="P126" svg:width="0.055cm" svg:height="0.055cm" svg:x="1.995cm" svg:y="1.993cm"><text:p/></draw:circle><draw:ellipse draw:style-name="gr109" draw:text-style-name="P126" svg:width="0.055cm" svg:height="0.052cm" svg:x="1.995cm" svg:y="1.494cm"><text:p/></draw:ellipse><draw:ellipse draw:style-name="gr109" draw:text-style-name="P126" svg:width="0.052cm" svg:height="0.055cm" svg:x="1.494cm" svg:y="1.993cm"><text:p/></draw:ellipse><draw:ellipse draw:style-name="gr109" draw:text-style-name="P126" svg:width="0.052cm" svg:height="0.054cm" svg:x="1.494cm" svg:y="2.491cm"><text:p/></draw:ellipse><draw:ellipse draw:style-name="gr109" draw:text-style-name="P126" svg:width="0.055cm" svg:height="0.05cm" svg:x="1.995cm" svg:y="2.99cm"><text:p/></draw:ellipse><draw:ellipse draw:style-name="gr109" draw:text-style-name="P126" svg:width="0.055cm" svg:height="0.054cm" svg:x="1.995cm" svg:y="2.491cm"><text:p/></draw:ellipse><draw:ellipse draw:style-name="gr109" draw:text-style-name="P126" svg:width="0.052cm" svg:height="0.05cm" svg:x="1.494cm" svg:y="2.99cm"><text:p/></draw:ellipse><draw:ellipse draw:style-name="gr109" draw:text-style-name="P126" svg:width="0.054cm" svg:height="0.05cm" svg:x="2.99cm" svg:y="0cm"><text:p/></draw:ellipse><draw:ellipse draw:style-name="gr109" draw:text-style-name="P126" svg:width="0.055cm" svg:height="0.05cm" svg:x="2.492cm" svg:y="0cm"><text:p/></draw:ellipse><draw:circle draw:style-name="gr109" draw:text-style-name="P126" svg:width="0.055cm" svg:height="0.055cm" svg:x="2.492cm" svg:y="0.499cm"><text:p/></draw:circle><draw:ellipse draw:style-name="gr109" draw:text-style-name="P126" svg:width="0.054cm" svg:height="0.052cm" svg:x="2.99cm" svg:y="0.997cm"><text:p/></draw:ellipse><draw:ellipse draw:style-name="gr109" draw:text-style-name="P126" svg:width="0.054cm" svg:height="0.055cm" svg:x="2.99cm" svg:y="0.499cm"><text:p/></draw:ellipse><draw:ellipse draw:style-name="gr109" draw:text-style-name="P126" svg:width="0.055cm" svg:height="0.052cm" svg:x="2.492cm" svg:y="0.997cm"><text:p/></draw:ellipse><draw:ellipse draw:style-name="gr109" draw:text-style-name="P126" svg:width="0.055cm" svg:height="0.052cm" svg:x="2.492cm" svg:y="1.494cm"><text:p/></draw:ellipse><draw:ellipse draw:style-name="gr109" draw:text-style-name="P126" svg:width="0.054cm" svg:height="0.055cm" svg:x="2.99cm" svg:y="1.993cm"><text:p/></draw:ellipse><draw:ellipse draw:style-name="gr109" draw:text-style-name="P126" svg:width="0.054cm" svg:height="0.052cm" svg:x="2.99cm" svg:y="1.494cm"><text:p/></draw:ellipse><draw:circle draw:style-name="gr109" draw:text-style-name="P126" svg:width="0.055cm" svg:height="0.055cm" svg:x="2.492cm" svg:y="1.993cm"><text:p/></draw:circle><draw:ellipse draw:style-name="gr109" draw:text-style-name="P126" svg:width="0.055cm" svg:height="0.054cm" svg:x="2.492cm" svg:y="2.491cm"><text:p/></draw:ellipse><draw:ellipse draw:style-name="gr109" draw:text-style-name="P126" svg:width="0.054cm" svg:height="0.05cm" svg:x="2.99cm" svg:y="2.99cm"><text:p/></draw:ellipse><draw:circle draw:style-name="gr109" draw:text-style-name="P126" svg:width="0.054cm" svg:height="0.054cm" svg:x="2.99cm" svg:y="2.491cm"><text:p/></draw:circle><draw:ellipse draw:style-name="gr109" draw:text-style-name="P126" svg:width="0.055cm" svg:height="0.05cm" svg:x="2.492cm" svg:y="2.99cm"><text:p/></draw:ellipse><draw:ellipse draw:style-name="gr109" draw:text-style-name="P126" svg:width="0.048cm" svg:height="0.05cm" svg:x="3.491cm" svg:y="0cm"><text:p/></draw:ellipse><draw:ellipse draw:style-name="gr109" draw:text-style-name="P126" svg:width="0.048cm" svg:height="0.055cm" svg:x="3.491cm" svg:y="0.499cm"><text:p/></draw:ellipse><draw:ellipse draw:style-name="gr109" draw:text-style-name="P126" svg:width="0.048cm" svg:height="0.052cm" svg:x="3.491cm" svg:y="0.997cm"><text:p/></draw:ellipse><draw:ellipse draw:style-name="gr109" draw:text-style-name="P126" svg:width="0.048cm" svg:height="0.052cm" svg:x="3.491cm" svg:y="1.494cm"><text:p/></draw:ellipse><draw:ellipse draw:style-name="gr109" draw:text-style-name="P126" svg:width="0.048cm" svg:height="0.055cm" svg:x="3.491cm" svg:y="1.993cm"><text:p/></draw:ellipse><draw:ellipse draw:style-name="gr109" draw:text-style-name="P126" svg:width="0.048cm" svg:height="0.054cm" svg:x="3.491cm" svg:y="2.491cm"><text:p/></draw:ellipse><draw:ellipse draw:style-name="gr109" draw:text-style-name="P126" svg:width="0.048cm" svg:height="0.05cm" svg:x="3.491cm" svg:y="2.99cm"><text:p/></draw:ellipse><draw:ellipse draw:style-name="gr109" draw:text-style-name="P126" svg:width="0.052cm" svg:height="0.05cm" svg:x="0cm" svg:y="0cm"><text:p/></draw:ellipse><draw:circle draw:style-name="gr109" draw:text-style-name="P126" svg:width="0.052cm" svg:height="0.052cm" svg:x="0cm" svg:y="0.997cm"><text:p/></draw:circle><draw:ellipse draw:style-name="gr109" draw:text-style-name="P126" svg:width="0.052cm" svg:height="0.055cm" svg:x="0cm" svg:y="0.499cm"><text:p/></draw:ellipse><draw:ellipse draw:style-name="gr109" draw:text-style-name="P126" svg:width="0.052cm" svg:height="0.055cm" svg:x="0cm" svg:y="1.993cm"><text:p/></draw:ellipse><draw:circle draw:style-name="gr109" draw:text-style-name="P126" svg:width="0.052cm" svg:height="0.052cm" svg:x="0cm" svg:y="1.494cm"><text:p/></draw:circle><draw:ellipse draw:style-name="gr109" draw:text-style-name="P126" svg:width="0.052cm" svg:height="0.05cm" svg:x="0cm" svg:y="2.99cm"><text:p/></draw:ellipse><draw:ellipse draw:style-name="gr109" draw:text-style-name="P126" svg:width="0.052cm" svg:height="0.054cm" svg:x="0cm" svg:y="2.491cm"><text:p/></draw:ellipse><draw:ellipse draw:style-name="gr109" draw:text-style-name="P126" svg:width="0.054cm" svg:height="0.05cm" svg:x="0.496cm" svg:y="1cm"><text:p/></draw:ellipse><draw:ellipse draw:style-name="gr109" draw:text-style-name="P126" svg:width="0.055cm" svg:height="0.05cm" svg:x="0.497cm" svg:y="0cm"><text:p/></draw:ellipse><draw:circle draw:style-name="gr109" draw:text-style-name="P126" svg:width="0.055cm" svg:height="0.055cm" svg:x="0.497cm" svg:y="0.499cm"><text:p/></draw:circle><draw:circle draw:style-name="gr109" draw:text-style-name="P126" svg:width="0.052cm" svg:height="0.052cm" svg:x="0.997cm" svg:y="0.997cm"><text:p/></draw:circle><draw:ellipse draw:style-name="gr109" draw:text-style-name="P126" svg:width="0.052cm" svg:height="0.055cm" svg:x="0.997cm" svg:y="0.499cm"><text:p/></draw:ellipse><draw:ellipse draw:style-name="gr109" draw:text-style-name="P126" svg:width="0.055cm" svg:height="0.052cm" svg:x="0.497cm" svg:y="0.997cm"><text:p/></draw:ellipse><draw:ellipse draw:style-name="gr109" draw:text-style-name="P126" svg:width="0.055cm" svg:height="0.052cm" svg:x="0.497cm" svg:y="1.494cm"><text:p/></draw:ellipse><draw:ellipse draw:style-name="gr109" draw:text-style-name="P126" svg:width="0.052cm" svg:height="0.055cm" svg:x="0.997cm" svg:y="1.993cm"><text:p/></draw:ellipse><draw:circle draw:style-name="gr109" draw:text-style-name="P126" svg:width="0.052cm" svg:height="0.052cm" svg:x="0.997cm" svg:y="1.494cm"><text:p/></draw:circle><draw:circle draw:style-name="gr109" draw:text-style-name="P126" svg:width="0.055cm" svg:height="0.055cm" svg:x="0.497cm" svg:y="1.993cm"><text:p/></draw:circle><draw:ellipse draw:style-name="gr109" draw:text-style-name="P126" svg:width="0.055cm" svg:height="0.054cm" svg:x="0.497cm" svg:y="2.491cm"><text:p/></draw:ellipse><draw:ellipse draw:style-name="gr109" draw:text-style-name="P126" svg:width="0.052cm" svg:height="0.05cm" svg:x="0.997cm" svg:y="2.99cm"><text:p/></draw:ellipse><draw:ellipse draw:style-name="gr109" draw:text-style-name="P126" svg:width="0.052cm" svg:height="0.054cm" svg:x="0.997cm" svg:y="2.491cm"><text:p/></draw:ellipse><draw:ellipse draw:style-name="gr109" draw:text-style-name="P126" svg:width="0.055cm" svg:height="0.05cm" svg:x="0.497cm" svg:y="2.99cm"><text:p/></draw:ellipse><draw:ellipse draw:style-name="gr109" draw:text-style-name="P126" svg:width="0.052cm" svg:height="0.055cm" svg:x="1.494cm" svg:y="3.487cm"><text:p/></draw:ellipse><draw:circle draw:style-name="gr109" draw:text-style-name="P126" svg:width="0.055cm" svg:height="0.055cm" svg:x="1.995cm" svg:y="3.487cm"><text:p/></draw:circle><draw:circle draw:style-name="gr109" draw:text-style-name="P126" svg:width="0.055cm" svg:height="0.055cm" svg:x="2.492cm" svg:y="3.487cm"><text:p/></draw:circle><draw:ellipse draw:style-name="gr109" draw:text-style-name="P126" svg:width="0.054cm" svg:height="0.055cm" svg:x="2.99cm" svg:y="3.487cm"><text:p/></draw:ellipse><draw:ellipse draw:style-name="gr109" draw:text-style-name="P126" svg:width="0.048cm" svg:height="0.055cm" svg:x="3.491cm" svg:y="3.487cm"><text:p/></draw:ellipse><draw:ellipse draw:style-name="gr109" draw:text-style-name="P126" svg:width="0.052cm" svg:height="0.055cm" svg:x="0cm" svg:y="3.487cm"><text:p/></draw:ellipse><draw:circle draw:style-name="gr109" draw:text-style-name="P126" svg:width="0.055cm" svg:height="0.055cm" svg:x="0.497cm" svg:y="3.487cm"><text:p/></draw:circle><draw:ellipse draw:style-name="gr109" draw:text-style-name="P126" svg:width="0.052cm" svg:height="0.055cm" svg:x="0.997cm" svg:y="3.487cm"><text:p/></draw:ellipse><draw:g draw:style-name="gr3"><draw:line draw:style-name="gr110" draw:text-style-name="P127" svg:x1="0.42cm" svg:y1="1.425cm" svg:x2="0.619cm" svg:y2="1.624cm"><text:p/></draw:line><draw:line draw:style-name="gr111" draw:text-style-name="P127" svg:x1="0.42cm" svg:y1="1.624cm" svg:x2="0.619cm" svg:y2="1.425cm"><text:p/></draw:line></draw:g><draw:frame draw:style-name="gr112" draw:text-style-name="P128" svg:width="0.272cm" svg:height="0.477cm" svg:x="0.139cm" svg:y="1.076cm"><draw:text-box><text:p text:style-name="P96"><text:span text:style-name="T54">A</text:span></text:p></draw:text-box></draw:frame><draw:frame draw:style-name="gr112" draw:text-style-name="P128" svg:width="0.272cm" svg:height="0.477cm" svg:x="2.633cm" svg:y="2.06cm"><draw:text-box><text:p text:style-name="P96"><text:span text:style-name="T54">B</text:span></text:p></draw:text-box></draw:frame><draw:frame draw:style-name="gr113" draw:text-style-name="P128" svg:width="0.304cm" svg:height="0.477cm" svg:x="2.134cm" svg:y="0.589cm"><draw:text-box><text:p text:style-name="P96"><text:span text:style-name="T54">C</text:span></text:p></draw:text-box></draw:frame><draw:circle draw:style-name="gr109" draw:text-style-name="P126" svg:width="0.052cm" svg:height="0.052cm" svg:x="0.997cm" svg:y="0cm"><text:p/></draw:circle><draw:ellipse draw:style-name="gr109" draw:text-style-name="P126" svg:width="0.048cm" svg:height="0.05cm" svg:x="3.99cm" svg:y="0cm"><text:p/></draw:ellipse><draw:ellipse draw:style-name="gr109" draw:text-style-name="P126" svg:width="0.048cm" svg:height="0.055cm" svg:x="3.99cm" svg:y="0.499cm"><text:p/></draw:ellipse><draw:ellipse draw:style-name="gr109" draw:text-style-name="P126" svg:width="0.048cm" svg:height="0.052cm" svg:x="3.99cm" svg:y="0.997cm"><text:p/></draw:ellipse><draw:ellipse draw:style-name="gr109" draw:text-style-name="P126" svg:width="0.048cm" svg:height="0.052cm" svg:x="3.99cm" svg:y="1.494cm"><text:p/></draw:ellipse><draw:ellipse draw:style-name="gr109" draw:text-style-name="P126" svg:width="0.048cm" svg:height="0.055cm" svg:x="3.99cm" svg:y="1.993cm"><text:p/></draw:ellipse><draw:ellipse draw:style-name="gr109" draw:text-style-name="P126" svg:width="0.048cm" svg:height="0.054cm" svg:x="3.99cm" svg:y="2.491cm"><text:p/></draw:ellipse><draw:ellipse draw:style-name="gr109" draw:text-style-name="P126" svg:width="0.048cm" svg:height="0.05cm" svg:x="3.99cm" svg:y="2.99cm"><text:p/></draw:ellipse><draw:ellipse draw:style-name="gr109" draw:text-style-name="P126" svg:width="0.048cm" svg:height="0.055cm" svg:x="3.99cm" svg:y="3.487cm"><text:p/></draw:ellipse><draw:ellipse draw:style-name="gr109" draw:text-style-name="P126" svg:width="0.052cm" svg:height="0.055cm" svg:x="1.494cm" svg:y="3.988cm"><text:p/></draw:ellipse><draw:circle draw:style-name="gr109" draw:text-style-name="P126" svg:width="0.055cm" svg:height="0.055cm" svg:x="1.995cm" svg:y="3.988cm"><text:p/></draw:circle><draw:circle draw:style-name="gr109" draw:text-style-name="P126" svg:width="0.055cm" svg:height="0.055cm" svg:x="2.492cm" svg:y="3.988cm"><text:p/></draw:circle><draw:ellipse draw:style-name="gr109" draw:text-style-name="P126" svg:width="0.054cm" svg:height="0.055cm" svg:x="2.99cm" svg:y="3.988cm"><text:p/></draw:ellipse><draw:ellipse draw:style-name="gr109" draw:text-style-name="P126" svg:width="0.048cm" svg:height="0.055cm" svg:x="3.491cm" svg:y="3.988cm"><text:p/></draw:ellipse><draw:ellipse draw:style-name="gr109" draw:text-style-name="P126" svg:width="0.052cm" svg:height="0.055cm" svg:x="0cm" svg:y="3.988cm"><text:p/></draw:ellipse><draw:circle draw:style-name="gr109" draw:text-style-name="P126" svg:width="0.055cm" svg:height="0.055cm" svg:x="0.497cm" svg:y="3.988cm"><text:p/></draw:circle><draw:ellipse draw:style-name="gr109" draw:text-style-name="P126" svg:width="0.052cm" svg:height="0.055cm" svg:x="0.997cm" svg:y="3.988cm"><text:p/></draw:ellipse><draw:ellipse draw:style-name="gr109" draw:text-style-name="P126" svg:width="0.048cm" svg:height="0.055cm" svg:x="3.99cm" svg:y="3.988cm"><text:p/></draw:ellipse><draw:g draw:style-name="gr3"><draw:line draw:style-name="gr114" draw:text-style-name="P127" svg:x1="2.422cm" svg:y1="2.415cm" svg:x2="2.621cm" svg:y2="2.616cm"><text:p/></draw:line><draw:line draw:style-name="gr115" draw:text-style-name="P127" svg:x1="2.422cm" svg:y1="2.616cm" svg:x2="2.621cm" svg:y2="2.415cm"><text:p/></draw:line></draw:g><draw:g draw:style-name="gr3"><draw:line draw:style-name="gr116" draw:text-style-name="P127" svg:x1="1.919cm" svg:y1="0.928cm" svg:x2="2.118cm" svg:y2="1.126cm"><text:p/></draw:line><draw:line draw:style-name="gr117" draw:text-style-name="P127" svg:x1="1.919cm" svg:y1="1.126cm" svg:x2="2.118cm" svg:y2="0.928cm"><text:p/></draw:line></draw:g><draw:rect draw:style-name="gr118" draw:text-style-name="P129" svg:width="0.5cm" svg:height="0.5cm" svg:x="0.019cm" svg:y="0.021cm"><text:p text:style-name="P123"><text:span text:style-name="T55">b.</text:span></text:p></draw:rect></draw:g></text:p>
              </table:table-cell>
            </table:table-row>
          </table:table>
          <text:list xml:id="list95452617318418" text:continue-numbering="true" text:style-name="Num_5f_Exo">
            <text:list-item>
              <text:h text:style-name="P57" text:outline-level="1"> <text:span text:style-name="T39">Construis le symétrique de chaque chiffre par rapport au point </text:span><text:span text:style-name="T29">O</text:span><text:span text:style-name="T39">.</text:span></text:h>
            </text:list-item>
          </text:list>
          <text:p text:style-name="P44"><draw:g text:anchor-type="paragraph" draw:z-index="31" draw:name="Forme9" draw:style-name="gr20"><draw:line draw:style-name="gr40" draw:text-style-name="P105" svg:x1="0cm" svg:y1="4.004cm" svg:x2="8.999cm" svg:y2="4.004cm"><text:p/></draw:line><draw:line draw:style-name="gr40" draw:text-style-name="P105" svg:x1="0cm" svg:y1="3.503cm" svg:x2="8.999cm" svg:y2="3.503cm"><text:p/></draw:line><draw:line draw:style-name="gr40" draw:text-style-name="P105" svg:x1="0cm" svg:y1="3.002cm" svg:x2="8.999cm" svg:y2="3.002cm"><text:p/></draw:line><draw:line draw:style-name="gr40" draw:text-style-name="P105" svg:x1="0cm" svg:y1="2.501cm" svg:x2="8.999cm" svg:y2="2.501cm"><text:p/></draw:line><draw:line draw:style-name="gr40" draw:text-style-name="P105" svg:x1="0cm" svg:y1="2cm" svg:x2="8.999cm" svg:y2="2cm"><text:p/></draw:line><draw:frame draw:style-name="gr41" draw:text-style-name="P106" svg:width="0.269cm" svg:height="0.415cm" svg:x="4.6cm" svg:y="1.561cm"><draw:text-box><text:p text:style-name="P96"><text:span text:style-name="T47">O</text:span></text:p></draw:text-box></draw:frame><draw:line draw:style-name="gr40" draw:text-style-name="P105" svg:x1="0cm" svg:y1="1.501cm" svg:x2="8.999cm" svg:y2="1.501cm"><text:p/></draw:line><draw:line draw:style-name="gr40" draw:text-style-name="P105" svg:x1="0cm" svg:y1="1.001cm" svg:x2="8.999cm" svg:y2="1.001cm"><text:p/></draw:line><draw:line draw:style-name="gr40" draw:text-style-name="P105" svg:x1="0cm" svg:y1="0.499cm" svg:x2="8.999cm" svg:y2="0.499cm"><text:p/></draw:line><draw:line draw:style-name="gr40" draw:text-style-name="P105" svg:x1="0cm" svg:y1="0.001cm" svg:x2="8.999cm" svg:y2="0.001cm"><text:p/></draw:line><draw:line draw:style-name="gr40" draw:text-style-name="P105" svg:x1="4.001cm" svg:y1="4.002cm" svg:x2="4.001cm" svg:y2="0.001cm"><text:p/></draw:line><draw:line draw:style-name="gr40" draw:text-style-name="P105" svg:x1="3.5cm" svg:y1="4.002cm" svg:x2="3.5cm" svg:y2="0.001cm"><text:p/></draw:line><draw:line draw:style-name="gr40" draw:text-style-name="P105" svg:x1="3cm" svg:y1="4.002cm" svg:x2="3cm" svg:y2="0.001cm"><text:p/></draw:line><draw:line draw:style-name="gr40" draw:text-style-name="P105" svg:x1="2.499cm" svg:y1="4.002cm" svg:x2="2.499cm" svg:y2="0.001cm"><text:p/></draw:line><draw:line draw:style-name="gr40" draw:text-style-name="P105" svg:x1="2cm" svg:y1="4.002cm" svg:x2="2cm" svg:y2="0.001cm"><text:p/></draw:line><draw:line draw:style-name="gr40" draw:text-style-name="P105" svg:x1="1.499cm" svg:y1="4.002cm" svg:x2="1.499cm" svg:y2="0.001cm"><text:p/></draw:line><draw:line draw:style-name="gr40" draw:text-style-name="P105" svg:x1="1cm" svg:y1="4.002cm" svg:x2="1cm" svg:y2="0.001cm"><text:p/></draw:line><draw:line draw:style-name="gr40" draw:text-style-name="P105" svg:x1="0.499cm" svg:y1="4.002cm" svg:x2="0.499cm" svg:y2="0.001cm"><text:p/></draw:line><draw:line draw:style-name="gr40" draw:text-style-name="P105" svg:x1="0cm" svg:y1="4.002cm" svg:x2="0cm" svg:y2="0.001cm"><text:p/></draw:line><draw:line draw:style-name="gr40" draw:text-style-name="P105" svg:x1="8.5cm" svg:y1="4.002cm" svg:x2="8.5cm" svg:y2="0.001cm"><text:p/></draw:line><draw:line draw:style-name="gr40" draw:text-style-name="P105" svg:x1="7.999cm" svg:y1="4.002cm" svg:x2="7.999cm" svg:y2="0.001cm"><text:p/></draw:line><draw:line draw:style-name="gr40" draw:text-style-name="P105" svg:x1="7.5cm" svg:y1="4.002cm" svg:x2="7.5cm" svg:y2="0.001cm"><text:p/></draw:line><draw:line draw:style-name="gr40" draw:text-style-name="P105" svg:x1="7.001cm" svg:y1="4.002cm" svg:x2="7.001cm" svg:y2="0.001cm"><text:p/></draw:line><draw:line draw:style-name="gr40" draw:text-style-name="P105" svg:x1="6.5cm" svg:y1="4.002cm" svg:x2="6.5cm" svg:y2="0.001cm"><text:p/></draw:line><draw:line draw:style-name="gr40" draw:text-style-name="P105" svg:x1="6.001cm" svg:y1="4.002cm" svg:x2="6.001cm" svg:y2="0.001cm"><text:p/></draw:line><draw:line draw:style-name="gr40" draw:text-style-name="P105" svg:x1="5.5cm" svg:y1="4.002cm" svg:x2="5.5cm" svg:y2="0.001cm"><text:p/></draw:line><draw:line draw:style-name="gr40" draw:text-style-name="P105" svg:x1="5.001cm" svg:y1="4.002cm" svg:x2="5.001cm" svg:y2="0.001cm"><text:p/></draw:line><draw:line draw:style-name="gr40" draw:text-style-name="P105" svg:x1="4.5cm" svg:y1="4.002cm" svg:x2="4.5cm" svg:y2="0.001cm"><text:p/></draw:line><draw:line draw:style-name="gr29" draw:text-style-name="P105" svg:x1="4.399cm" svg:y1="1.903cm" svg:x2="4.6cm" svg:y2="2.104cm"><text:p/></draw:line><draw:line draw:style-name="gr29" draw:text-style-name="P105" svg:x1="4.399cm" svg:y1="2.104cm" svg:x2="4.6cm" svg:y2="1.903cm"><text:p/></draw:line><draw:line draw:style-name="gr40" draw:text-style-name="P105" svg:x1="8.999cm" svg:y1="4.002cm" svg:x2="8.999cm" svg:y2="0.001cm"><text:p/></draw:line><draw:polyline draw:style-name="gr42" draw:text-style-name="P107" svg:width="0.498cm" svg:height="0.999cm" svg:x="0cm" svg:y="0.001cm" svg:viewBox="0 0 499 1000" draw:points="0,499 499,0 499,1000"><text:p/></draw:polyline><draw:polyline draw:style-name="gr31" draw:text-style-name="P107" svg:width="0.498cm" svg:height="0.999cm" svg:x="1cm" svg:y="1.501cm" svg:viewBox="0 0 499 1000" draw:points="499,0 0,0 0,1000 499,1000 499,501 0,501"><text:p/></draw:polyline><draw:polyline draw:style-name="gr42" draw:text-style-name="P107" svg:width="0.999cm" svg:height="1.999cm" svg:x="3.5cm" svg:y="0.001cm" svg:viewBox="0 0 1000 2000" draw:points="0,2000 1000,0 0,0 1000,0 501,1000 0,1000 1000,1000"><text:p/></draw:polyline><draw:polyline draw:style-name="gr42" draw:text-style-name="P107" svg:width="0.498cm" svg:height="0.999cm" svg:x="6.001cm" svg:y="2cm" svg:viewBox="0 0 499 1000" draw:points="0,0 0,499 499,499 499,250 499,1000"><text:p/></draw:polyline><draw:polyline draw:style-name="gr42" draw:text-style-name="P107" svg:width="0.5cm" svg:height="0.999cm" svg:x="6.5cm" svg:y="0.499cm" svg:viewBox="0 0 501 1000" draw:points="0,1000 501,1000 501,0 0,0 501,0 501,501 0,501"><text:p/></draw:polyline><draw:polyline draw:style-name="gr42" draw:text-style-name="P107" svg:width="0.997cm" svg:height="0.999cm" svg:x="7.001cm" svg:y="3.002cm" svg:viewBox="0 0 998 1000" draw:points="0,0 998,0 998,499 0,499 0,1000 998,1000"><text:p/></draw:polyline></draw:g></text:p>
          <text:p text:style-name="P44"/>
          <text:p text:style-name="P44"/>
          <text:p text:style-name="P34"/>
          <text:p text:style-name="P44"/>
          <text:p text:style-name="P44"/>
          <text:p text:style-name="P30"/>
          <text:list xml:id="list95453457838930" text:continue-numbering="true" text:style-name="Num_5f_Exo">
            <text:list-item>
              <text:h text:style-name="P58" text:outline-level="1"><text:span text:style-name="T30"> </text:span><text:span text:style-name="T38">Construis le symétrique de chaque figure par rapport au point O.</text:span></text:h>
            </text:list-item>
          </text:list>
          <text:list xml:id="list1151075432" text:style-name="liste_5f_abc">
            <text:list-item>
              <text:p text:style-name="P68"><draw:g text:anchor-type="paragraph" draw:z-index="32" draw:name="Forme12" draw:style-name="gr20"><draw:g draw:style-name="gr3"><draw:line draw:style-name="gr35" draw:text-style-name="P101" svg:x1="2.837cm" svg:y1="0.048cm" svg:x2="2.837cm" svg:y2="6.062cm"><text:p/></draw:line><draw:line draw:style-name="gr35" draw:text-style-name="P101" svg:x1="3.337cm" svg:y1="0.048cm" svg:x2="3.337cm" svg:y2="6.062cm"><text:p/></draw:line><draw:line draw:style-name="gr35" draw:text-style-name="P101" svg:x1="3.839cm" svg:y1="0.048cm" svg:x2="3.839cm" svg:y2="6.062cm"><text:p/></draw:line><draw:line draw:style-name="gr35" draw:text-style-name="P101" svg:x1="4.339cm" svg:y1="0.048cm" svg:x2="4.339cm" svg:y2="6.062cm"><text:p/></draw:line><draw:line draw:style-name="gr35" draw:text-style-name="P101" svg:x1="4.841cm" svg:y1="0.048cm" svg:x2="4.841cm" svg:y2="6.062cm"><text:p/></draw:line><draw:line draw:style-name="gr35" draw:text-style-name="P101" svg:x1="5.341cm" svg:y1="0.048cm" svg:x2="5.341cm" svg:y2="6.062cm"><text:p/></draw:line><draw:line draw:style-name="gr35" draw:text-style-name="P101" svg:x1="5.842cm" svg:y1="0.048cm" svg:x2="5.842cm" svg:y2="6.062cm"><text:p/></draw:line><draw:line draw:style-name="gr35" draw:text-style-name="P101" svg:x1="6.343cm" svg:y1="0.048cm" svg:x2="6.343cm" svg:y2="6.062cm"><text:p/></draw:line><draw:line draw:style-name="gr35" draw:text-style-name="P101" svg:x1="6.844cm" svg:y1="0.048cm" svg:x2="6.844cm" svg:y2="6.062cm"><text:p/></draw:line><draw:line draw:style-name="gr35" draw:text-style-name="P101" svg:x1="7.345cm" svg:y1="0.048cm" svg:x2="7.345cm" svg:y2="6.062cm"><text:p/></draw:line><draw:line draw:style-name="gr35" draw:text-style-name="P101" svg:x1="7.844cm" svg:y1="0.048cm" svg:x2="7.844cm" svg:y2="6.062cm"><text:p/></draw:line><draw:line draw:style-name="gr35" draw:text-style-name="P101" svg:x1="8.85cm" svg:y1="0.048cm" svg:x2="8.85cm" svg:y2="6.062cm"><text:p/></draw:line><draw:line draw:style-name="gr35" draw:text-style-name="P101" svg:x1="8.85cm" svg:y1="6.066cm" svg:x2="2.837cm" svg:y2="6.066cm"><text:p/></draw:line><draw:line draw:style-name="gr35" draw:text-style-name="P101" svg:x1="8.85cm" svg:y1="0.548cm" svg:x2="2.837cm" svg:y2="0.548cm"><text:p/></draw:line><draw:line draw:style-name="gr35" draw:text-style-name="P101" svg:x1="8.85cm" svg:y1="1.053cm" svg:x2="2.837cm" svg:y2="1.053cm"><text:p/></draw:line><draw:line draw:style-name="gr35" draw:text-style-name="P101" svg:x1="8.85cm" svg:y1="1.554cm" svg:x2="2.837cm" svg:y2="1.554cm"><text:p/></draw:line><draw:line draw:style-name="gr35" draw:text-style-name="P101" svg:x1="8.85cm" svg:y1="2.055cm" svg:x2="2.837cm" svg:y2="2.055cm"><text:p/></draw:line><draw:line draw:style-name="gr35" draw:text-style-name="P101" svg:x1="8.85cm" svg:y1="2.554cm" svg:x2="2.837cm" svg:y2="2.554cm"><text:p/></draw:line><draw:line draw:style-name="gr35" draw:text-style-name="P101" svg:x1="8.85cm" svg:y1="3.055cm" svg:x2="2.837cm" svg:y2="3.055cm"><text:p/></draw:line><draw:line draw:style-name="gr35" draw:text-style-name="P101" svg:x1="8.85cm" svg:y1="3.556cm" svg:x2="2.837cm" svg:y2="3.556cm"><text:p/></draw:line><draw:line draw:style-name="gr35" draw:text-style-name="P101" svg:x1="8.85cm" svg:y1="4.058cm" svg:x2="2.837cm" svg:y2="4.058cm"><text:p/></draw:line><draw:line draw:style-name="gr35" draw:text-style-name="P101" svg:x1="8.85cm" svg:y1="4.558cm" svg:x2="2.837cm" svg:y2="4.558cm"><text:p/></draw:line><draw:line draw:style-name="gr35" draw:text-style-name="P101" svg:x1="8.85cm" svg:y1="5.06cm" svg:x2="2.837cm" svg:y2="5.06cm"><text:p/></draw:line><draw:line draw:style-name="gr35" draw:text-style-name="P101" svg:x1="8.85cm" svg:y1="5.56cm" svg:x2="2.837cm" svg:y2="5.56cm"><text:p/></draw:line><draw:line draw:style-name="gr35" draw:text-style-name="P101" svg:x1="8.85cm" svg:y1="0.048cm" svg:x2="2.837cm" svg:y2="0.048cm"><text:p/></draw:line><draw:line draw:style-name="gr35" draw:text-style-name="P101" svg:x1="8.348cm" svg:y1="0.048cm" svg:x2="8.348cm" svg:y2="6.062cm"><text:p/></draw:line><draw:line draw:style-name="gr29" draw:text-style-name="P101" svg:x1="5.715cm" svg:y1="2.929cm" svg:x2="5.965cm" svg:y2="3.18cm"><text:p/></draw:line><draw:line draw:style-name="gr29" draw:text-style-name="P101" svg:x1="5.715cm" svg:y1="3.18cm" svg:x2="5.965cm" svg:y2="2.929cm"><text:p/></draw:line><draw:frame draw:style-name="gr36" draw:text-style-name="P102" svg:width="0.283cm" svg:height="0.414cm" svg:x="5.969cm" svg:y="3.142cm"><draw:text-box><text:p text:style-name="P96"><text:span text:style-name="T46">O</text:span></text:p></draw:text-box></draw:frame><draw:polygon draw:style-name="gr38" draw:text-style-name="P103" svg:width="3.507cm" svg:height="4.008cm" svg:x="5.341cm" svg:y="2.055cm" svg:viewBox="0 0 3508 4009" draw:points="3006,4009 0,4009 0,2004 2004,2004 2004,500 1504,0 2004,500 3006,500 3508,0 3006,500"><text:p/></draw:polygon><draw:rect draw:style-name="gr38" draw:text-style-name="P103" svg:width="1.006cm" svg:height="1.006cm" svg:x="5.843cm" svg:y="4.558cm"><text:p/></draw:rect><draw:ellipse draw:style-name="gr37" draw:text-style-name="P104" svg:width="0.205cm" svg:height="0.202cm" svg:x="7.496cm" svg:y="2.955cm"><text:p/></draw:ellipse><draw:circle draw:style-name="gr37" draw:text-style-name="P104" svg:width="0.202cm" svg:height="0.202cm" svg:x="7.999cm" svg:y="2.955cm"><text:p/></draw:circle><draw:circle draw:style-name="gr37" draw:text-style-name="P104" svg:width="0.202cm" svg:height="0.202cm" svg:x="3.489cm" svg:y="2.955cm"><text:p/></draw:circle><draw:circle draw:style-name="gr37" draw:text-style-name="P104" svg:width="0.202cm" svg:height="0.202cm" svg:x="3.99cm" svg:y="2.955cm"><text:p/></draw:circle></draw:g><draw:ellipse draw:style-name="gr39" draw:text-style-name="P105" svg:width="0.669cm" svg:height="0.336cm" svg:x="7.514cm" svg:y="3.221cm" draw:kind="arc" draw:start-angle="178.53" draw:end-angle="358.25"><text:p/></draw:ellipse></draw:g><text:span text:style-name="_5f_Consigne"><text:span text:style-name="T12"/></text:span></text:p>
            </text:list-item>
          </text:list>
          <text:p text:style-name="P43"><draw:g text:anchor-type="paragraph" draw:z-index="33" draw:name="Forme6" draw:style-name="gr6"><draw:line draw:style-name="gr35" draw:text-style-name="P101" svg:x1="1.57cm" svg:y1="0.65cm" svg:x2="1.57cm" svg:y2="6.664cm"><text:p/></draw:line><draw:line draw:style-name="gr35" draw:text-style-name="P101" svg:x1="2.073cm" svg:y1="0.65cm" svg:x2="2.073cm" svg:y2="6.664cm"><text:p/></draw:line><draw:line draw:style-name="gr35" draw:text-style-name="P101" svg:x1="2.574cm" svg:y1="0.65cm" svg:x2="2.574cm" svg:y2="6.664cm"><text:p/></draw:line><draw:line draw:style-name="gr35" draw:text-style-name="P101" svg:x1="3.076cm" svg:y1="0.65cm" svg:x2="3.076cm" svg:y2="6.664cm"><text:p/></draw:line><draw:line draw:style-name="gr35" draw:text-style-name="P101" svg:x1="3.577cm" svg:y1="0.65cm" svg:x2="3.577cm" svg:y2="6.664cm"><text:p/></draw:line><draw:line draw:style-name="gr35" draw:text-style-name="P101" svg:x1="4.075cm" svg:y1="0.65cm" svg:x2="4.075cm" svg:y2="6.664cm"><text:p/></draw:line><draw:line draw:style-name="gr35" draw:text-style-name="P101" svg:x1="4.576cm" svg:y1="0.65cm" svg:x2="4.576cm" svg:y2="6.664cm"><text:p/></draw:line><draw:line draw:style-name="gr35" draw:text-style-name="P101" svg:x1="5.078cm" svg:y1="0.65cm" svg:x2="5.078cm" svg:y2="6.664cm"><text:p/></draw:line><draw:line draw:style-name="gr35" draw:text-style-name="P101" svg:x1="5.579cm" svg:y1="0.65cm" svg:x2="5.579cm" svg:y2="6.664cm"><text:p/></draw:line><draw:line draw:style-name="gr35" draw:text-style-name="P101" svg:x1="6.08cm" svg:y1="0.65cm" svg:x2="6.08cm" svg:y2="6.664cm"><text:p/></draw:line><draw:line draw:style-name="gr35" draw:text-style-name="P101" svg:x1="6.578cm" svg:y1="0.65cm" svg:x2="6.578cm" svg:y2="6.664cm"><text:p/></draw:line><draw:line draw:style-name="gr35" draw:text-style-name="P101" svg:x1="7.581cm" svg:y1="0.65cm" svg:x2="7.581cm" svg:y2="6.664cm"><text:p/></draw:line><draw:line draw:style-name="gr35" draw:text-style-name="P101" svg:x1="7.582cm" svg:y1="6.662cm" svg:x2="1.57cm" svg:y2="6.662cm"><text:p/></draw:line><draw:line draw:style-name="gr35" draw:text-style-name="P101" svg:x1="7.582cm" svg:y1="1.147cm" svg:x2="1.57cm" svg:y2="1.147cm"><text:p/></draw:line><draw:line draw:style-name="gr35" draw:text-style-name="P101" svg:x1="7.582cm" svg:y1="1.655cm" svg:x2="1.57cm" svg:y2="1.655cm"><text:p/></draw:line><draw:line draw:style-name="gr35" draw:text-style-name="P101" svg:x1="7.582cm" svg:y1="2.15cm" svg:x2="1.57cm" svg:y2="2.15cm"><text:p/></draw:line><draw:line draw:style-name="gr35" draw:text-style-name="P101" svg:x1="7.582cm" svg:y1="2.658cm" svg:x2="1.57cm" svg:y2="2.658cm"><text:p/></draw:line><draw:line draw:style-name="gr35" draw:text-style-name="P101" svg:x1="7.582cm" svg:y1="3.156cm" svg:x2="1.57cm" svg:y2="3.156cm"><text:p/></draw:line><draw:line draw:style-name="gr35" draw:text-style-name="P101" svg:x1="7.582cm" svg:y1="3.657cm" svg:x2="1.57cm" svg:y2="3.657cm"><text:p/></draw:line><draw:line draw:style-name="gr35" draw:text-style-name="P101" svg:x1="7.582cm" svg:y1="4.156cm" svg:x2="1.57cm" svg:y2="4.156cm"><text:p/></draw:line><draw:line draw:style-name="gr35" draw:text-style-name="P101" svg:x1="7.582cm" svg:y1="4.657cm" svg:x2="1.57cm" svg:y2="4.657cm"><text:p/></draw:line><draw:line draw:style-name="gr35" draw:text-style-name="P101" svg:x1="7.582cm" svg:y1="5.161cm" svg:x2="1.57cm" svg:y2="5.161cm"><text:p/></draw:line><draw:line draw:style-name="gr35" draw:text-style-name="P101" svg:x1="7.582cm" svg:y1="5.659cm" svg:x2="1.57cm" svg:y2="5.659cm"><text:p/></draw:line><draw:line draw:style-name="gr35" draw:text-style-name="P101" svg:x1="7.582cm" svg:y1="6.159cm" svg:x2="1.57cm" svg:y2="6.159cm"><text:p/></draw:line><draw:line draw:style-name="gr35" draw:text-style-name="P101" svg:x1="7.582cm" svg:y1="0.65cm" svg:x2="1.57cm" svg:y2="0.65cm"><text:p/></draw:line><draw:line draw:style-name="gr35" draw:text-style-name="P101" svg:x1="7.08cm" svg:y1="0.65cm" svg:x2="7.08cm" svg:y2="6.664cm"><text:p/></draw:line><draw:line draw:style-name="gr29" draw:text-style-name="P101" svg:x1="4.449cm" svg:y1="3.53cm" svg:x2="4.699cm" svg:y2="3.781cm"><text:p/></draw:line><draw:line draw:style-name="gr29" draw:text-style-name="P101" svg:x1="4.449cm" svg:y1="3.781cm" svg:x2="4.699cm" svg:y2="3.53cm"><text:p/></draw:line><draw:frame draw:style-name="gr36" draw:text-style-name="P102" svg:width="0.283cm" svg:height="0.414cm" svg:x="4.165cm" svg:y="3.196cm"><draw:text-box><text:p text:style-name="P96"><text:span text:style-name="T46">O</text:span></text:p></draw:text-box></draw:frame><draw:ellipse draw:style-name="gr37" draw:text-style-name="P104" svg:width="0.204cm" svg:height="0.205cm" svg:x="5.727cm" svg:y="1.552cm"><text:p/></draw:ellipse><draw:polygon draw:style-name="gr38" draw:text-style-name="P103" svg:width="5.009cm" svg:height="4.508cm" svg:x="1.57cm" svg:y="0.65cm" svg:viewBox="0 0 5010 4509" draw:points="3005,3006 3005,4509 3506,2504 4008,2004 4508,2004 5010,1002 4008,500 4008,0 3005,1002 500,1502 0,500 500,2504 500,4509 1002,3006"><text:p/></draw:polygon><draw:ellipse draw:style-name="gr37" draw:text-style-name="P104" svg:width="0.205cm" svg:height="0.202cm" svg:x="3.223cm" svg:y="5.56cm"><text:p/></draw:ellipse></draw:g><text:span text:style-name="_5f_Consigne"><text:span text:style-name="T12"/></text:span></text:p>
          <text:p text:style-name="P47"><text:span text:style-name="Bold_5f_niv1"><text:span text:style-name="T14">b.</text:span></text:span></text:p>
          <text:p text:style-name="P46"/>
          <text:p text:style-name="P46"/>
          <text:p text:style-name="P46"/>
          <text:p text:style-name="P46"/>
          <text:p text:style-name="P46"/>
          <text:p text:style-name="P46"/>
          <text:p text:style-name="P46"/>
          <text:p text:style-name="P46"/>
          <text:p text:style-name="P46"/>
          <text:list xml:id="list95453391569709" text:continue-list="list95453457838930" text:style-name="Num_5f_Exo">
            <text:list-item>
              <text:h text:style-name="P59" text:outline-level="1"><text:span text:style-name="T12"> </text:span><text:span text:style-name="T37">Construis le symétrique de chaque figure par rapport au point R.</text:span></text:h>
            </text:list-item>
          </text:list>
          <text:p text:style-name="P42"><draw:g text:anchor-type="paragraph" draw:z-index="34" draw:name="Forme15" draw:style-name="gr20"><draw:circle draw:style-name="gr28" draw:text-style-name="P100" svg:width="0.05cm" svg:height="0.05cm" svg:x="2.529cm" svg:y="-0.979cm"><text:p/></draw:circle><draw:ellipse draw:style-name="gr28" draw:text-style-name="P100" svg:width="0.05cm" svg:height="0.052cm" svg:x="2.529cm" svg:y="-0.48cm"><text:p/></draw:ellipse><draw:circle draw:style-name="gr28" draw:text-style-name="P100" svg:width="0.05cm" svg:height="0.05cm" svg:x="2.529cm" svg:y="0.021cm"><text:p/></draw:circle><draw:ellipse draw:style-name="gr28" draw:text-style-name="P100" svg:width="0.05cm" svg:height="0.052cm" svg:x="2.529cm" svg:y="0.52cm"><text:p/></draw:ellipse><draw:circle draw:style-name="gr28" draw:text-style-name="P100" svg:width="0.05cm" svg:height="0.05cm" svg:x="2.529cm" svg:y="1.021cm"><text:p/></draw:circle><draw:ellipse draw:style-name="gr28" draw:text-style-name="P100" svg:width="0.05cm" svg:height="0.054cm" svg:x="2.529cm" svg:y="1.52cm"><text:p/></draw:ellipse><draw:circle draw:style-name="gr28" draw:text-style-name="P100" svg:width="0.05cm" svg:height="0.05cm" svg:x="2.529cm" svg:y="2.021cm"><text:p/></draw:circle><draw:ellipse draw:style-name="gr28" draw:text-style-name="P100" svg:width="0.05cm" svg:height="0.054cm" svg:x="2.529cm" svg:y="2.521cm"><text:p/></draw:ellipse><draw:ellipse draw:style-name="gr28" draw:text-style-name="P100" svg:width="0.05cm" svg:height="0.052cm" svg:x="2.529cm" svg:y="3.022cm"><text:p/></draw:ellipse><draw:ellipse draw:style-name="gr28" draw:text-style-name="P100" svg:width="0.05cm" svg:height="0.054cm" svg:x="2.529cm" svg:y="3.521cm"><text:p/></draw:ellipse><draw:ellipse draw:style-name="gr28" draw:text-style-name="P100" svg:width="0.05cm" svg:height="0.052cm" svg:x="2.529cm" svg:y="4.022cm"><text:p/></draw:ellipse><draw:ellipse draw:style-name="gr28" draw:text-style-name="P100" svg:width="0.05cm" svg:height="0.052cm" svg:x="2.529cm" svg:y="4.521cm"><text:p/></draw:ellipse><draw:circle draw:style-name="gr28" draw:text-style-name="P100" svg:width="0.05cm" svg:height="0.05cm" svg:x="2.529cm" svg:y="5.024cm"><text:p/></draw:circle><draw:ellipse draw:style-name="gr28" draw:text-style-name="P100" svg:width="0.052cm" svg:height="0.05cm" svg:x="3.03cm" svg:y="-0.979cm"><text:p/></draw:ellipse><draw:circle draw:style-name="gr28" draw:text-style-name="P100" svg:width="0.052cm" svg:height="0.052cm" svg:x="3.03cm" svg:y="-0.48cm"><text:p/></draw:circle><draw:ellipse draw:style-name="gr28" draw:text-style-name="P100" svg:width="0.052cm" svg:height="0.05cm" svg:x="3.03cm" svg:y="0.021cm"><text:p/></draw:ellipse><draw:circle draw:style-name="gr28" draw:text-style-name="P100" svg:width="0.052cm" svg:height="0.052cm" svg:x="3.03cm" svg:y="0.52cm"><text:p/></draw:circle><draw:ellipse draw:style-name="gr28" draw:text-style-name="P100" svg:width="0.052cm" svg:height="0.05cm" svg:x="3.03cm" svg:y="1.021cm"><text:p/></draw:ellipse><draw:ellipse draw:style-name="gr28" draw:text-style-name="P100" svg:width="0.052cm" svg:height="0.054cm" svg:x="3.03cm" svg:y="1.52cm"><text:p/></draw:ellipse><draw:ellipse draw:style-name="gr28" draw:text-style-name="P100" svg:width="0.052cm" svg:height="0.05cm" svg:x="3.03cm" svg:y="2.021cm"><text:p/></draw:ellipse><draw:ellipse draw:style-name="gr28" draw:text-style-name="P100" svg:width="0.052cm" svg:height="0.054cm" svg:x="3.03cm" svg:y="2.521cm"><text:p/></draw:ellipse><draw:circle draw:style-name="gr28" draw:text-style-name="P100" svg:width="0.052cm" svg:height="0.052cm" svg:x="3.03cm" svg:y="3.022cm"><text:p/></draw:circle><draw:ellipse draw:style-name="gr28" draw:text-style-name="P100" svg:width="0.052cm" svg:height="0.054cm" svg:x="3.03cm" svg:y="3.521cm"><text:p/></draw:ellipse><draw:circle draw:style-name="gr28" draw:text-style-name="P100" svg:width="0.052cm" svg:height="0.052cm" svg:x="3.03cm" svg:y="4.022cm"><text:p/></draw:circle><draw:circle draw:style-name="gr28" draw:text-style-name="P100" svg:width="0.052cm" svg:height="0.052cm" svg:x="3.03cm" svg:y="4.521cm"><text:p/></draw:circle><draw:ellipse draw:style-name="gr28" draw:text-style-name="P100" svg:width="0.052cm" svg:height="0.05cm" svg:x="3.03cm" svg:y="5.024cm"><text:p/></draw:ellipse><draw:circle draw:style-name="gr28" draw:text-style-name="P100" svg:width="0.05cm" svg:height="0.05cm" svg:x="3.531cm" svg:y="-0.979cm"><text:p/></draw:circle><draw:ellipse draw:style-name="gr28" draw:text-style-name="P100" svg:width="0.05cm" svg:height="0.052cm" svg:x="3.531cm" svg:y="-0.48cm"><text:p/></draw:ellipse><draw:circle draw:style-name="gr28" draw:text-style-name="P100" svg:width="0.05cm" svg:height="0.05cm" svg:x="3.531cm" svg:y="0.021cm"><text:p/></draw:circle><draw:ellipse draw:style-name="gr28" draw:text-style-name="P100" svg:width="0.05cm" svg:height="0.052cm" svg:x="3.531cm" svg:y="0.52cm"><text:p/></draw:ellipse><draw:circle draw:style-name="gr28" draw:text-style-name="P100" svg:width="0.05cm" svg:height="0.05cm" svg:x="3.531cm" svg:y="1.021cm"><text:p/></draw:circle><draw:ellipse draw:style-name="gr28" draw:text-style-name="P100" svg:width="0.05cm" svg:height="0.054cm" svg:x="3.531cm" svg:y="1.52cm"><text:p/></draw:ellipse><draw:circle draw:style-name="gr28" draw:text-style-name="P100" svg:width="0.05cm" svg:height="0.05cm" svg:x="3.531cm" svg:y="2.021cm"><text:p/></draw:circle><draw:ellipse draw:style-name="gr28" draw:text-style-name="P100" svg:width="0.05cm" svg:height="0.054cm" svg:x="3.531cm" svg:y="2.521cm"><text:p/></draw:ellipse><draw:ellipse draw:style-name="gr28" draw:text-style-name="P100" svg:width="0.05cm" svg:height="0.052cm" svg:x="3.531cm" svg:y="3.022cm"><text:p/></draw:ellipse><draw:ellipse draw:style-name="gr28" draw:text-style-name="P100" svg:width="0.05cm" svg:height="0.054cm" svg:x="3.531cm" svg:y="3.521cm"><text:p/></draw:ellipse><draw:ellipse draw:style-name="gr28" draw:text-style-name="P100" svg:width="0.05cm" svg:height="0.052cm" svg:x="3.531cm" svg:y="4.022cm"><text:p/></draw:ellipse><draw:ellipse draw:style-name="gr28" draw:text-style-name="P100" svg:width="0.05cm" svg:height="0.052cm" svg:x="3.531cm" svg:y="4.521cm"><text:p/></draw:ellipse><draw:circle draw:style-name="gr28" draw:text-style-name="P100" svg:width="0.05cm" svg:height="0.05cm" svg:x="3.531cm" svg:y="5.024cm"><text:p/></draw:circle><draw:ellipse draw:style-name="gr28" draw:text-style-name="P100" svg:width="0.054cm" svg:height="0.05cm" svg:x="4.03cm" svg:y="-0.979cm"><text:p/></draw:ellipse><draw:ellipse draw:style-name="gr28" draw:text-style-name="P100" svg:width="0.054cm" svg:height="0.052cm" svg:x="4.03cm" svg:y="-0.48cm"><text:p/></draw:ellipse><draw:ellipse draw:style-name="gr28" draw:text-style-name="P100" svg:width="0.054cm" svg:height="0.05cm" svg:x="4.03cm" svg:y="0.021cm"><text:p/></draw:ellipse><draw:ellipse draw:style-name="gr28" draw:text-style-name="P100" svg:width="0.054cm" svg:height="0.052cm" svg:x="4.03cm" svg:y="0.52cm"><text:p/></draw:ellipse><draw:ellipse draw:style-name="gr28" draw:text-style-name="P100" svg:width="0.054cm" svg:height="0.05cm" svg:x="4.03cm" svg:y="1.021cm"><text:p/></draw:ellipse><draw:circle draw:style-name="gr28" draw:text-style-name="P100" svg:width="0.054cm" svg:height="0.054cm" svg:x="4.03cm" svg:y="1.52cm"><text:p/></draw:circle><draw:ellipse draw:style-name="gr28" draw:text-style-name="P100" svg:width="0.054cm" svg:height="0.05cm" svg:x="4.03cm" svg:y="2.021cm"><text:p/></draw:ellipse><draw:circle draw:style-name="gr28" draw:text-style-name="P100" svg:width="0.054cm" svg:height="0.054cm" svg:x="4.03cm" svg:y="2.521cm"><text:p/></draw:circle><draw:ellipse draw:style-name="gr28" draw:text-style-name="P100" svg:width="0.054cm" svg:height="0.052cm" svg:x="4.03cm" svg:y="3.022cm"><text:p/></draw:ellipse><draw:circle draw:style-name="gr28" draw:text-style-name="P100" svg:width="0.054cm" svg:height="0.054cm" svg:x="4.03cm" svg:y="3.521cm"><text:p/></draw:circle><draw:ellipse draw:style-name="gr28" draw:text-style-name="P100" svg:width="0.054cm" svg:height="0.052cm" svg:x="4.03cm" svg:y="4.022cm"><text:p/></draw:ellipse><draw:ellipse draw:style-name="gr28" draw:text-style-name="P100" svg:width="0.054cm" svg:height="0.052cm" svg:x="4.03cm" svg:y="4.521cm"><text:p/></draw:ellipse><draw:ellipse draw:style-name="gr28" draw:text-style-name="P100" svg:width="0.054cm" svg:height="0.05cm" svg:x="4.03cm" svg:y="5.024cm"><text:p/></draw:ellipse><draw:circle draw:style-name="gr28" draw:text-style-name="P100" svg:width="0.05cm" svg:height="0.05cm" svg:x="4.533cm" svg:y="-0.979cm"><text:p/></draw:circle><draw:ellipse draw:style-name="gr28" draw:text-style-name="P100" svg:width="0.05cm" svg:height="0.052cm" svg:x="4.533cm" svg:y="-0.48cm"><text:p/></draw:ellipse><draw:circle draw:style-name="gr28" draw:text-style-name="P100" svg:width="0.05cm" svg:height="0.05cm" svg:x="4.533cm" svg:y="0.021cm"><text:p/></draw:circle><draw:ellipse draw:style-name="gr28" draw:text-style-name="P100" svg:width="0.05cm" svg:height="0.052cm" svg:x="4.533cm" svg:y="0.52cm"><text:p/></draw:ellipse><draw:circle draw:style-name="gr28" draw:text-style-name="P100" svg:width="0.05cm" svg:height="0.05cm" svg:x="4.533cm" svg:y="1.021cm"><text:p/></draw:circle><draw:ellipse draw:style-name="gr28" draw:text-style-name="P100" svg:width="0.05cm" svg:height="0.054cm" svg:x="4.533cm" svg:y="1.52cm"><text:p/></draw:ellipse><draw:circle draw:style-name="gr28" draw:text-style-name="P100" svg:width="0.05cm" svg:height="0.05cm" svg:x="4.533cm" svg:y="2.021cm"><text:p/></draw:circle><draw:ellipse draw:style-name="gr28" draw:text-style-name="P100" svg:width="0.05cm" svg:height="0.054cm" svg:x="4.533cm" svg:y="2.521cm"><text:p/></draw:ellipse><draw:ellipse draw:style-name="gr28" draw:text-style-name="P100" svg:width="0.05cm" svg:height="0.052cm" svg:x="4.533cm" svg:y="3.022cm"><text:p/></draw:ellipse><draw:ellipse draw:style-name="gr28" draw:text-style-name="P100" svg:width="0.05cm" svg:height="0.054cm" svg:x="4.533cm" svg:y="3.521cm"><text:p/></draw:ellipse><draw:ellipse draw:style-name="gr28" draw:text-style-name="P100" svg:width="0.05cm" svg:height="0.052cm" svg:x="4.533cm" svg:y="4.022cm"><text:p/></draw:ellipse><draw:ellipse draw:style-name="gr28" draw:text-style-name="P100" svg:width="0.05cm" svg:height="0.052cm" svg:x="4.533cm" svg:y="4.521cm"><text:p/></draw:ellipse><draw:circle draw:style-name="gr28" draw:text-style-name="P100" svg:width="0.05cm" svg:height="0.05cm" svg:x="4.533cm" svg:y="5.024cm"><text:p/></draw:circle><draw:ellipse draw:style-name="gr28" draw:text-style-name="P100" svg:width="0.054cm" svg:height="0.05cm" svg:x="5.032cm" svg:y="-0.979cm"><text:p/></draw:ellipse><draw:ellipse draw:style-name="gr28" draw:text-style-name="P100" svg:width="0.054cm" svg:height="0.052cm" svg:x="5.032cm" svg:y="-0.48cm"><text:p/></draw:ellipse><draw:ellipse draw:style-name="gr28" draw:text-style-name="P100" svg:width="0.054cm" svg:height="0.05cm" svg:x="5.032cm" svg:y="0.021cm"><text:p/></draw:ellipse><draw:ellipse draw:style-name="gr28" draw:text-style-name="P100" svg:width="0.054cm" svg:height="0.052cm" svg:x="5.032cm" svg:y="0.52cm"><text:p/></draw:ellipse><draw:ellipse draw:style-name="gr28" draw:text-style-name="P100" svg:width="0.054cm" svg:height="0.05cm" svg:x="5.032cm" svg:y="1.021cm"><text:p/></draw:ellipse><draw:circle draw:style-name="gr28" draw:text-style-name="P100" svg:width="0.054cm" svg:height="0.054cm" svg:x="5.032cm" svg:y="1.52cm"><text:p/></draw:circle><draw:ellipse draw:style-name="gr28" draw:text-style-name="P100" svg:width="0.054cm" svg:height="0.05cm" svg:x="5.032cm" svg:y="2.021cm"><text:p/></draw:ellipse><draw:circle draw:style-name="gr28" draw:text-style-name="P100" svg:width="0.054cm" svg:height="0.054cm" svg:x="5.032cm" svg:y="2.521cm"><text:p/></draw:circle><draw:ellipse draw:style-name="gr28" draw:text-style-name="P100" svg:width="0.054cm" svg:height="0.052cm" svg:x="5.032cm" svg:y="3.022cm"><text:p/></draw:ellipse><draw:circle draw:style-name="gr28" draw:text-style-name="P100" svg:width="0.054cm" svg:height="0.054cm" svg:x="5.032cm" svg:y="3.521cm"><text:p/></draw:circle><draw:ellipse draw:style-name="gr28" draw:text-style-name="P100" svg:width="0.054cm" svg:height="0.052cm" svg:x="5.032cm" svg:y="4.022cm"><text:p/></draw:ellipse><draw:ellipse draw:style-name="gr28" draw:text-style-name="P100" svg:width="0.054cm" svg:height="0.052cm" svg:x="5.032cm" svg:y="4.521cm"><text:p/></draw:ellipse><draw:ellipse draw:style-name="gr28" draw:text-style-name="P100" svg:width="0.054cm" svg:height="0.05cm" svg:x="5.032cm" svg:y="5.024cm"><text:p/></draw:ellipse><draw:circle draw:style-name="gr28" draw:text-style-name="P100" svg:width="0.05cm" svg:height="0.05cm" svg:x="5.535cm" svg:y="-0.979cm"><text:p/></draw:circle><draw:ellipse draw:style-name="gr28" draw:text-style-name="P100" svg:width="0.05cm" svg:height="0.052cm" svg:x="5.535cm" svg:y="-0.48cm"><text:p/></draw:ellipse><draw:circle draw:style-name="gr28" draw:text-style-name="P100" svg:width="0.05cm" svg:height="0.05cm" svg:x="5.535cm" svg:y="0.021cm"><text:p/></draw:circle><draw:ellipse draw:style-name="gr28" draw:text-style-name="P100" svg:width="0.05cm" svg:height="0.052cm" svg:x="5.535cm" svg:y="0.52cm"><text:p/></draw:ellipse><draw:circle draw:style-name="gr28" draw:text-style-name="P100" svg:width="0.05cm" svg:height="0.05cm" svg:x="5.535cm" svg:y="1.021cm"><text:p/></draw:circle><draw:ellipse draw:style-name="gr28" draw:text-style-name="P100" svg:width="0.05cm" svg:height="0.054cm" svg:x="5.535cm" svg:y="1.52cm"><text:p/></draw:ellipse><draw:circle draw:style-name="gr28" draw:text-style-name="P100" svg:width="0.05cm" svg:height="0.05cm" svg:x="5.535cm" svg:y="2.021cm"><text:p/></draw:circle><draw:ellipse draw:style-name="gr28" draw:text-style-name="P100" svg:width="0.05cm" svg:height="0.054cm" svg:x="5.535cm" svg:y="2.521cm"><text:p/></draw:ellipse><draw:ellipse draw:style-name="gr28" draw:text-style-name="P100" svg:width="0.05cm" svg:height="0.052cm" svg:x="5.535cm" svg:y="3.022cm"><text:p/></draw:ellipse><draw:ellipse draw:style-name="gr28" draw:text-style-name="P100" svg:width="0.05cm" svg:height="0.054cm" svg:x="5.535cm" svg:y="3.521cm"><text:p/></draw:ellipse><draw:ellipse draw:style-name="gr28" draw:text-style-name="P100" svg:width="0.05cm" svg:height="0.052cm" svg:x="5.535cm" svg:y="4.022cm"><text:p/></draw:ellipse><draw:ellipse draw:style-name="gr28" draw:text-style-name="P100" svg:width="0.05cm" svg:height="0.052cm" svg:x="5.535cm" svg:y="4.521cm"><text:p/></draw:ellipse><draw:circle draw:style-name="gr28" draw:text-style-name="P100" svg:width="0.05cm" svg:height="0.05cm" svg:x="5.535cm" svg:y="5.024cm"><text:p/></draw:circle><draw:ellipse draw:style-name="gr28" draw:text-style-name="P100" svg:width="0.054cm" svg:height="0.05cm" svg:x="6.034cm" svg:y="-0.979cm"><text:p/></draw:ellipse><draw:ellipse draw:style-name="gr28" draw:text-style-name="P100" svg:width="0.054cm" svg:height="0.052cm" svg:x="6.034cm" svg:y="-0.48cm"><text:p/></draw:ellipse><draw:ellipse draw:style-name="gr28" draw:text-style-name="P100" svg:width="0.054cm" svg:height="0.05cm" svg:x="6.034cm" svg:y="0.021cm"><text:p/></draw:ellipse><draw:ellipse draw:style-name="gr28" draw:text-style-name="P100" svg:width="0.054cm" svg:height="0.052cm" svg:x="6.034cm" svg:y="0.52cm"><text:p/></draw:ellipse><draw:ellipse draw:style-name="gr28" draw:text-style-name="P100" svg:width="0.054cm" svg:height="0.05cm" svg:x="6.034cm" svg:y="1.021cm"><text:p/></draw:ellipse><draw:circle draw:style-name="gr28" draw:text-style-name="P100" svg:width="0.054cm" svg:height="0.054cm" svg:x="6.034cm" svg:y="1.52cm"><text:p/></draw:circle><draw:ellipse draw:style-name="gr28" draw:text-style-name="P100" svg:width="0.054cm" svg:height="0.05cm" svg:x="6.034cm" svg:y="2.021cm"><text:p/></draw:ellipse><draw:circle draw:style-name="gr28" draw:text-style-name="P100" svg:width="0.054cm" svg:height="0.054cm" svg:x="6.034cm" svg:y="2.521cm"><text:p/></draw:circle><draw:ellipse draw:style-name="gr28" draw:text-style-name="P100" svg:width="0.054cm" svg:height="0.052cm" svg:x="6.034cm" svg:y="3.022cm"><text:p/></draw:ellipse><draw:circle draw:style-name="gr28" draw:text-style-name="P100" svg:width="0.054cm" svg:height="0.054cm" svg:x="6.034cm" svg:y="3.521cm"><text:p/></draw:circle><draw:ellipse draw:style-name="gr28" draw:text-style-name="P100" svg:width="0.054cm" svg:height="0.052cm" svg:x="6.034cm" svg:y="4.022cm"><text:p/></draw:ellipse><draw:ellipse draw:style-name="gr28" draw:text-style-name="P100" svg:width="0.054cm" svg:height="0.052cm" svg:x="6.034cm" svg:y="4.521cm"><text:p/></draw:ellipse><draw:ellipse draw:style-name="gr28" draw:text-style-name="P100" svg:width="0.054cm" svg:height="0.05cm" svg:x="6.034cm" svg:y="5.024cm"><text:p/></draw:ellipse><draw:circle draw:style-name="gr28" draw:text-style-name="P100" svg:width="0.05cm" svg:height="0.05cm" svg:x="6.537cm" svg:y="-0.979cm"><text:p/></draw:circle><draw:ellipse draw:style-name="gr28" draw:text-style-name="P100" svg:width="0.05cm" svg:height="0.052cm" svg:x="6.537cm" svg:y="-0.48cm"><text:p/></draw:ellipse><draw:circle draw:style-name="gr28" draw:text-style-name="P100" svg:width="0.05cm" svg:height="0.05cm" svg:x="6.537cm" svg:y="0.021cm"><text:p/></draw:circle><draw:ellipse draw:style-name="gr28" draw:text-style-name="P100" svg:width="0.05cm" svg:height="0.052cm" svg:x="6.537cm" svg:y="0.52cm"><text:p/></draw:ellipse><draw:circle draw:style-name="gr28" draw:text-style-name="P100" svg:width="0.05cm" svg:height="0.05cm" svg:x="6.537cm" svg:y="1.021cm"><text:p/></draw:circle><draw:ellipse draw:style-name="gr28" draw:text-style-name="P100" svg:width="0.05cm" svg:height="0.054cm" svg:x="6.537cm" svg:y="1.52cm"><text:p/></draw:ellipse><draw:circle draw:style-name="gr28" draw:text-style-name="P100" svg:width="0.05cm" svg:height="0.05cm" svg:x="6.537cm" svg:y="2.021cm"><text:p/></draw:circle><draw:ellipse draw:style-name="gr28" draw:text-style-name="P100" svg:width="0.05cm" svg:height="0.054cm" svg:x="6.537cm" svg:y="2.521cm"><text:p/></draw:ellipse><draw:ellipse draw:style-name="gr28" draw:text-style-name="P100" svg:width="0.05cm" svg:height="0.052cm" svg:x="6.537cm" svg:y="3.022cm"><text:p/></draw:ellipse><draw:ellipse draw:style-name="gr28" draw:text-style-name="P100" svg:width="0.05cm" svg:height="0.054cm" svg:x="6.537cm" svg:y="3.521cm"><text:p/></draw:ellipse><draw:ellipse draw:style-name="gr28" draw:text-style-name="P100" svg:width="0.05cm" svg:height="0.052cm" svg:x="6.537cm" svg:y="4.022cm"><text:p/></draw:ellipse><draw:ellipse draw:style-name="gr28" draw:text-style-name="P100" svg:width="0.05cm" svg:height="0.052cm" svg:x="6.537cm" svg:y="4.521cm"><text:p/></draw:ellipse><draw:circle draw:style-name="gr28" draw:text-style-name="P100" svg:width="0.05cm" svg:height="0.05cm" svg:x="6.537cm" svg:y="5.024cm"><text:p/></draw:circle><draw:ellipse draw:style-name="gr28" draw:text-style-name="P100" svg:width="0.054cm" svg:height="0.05cm" svg:x="7.036cm" svg:y="-0.979cm"><text:p/></draw:ellipse><draw:ellipse draw:style-name="gr28" draw:text-style-name="P100" svg:width="0.054cm" svg:height="0.052cm" svg:x="7.036cm" svg:y="-0.48cm"><text:p/></draw:ellipse><draw:ellipse draw:style-name="gr28" draw:text-style-name="P100" svg:width="0.054cm" svg:height="0.05cm" svg:x="7.036cm" svg:y="0.021cm"><text:p/></draw:ellipse><draw:ellipse draw:style-name="gr28" draw:text-style-name="P100" svg:width="0.054cm" svg:height="0.052cm" svg:x="7.036cm" svg:y="0.52cm"><text:p/></draw:ellipse><draw:ellipse draw:style-name="gr28" draw:text-style-name="P100" svg:width="0.054cm" svg:height="0.05cm" svg:x="7.036cm" svg:y="1.021cm"><text:p/></draw:ellipse><draw:circle draw:style-name="gr28" draw:text-style-name="P100" svg:width="0.054cm" svg:height="0.054cm" svg:x="7.036cm" svg:y="1.52cm"><text:p/></draw:circle><draw:ellipse draw:style-name="gr28" draw:text-style-name="P100" svg:width="0.054cm" svg:height="0.05cm" svg:x="7.036cm" svg:y="2.021cm"><text:p/></draw:ellipse><draw:circle draw:style-name="gr28" draw:text-style-name="P100" svg:width="0.054cm" svg:height="0.054cm" svg:x="7.036cm" svg:y="2.521cm"><text:p/></draw:circle><draw:ellipse draw:style-name="gr28" draw:text-style-name="P100" svg:width="0.054cm" svg:height="0.052cm" svg:x="7.036cm" svg:y="3.022cm"><text:p/></draw:ellipse><draw:circle draw:style-name="gr28" draw:text-style-name="P100" svg:width="0.054cm" svg:height="0.054cm" svg:x="7.036cm" svg:y="3.521cm"><text:p/></draw:circle><draw:ellipse draw:style-name="gr28" draw:text-style-name="P100" svg:width="0.054cm" svg:height="0.052cm" svg:x="7.036cm" svg:y="4.022cm"><text:p/></draw:ellipse><draw:ellipse draw:style-name="gr28" draw:text-style-name="P100" svg:width="0.054cm" svg:height="0.052cm" svg:x="7.036cm" svg:y="4.521cm"><text:p/></draw:ellipse><draw:ellipse draw:style-name="gr28" draw:text-style-name="P100" svg:width="0.054cm" svg:height="0.05cm" svg:x="7.036cm" svg:y="5.024cm"><text:p/></draw:ellipse><draw:circle draw:style-name="gr28" draw:text-style-name="P100" svg:width="0.05cm" svg:height="0.05cm" svg:x="7.537cm" svg:y="-0.979cm"><text:p/></draw:circle><draw:ellipse draw:style-name="gr28" draw:text-style-name="P100" svg:width="0.05cm" svg:height="0.052cm" svg:x="7.537cm" svg:y="-0.48cm"><text:p/></draw:ellipse><draw:circle draw:style-name="gr28" draw:text-style-name="P100" svg:width="0.05cm" svg:height="0.05cm" svg:x="7.537cm" svg:y="0.021cm"><text:p/></draw:circle><draw:ellipse draw:style-name="gr28" draw:text-style-name="P100" svg:width="0.05cm" svg:height="0.052cm" svg:x="7.537cm" svg:y="0.52cm"><text:p/></draw:ellipse><draw:circle draw:style-name="gr28" draw:text-style-name="P100" svg:width="0.05cm" svg:height="0.05cm" svg:x="7.537cm" svg:y="1.021cm"><text:p/></draw:circle><draw:ellipse draw:style-name="gr28" draw:text-style-name="P100" svg:width="0.05cm" svg:height="0.054cm" svg:x="7.537cm" svg:y="1.52cm"><text:p/></draw:ellipse><draw:circle draw:style-name="gr28" draw:text-style-name="P100" svg:width="0.05cm" svg:height="0.05cm" svg:x="7.537cm" svg:y="2.021cm"><text:p/></draw:circle><draw:ellipse draw:style-name="gr28" draw:text-style-name="P100" svg:width="0.05cm" svg:height="0.054cm" svg:x="7.537cm" svg:y="2.521cm"><text:p/></draw:ellipse><draw:ellipse draw:style-name="gr28" draw:text-style-name="P100" svg:width="0.05cm" svg:height="0.052cm" svg:x="7.537cm" svg:y="3.022cm"><text:p/></draw:ellipse><draw:ellipse draw:style-name="gr28" draw:text-style-name="P100" svg:width="0.05cm" svg:height="0.054cm" svg:x="7.537cm" svg:y="3.521cm"><text:p/></draw:ellipse><draw:ellipse draw:style-name="gr28" draw:text-style-name="P100" svg:width="0.05cm" svg:height="0.052cm" svg:x="7.537cm" svg:y="4.022cm"><text:p/></draw:ellipse><draw:ellipse draw:style-name="gr28" draw:text-style-name="P100" svg:width="0.05cm" svg:height="0.052cm" svg:x="7.537cm" svg:y="4.521cm"><text:p/></draw:ellipse><draw:circle draw:style-name="gr28" draw:text-style-name="P100" svg:width="0.05cm" svg:height="0.05cm" svg:x="7.537cm" svg:y="5.024cm"><text:p/></draw:circle><draw:circle draw:style-name="gr28" draw:text-style-name="P100" svg:width="0.05cm" svg:height="0.05cm" svg:x="8.038cm" svg:y="-0.979cm"><text:p/></draw:circle><draw:ellipse draw:style-name="gr28" draw:text-style-name="P100" svg:width="0.05cm" svg:height="0.052cm" svg:x="8.038cm" svg:y="-0.48cm"><text:p/></draw:ellipse><draw:circle draw:style-name="gr28" draw:text-style-name="P100" svg:width="0.05cm" svg:height="0.05cm" svg:x="8.038cm" svg:y="0.021cm"><text:p/></draw:circle><draw:ellipse draw:style-name="gr28" draw:text-style-name="P100" svg:width="0.05cm" svg:height="0.052cm" svg:x="8.038cm" svg:y="0.52cm"><text:p/></draw:ellipse><draw:circle draw:style-name="gr28" draw:text-style-name="P100" svg:width="0.05cm" svg:height="0.05cm" svg:x="8.038cm" svg:y="1.021cm"><text:p/></draw:circle><draw:ellipse draw:style-name="gr28" draw:text-style-name="P100" svg:width="0.05cm" svg:height="0.054cm" svg:x="8.038cm" svg:y="1.52cm"><text:p/></draw:ellipse><draw:circle draw:style-name="gr28" draw:text-style-name="P100" svg:width="0.05cm" svg:height="0.05cm" svg:x="8.038cm" svg:y="2.021cm"><text:p/></draw:circle><draw:ellipse draw:style-name="gr28" draw:text-style-name="P100" svg:width="0.05cm" svg:height="0.054cm" svg:x="8.038cm" svg:y="2.521cm"><text:p/></draw:ellipse><draw:ellipse draw:style-name="gr28" draw:text-style-name="P100" svg:width="0.05cm" svg:height="0.052cm" svg:x="8.038cm" svg:y="3.022cm"><text:p/></draw:ellipse><draw:ellipse draw:style-name="gr28" draw:text-style-name="P100" svg:width="0.05cm" svg:height="0.054cm" svg:x="8.038cm" svg:y="3.521cm"><text:p/></draw:ellipse><draw:ellipse draw:style-name="gr28" draw:text-style-name="P100" svg:width="0.05cm" svg:height="0.052cm" svg:x="8.038cm" svg:y="4.022cm"><text:p/></draw:ellipse><draw:ellipse draw:style-name="gr28" draw:text-style-name="P100" svg:width="0.05cm" svg:height="0.052cm" svg:x="8.038cm" svg:y="4.521cm"><text:p/></draw:ellipse><draw:circle draw:style-name="gr28" draw:text-style-name="P100" svg:width="0.05cm" svg:height="0.05cm" svg:x="8.038cm" svg:y="5.024cm"><text:p/></draw:circle><draw:ellipse draw:style-name="gr28" draw:text-style-name="P100" svg:width="0.052cm" svg:height="0.05cm" svg:x="8.539cm" svg:y="-0.979cm"><text:p/></draw:ellipse><draw:circle draw:style-name="gr28" draw:text-style-name="P100" svg:width="0.052cm" svg:height="0.052cm" svg:x="8.539cm" svg:y="-0.48cm"><text:p/></draw:circle><draw:ellipse draw:style-name="gr28" draw:text-style-name="P100" svg:width="0.052cm" svg:height="0.05cm" svg:x="8.539cm" svg:y="0.021cm"><text:p/></draw:ellipse><draw:circle draw:style-name="gr28" draw:text-style-name="P100" svg:width="0.052cm" svg:height="0.052cm" svg:x="8.539cm" svg:y="0.52cm"><text:p/></draw:circle><draw:ellipse draw:style-name="gr28" draw:text-style-name="P100" svg:width="0.052cm" svg:height="0.05cm" svg:x="8.539cm" svg:y="1.021cm"><text:p/></draw:ellipse><draw:ellipse draw:style-name="gr28" draw:text-style-name="P100" svg:width="0.052cm" svg:height="0.054cm" svg:x="8.539cm" svg:y="1.52cm"><text:p/></draw:ellipse><draw:ellipse draw:style-name="gr28" draw:text-style-name="P100" svg:width="0.052cm" svg:height="0.05cm" svg:x="8.539cm" svg:y="2.021cm"><text:p/></draw:ellipse><draw:ellipse draw:style-name="gr28" draw:text-style-name="P100" svg:width="0.052cm" svg:height="0.054cm" svg:x="8.539cm" svg:y="2.521cm"><text:p/></draw:ellipse><draw:circle draw:style-name="gr28" draw:text-style-name="P100" svg:width="0.052cm" svg:height="0.052cm" svg:x="8.539cm" svg:y="3.022cm"><text:p/></draw:circle><draw:ellipse draw:style-name="gr28" draw:text-style-name="P100" svg:width="0.052cm" svg:height="0.054cm" svg:x="8.539cm" svg:y="3.521cm"><text:p/></draw:ellipse><draw:circle draw:style-name="gr28" draw:text-style-name="P100" svg:width="0.052cm" svg:height="0.052cm" svg:x="8.539cm" svg:y="4.022cm"><text:p/></draw:circle><draw:circle draw:style-name="gr28" draw:text-style-name="P100" svg:width="0.052cm" svg:height="0.052cm" svg:x="8.539cm" svg:y="4.521cm"><text:p/></draw:circle><draw:ellipse draw:style-name="gr28" draw:text-style-name="P100" svg:width="0.052cm" svg:height="0.05cm" svg:x="8.539cm" svg:y="5.024cm"><text:p/></draw:ellipse><draw:line draw:style-name="gr29" draw:text-style-name="P101" svg:x1="5.431cm" svg:y1="1.92cm" svg:x2="5.681cm" svg:y2="2.17cm"><text:p/></draw:line><draw:line draw:style-name="gr29" draw:text-style-name="P101" svg:x1="5.431cm" svg:y1="2.17cm" svg:x2="5.681cm" svg:y2="1.92cm"><text:p/></draw:line><draw:frame draw:style-name="gr30" draw:text-style-name="P102" svg:width="0.249cm" svg:height="0.414cm" svg:x="5.736cm" svg:y="1.722cm"><draw:text-box><text:p text:style-name="P96"><text:span text:style-name="T46">R</text:span></text:p></draw:text-box></draw:frame><draw:g draw:style-name="gr3"><draw:polygon draw:style-name="gr31" draw:text-style-name="P103" svg:width="3.004cm" svg:height="2.499cm" svg:x="2.554cm" svg:y="2.044cm" svg:viewBox="0 0 3005 2500" draw:points="3005,2001 3005,1500 2503,1500 2503,500 3005,500 3005,0 2004,0 2004,1500 0,1500 0,2500 502,2500 502,2001"><text:p/></draw:polygon><draw:circle draw:style-name="gr33" draw:text-style-name="P104" svg:width="0.204cm" svg:height="0.204cm" draw:transform="rotate (1.5707963267949) translate (2.70404166666667cm 3.89819444444444cm)"><text:p/></draw:circle><draw:ellipse draw:style-name="gr34" draw:text-style-name="P101" svg:width="0.5cm" svg:height="0.503cm" draw:transform="rotate (1.5707963267949) translate (2.54881944444444cm 4.59316666666667cm)" draw:kind="arc" draw:start-angle="267.25" draw:end-angle="0"><text:p/></draw:ellipse></draw:g></draw:g><text:span text:style-name="Bold_5f_niv1"><text:span text:style-name="T13">a.</text:span></text:span></text:p>
          <text:p text:style-name="P44"/>
          <text:p text:style-name="P44"/>
          <text:p text:style-name="P44"/>
          <text:p text:style-name="P44"/>
          <text:p text:style-name="P44"/>
          <text:p text:style-name="P44"/>
          <text:p text:style-name="P44"/>
          <text:p text:style-name="P44"><draw:g text:anchor-type="paragraph" draw:z-index="35" draw:name="Forme16" draw:style-name="gr20"><draw:circle draw:style-name="gr28" draw:text-style-name="P100" svg:width="0.05cm" svg:height="0.05cm" svg:x="2.512cm" svg:y="0.864cm"><text:p/></draw:circle><draw:circle draw:style-name="gr28" draw:text-style-name="P100" svg:width="0.052cm" svg:height="0.052cm" svg:x="2.761cm" svg:y="1.363cm"><text:p/></draw:circle><draw:circle draw:style-name="gr28" draw:text-style-name="P100" svg:width="0.05cm" svg:height="0.05cm" svg:x="2.512cm" svg:y="1.864cm"><text:p/></draw:circle><draw:circle draw:style-name="gr28" draw:text-style-name="P100" svg:width="0.052cm" svg:height="0.052cm" svg:x="2.761cm" svg:y="2.363cm"><text:p/></draw:circle><draw:circle draw:style-name="gr28" draw:text-style-name="P100" svg:width="0.05cm" svg:height="0.05cm" svg:x="2.512cm" svg:y="2.864cm"><text:p/></draw:circle><draw:circle draw:style-name="gr28" draw:text-style-name="P100" svg:width="0.052cm" svg:height="0.052cm" svg:x="2.761cm" svg:y="3.363cm"><text:p/></draw:circle><draw:circle draw:style-name="gr28" draw:text-style-name="P100" svg:width="0.05cm" svg:height="0.05cm" svg:x="2.512cm" svg:y="3.864cm"><text:p/></draw:circle><draw:ellipse draw:style-name="gr28" draw:text-style-name="P100" svg:width="0.052cm" svg:height="0.054cm" svg:x="2.761cm" svg:y="4.364cm"><text:p/></draw:ellipse><draw:ellipse draw:style-name="gr28" draw:text-style-name="P100" svg:width="0.05cm" svg:height="0.052cm" svg:x="2.512cm" svg:y="4.866cm"><text:p/></draw:ellipse><draw:ellipse draw:style-name="gr28" draw:text-style-name="P100" svg:width="0.052cm" svg:height="0.054cm" svg:x="2.761cm" svg:y="5.364cm"><text:p/></draw:ellipse><draw:ellipse draw:style-name="gr28" draw:text-style-name="P100" svg:width="0.05cm" svg:height="0.052cm" svg:x="2.512cm" svg:y="5.865cm"><text:p/></draw:ellipse><draw:circle draw:style-name="gr28" draw:text-style-name="P100" svg:width="0.052cm" svg:height="0.052cm" svg:x="2.761cm" svg:y="6.364cm"><text:p/></draw:circle><draw:circle draw:style-name="gr28" draw:text-style-name="P100" svg:width="0.05cm" svg:height="0.05cm" svg:x="2.512cm" svg:y="6.868cm"><text:p/></draw:circle><draw:ellipse draw:style-name="gr28" draw:text-style-name="P100" svg:width="0.052cm" svg:height="0.05cm" svg:x="3.011cm" svg:y="0.864cm"><text:p/></draw:ellipse><draw:ellipse draw:style-name="gr28" draw:text-style-name="P100" svg:width="0.054cm" svg:height="0.052cm" svg:x="3.26cm" svg:y="1.363cm"><text:p/></draw:ellipse><draw:ellipse draw:style-name="gr28" draw:text-style-name="P100" svg:width="0.052cm" svg:height="0.05cm" svg:x="3.011cm" svg:y="1.864cm"><text:p/></draw:ellipse><draw:ellipse draw:style-name="gr28" draw:text-style-name="P100" svg:width="0.054cm" svg:height="0.052cm" svg:x="3.26cm" svg:y="2.363cm"><text:p/></draw:ellipse><draw:ellipse draw:style-name="gr28" draw:text-style-name="P100" svg:width="0.052cm" svg:height="0.05cm" svg:x="3.011cm" svg:y="2.864cm"><text:p/></draw:ellipse><draw:ellipse draw:style-name="gr28" draw:text-style-name="P100" svg:width="0.054cm" svg:height="0.052cm" svg:x="3.26cm" svg:y="3.363cm"><text:p/></draw:ellipse><draw:ellipse draw:style-name="gr28" draw:text-style-name="P100" svg:width="0.052cm" svg:height="0.05cm" svg:x="3.011cm" svg:y="3.864cm"><text:p/></draw:ellipse><draw:circle draw:style-name="gr28" draw:text-style-name="P100" svg:width="0.054cm" svg:height="0.054cm" svg:x="3.26cm" svg:y="4.364cm"><text:p/></draw:circle><draw:circle draw:style-name="gr28" draw:text-style-name="P100" svg:width="0.052cm" svg:height="0.052cm" svg:x="3.011cm" svg:y="4.866cm"><text:p/></draw:circle><draw:circle draw:style-name="gr28" draw:text-style-name="P100" svg:width="0.054cm" svg:height="0.054cm" svg:x="3.26cm" svg:y="5.364cm"><text:p/></draw:circle><draw:circle draw:style-name="gr28" draw:text-style-name="P100" svg:width="0.052cm" svg:height="0.052cm" svg:x="3.011cm" svg:y="5.865cm"><text:p/></draw:circle><draw:ellipse draw:style-name="gr28" draw:text-style-name="P100" svg:width="0.054cm" svg:height="0.052cm" svg:x="3.26cm" svg:y="6.364cm"><text:p/></draw:ellipse><draw:ellipse draw:style-name="gr28" draw:text-style-name="P100" svg:width="0.052cm" svg:height="0.05cm" svg:x="3.011cm" svg:y="6.868cm"><text:p/></draw:ellipse><draw:circle draw:style-name="gr28" draw:text-style-name="P100" svg:width="0.05cm" svg:height="0.05cm" svg:x="3.512cm" svg:y="0.864cm"><text:p/></draw:circle><draw:ellipse draw:style-name="gr28" draw:text-style-name="P100" svg:width="0.05cm" svg:height="0.052cm" svg:x="3.763cm" svg:y="1.363cm"><text:p/></draw:ellipse><draw:circle draw:style-name="gr28" draw:text-style-name="P100" svg:width="0.05cm" svg:height="0.05cm" svg:x="3.512cm" svg:y="1.864cm"><text:p/></draw:circle><draw:ellipse draw:style-name="gr28" draw:text-style-name="P100" svg:width="0.05cm" svg:height="0.052cm" svg:x="3.763cm" svg:y="2.363cm"><text:p/></draw:ellipse><draw:circle draw:style-name="gr28" draw:text-style-name="P100" svg:width="0.05cm" svg:height="0.05cm" svg:x="3.512cm" svg:y="2.864cm"><text:p/></draw:circle><draw:ellipse draw:style-name="gr28" draw:text-style-name="P100" svg:width="0.05cm" svg:height="0.052cm" svg:x="3.763cm" svg:y="3.363cm"><text:p/></draw:ellipse><draw:circle draw:style-name="gr28" draw:text-style-name="P100" svg:width="0.05cm" svg:height="0.05cm" svg:x="3.512cm" svg:y="3.864cm"><text:p/></draw:circle><draw:ellipse draw:style-name="gr28" draw:text-style-name="P100" svg:width="0.05cm" svg:height="0.054cm" svg:x="3.763cm" svg:y="4.364cm"><text:p/></draw:ellipse><draw:ellipse draw:style-name="gr28" draw:text-style-name="P100" svg:width="0.05cm" svg:height="0.052cm" svg:x="3.512cm" svg:y="4.866cm"><text:p/></draw:ellipse><draw:ellipse draw:style-name="gr28" draw:text-style-name="P100" svg:width="0.05cm" svg:height="0.054cm" svg:x="3.763cm" svg:y="5.364cm"><text:p/></draw:ellipse><draw:ellipse draw:style-name="gr28" draw:text-style-name="P100" svg:width="0.05cm" svg:height="0.052cm" svg:x="3.512cm" svg:y="5.865cm"><text:p/></draw:ellipse><draw:ellipse draw:style-name="gr28" draw:text-style-name="P100" svg:width="0.05cm" svg:height="0.052cm" svg:x="3.763cm" svg:y="6.364cm"><text:p/></draw:ellipse><draw:circle draw:style-name="gr28" draw:text-style-name="P100" svg:width="0.05cm" svg:height="0.05cm" svg:x="3.512cm" svg:y="6.868cm"><text:p/></draw:circle><draw:ellipse draw:style-name="gr28" draw:text-style-name="P100" svg:width="0.052cm" svg:height="0.05cm" svg:x="4.011cm" svg:y="0.864cm"><text:p/></draw:ellipse><draw:ellipse draw:style-name="gr28" draw:text-style-name="P100" svg:width="0.05cm" svg:height="0.052cm" svg:x="4.262cm" svg:y="1.363cm"><text:p/></draw:ellipse><draw:ellipse draw:style-name="gr28" draw:text-style-name="P100" svg:width="0.052cm" svg:height="0.05cm" svg:x="4.011cm" svg:y="1.864cm"><text:p/></draw:ellipse><draw:ellipse draw:style-name="gr28" draw:text-style-name="P100" svg:width="0.05cm" svg:height="0.052cm" svg:x="4.262cm" svg:y="2.363cm"><text:p/></draw:ellipse><draw:ellipse draw:style-name="gr28" draw:text-style-name="P100" svg:width="0.052cm" svg:height="0.05cm" svg:x="4.011cm" svg:y="2.864cm"><text:p/></draw:ellipse><draw:ellipse draw:style-name="gr28" draw:text-style-name="P100" svg:width="0.05cm" svg:height="0.052cm" svg:x="4.262cm" svg:y="3.363cm"><text:p/></draw:ellipse><draw:ellipse draw:style-name="gr28" draw:text-style-name="P100" svg:width="0.052cm" svg:height="0.05cm" svg:x="4.011cm" svg:y="3.864cm"><text:p/></draw:ellipse><draw:ellipse draw:style-name="gr28" draw:text-style-name="P100" svg:width="0.05cm" svg:height="0.054cm" svg:x="4.262cm" svg:y="4.364cm"><text:p/></draw:ellipse><draw:circle draw:style-name="gr28" draw:text-style-name="P100" svg:width="0.052cm" svg:height="0.052cm" svg:x="4.011cm" svg:y="4.866cm"><text:p/></draw:circle><draw:ellipse draw:style-name="gr28" draw:text-style-name="P100" svg:width="0.05cm" svg:height="0.054cm" svg:x="4.262cm" svg:y="5.364cm"><text:p/></draw:ellipse><draw:circle draw:style-name="gr28" draw:text-style-name="P100" svg:width="0.052cm" svg:height="0.052cm" svg:x="4.011cm" svg:y="5.865cm"><text:p/></draw:circle><draw:ellipse draw:style-name="gr28" draw:text-style-name="P100" svg:width="0.05cm" svg:height="0.052cm" svg:x="4.262cm" svg:y="6.364cm"><text:p/></draw:ellipse><draw:ellipse draw:style-name="gr28" draw:text-style-name="P100" svg:width="0.052cm" svg:height="0.05cm" svg:x="4.011cm" svg:y="6.868cm"><text:p/></draw:ellipse><draw:circle draw:style-name="gr28" draw:text-style-name="P100" svg:width="0.05cm" svg:height="0.05cm" svg:x="4.512cm" svg:y="0.864cm"><text:p/></draw:circle><draw:ellipse draw:style-name="gr28" draw:text-style-name="P100" svg:width="0.05cm" svg:height="0.052cm" svg:x="4.763cm" svg:y="1.363cm"><text:p/></draw:ellipse><draw:circle draw:style-name="gr28" draw:text-style-name="P100" svg:width="0.05cm" svg:height="0.05cm" svg:x="4.512cm" svg:y="1.864cm"><text:p/></draw:circle><draw:ellipse draw:style-name="gr28" draw:text-style-name="P100" svg:width="0.05cm" svg:height="0.052cm" svg:x="4.763cm" svg:y="2.363cm"><text:p/></draw:ellipse><draw:circle draw:style-name="gr28" draw:text-style-name="P100" svg:width="0.05cm" svg:height="0.05cm" svg:x="4.512cm" svg:y="2.864cm"><text:p/></draw:circle><draw:ellipse draw:style-name="gr28" draw:text-style-name="P100" svg:width="0.05cm" svg:height="0.052cm" svg:x="4.763cm" svg:y="3.363cm"><text:p/></draw:ellipse><draw:circle draw:style-name="gr28" draw:text-style-name="P100" svg:width="0.05cm" svg:height="0.05cm" svg:x="4.512cm" svg:y="3.864cm"><text:p/></draw:circle><draw:ellipse draw:style-name="gr28" draw:text-style-name="P100" svg:width="0.05cm" svg:height="0.054cm" svg:x="4.763cm" svg:y="4.364cm"><text:p/></draw:ellipse><draw:ellipse draw:style-name="gr28" draw:text-style-name="P100" svg:width="0.05cm" svg:height="0.052cm" svg:x="4.512cm" svg:y="4.866cm"><text:p/></draw:ellipse><draw:ellipse draw:style-name="gr28" draw:text-style-name="P100" svg:width="0.05cm" svg:height="0.054cm" svg:x="4.763cm" svg:y="5.364cm"><text:p/></draw:ellipse><draw:ellipse draw:style-name="gr28" draw:text-style-name="P100" svg:width="0.05cm" svg:height="0.052cm" svg:x="4.512cm" svg:y="5.865cm"><text:p/></draw:ellipse><draw:ellipse draw:style-name="gr28" draw:text-style-name="P100" svg:width="0.05cm" svg:height="0.052cm" svg:x="4.763cm" svg:y="6.364cm"><text:p/></draw:ellipse><draw:circle draw:style-name="gr28" draw:text-style-name="P100" svg:width="0.05cm" svg:height="0.05cm" svg:x="4.512cm" svg:y="6.868cm"><text:p/></draw:circle><draw:ellipse draw:style-name="gr28" draw:text-style-name="P100" svg:width="0.052cm" svg:height="0.05cm" svg:x="5.011cm" svg:y="0.864cm"><text:p/></draw:ellipse><draw:ellipse draw:style-name="gr28" draw:text-style-name="P100" svg:width="0.05cm" svg:height="0.052cm" svg:x="5.262cm" svg:y="1.363cm"><text:p/></draw:ellipse><draw:ellipse draw:style-name="gr28" draw:text-style-name="P100" svg:width="0.052cm" svg:height="0.05cm" svg:x="5.011cm" svg:y="1.864cm"><text:p/></draw:ellipse><draw:ellipse draw:style-name="gr28" draw:text-style-name="P100" svg:width="0.05cm" svg:height="0.052cm" svg:x="5.262cm" svg:y="2.363cm"><text:p/></draw:ellipse><draw:ellipse draw:style-name="gr28" draw:text-style-name="P100" svg:width="0.052cm" svg:height="0.05cm" svg:x="5.011cm" svg:y="2.864cm"><text:p/></draw:ellipse><draw:ellipse draw:style-name="gr28" draw:text-style-name="P100" svg:width="0.05cm" svg:height="0.052cm" svg:x="5.262cm" svg:y="3.363cm"><text:p/></draw:ellipse><draw:ellipse draw:style-name="gr28" draw:text-style-name="P100" svg:width="0.052cm" svg:height="0.05cm" svg:x="5.011cm" svg:y="3.864cm"><text:p/></draw:ellipse><draw:ellipse draw:style-name="gr28" draw:text-style-name="P100" svg:width="0.05cm" svg:height="0.054cm" svg:x="5.262cm" svg:y="4.364cm"><text:p/></draw:ellipse><draw:circle draw:style-name="gr28" draw:text-style-name="P100" svg:width="0.052cm" svg:height="0.052cm" svg:x="5.011cm" svg:y="4.866cm"><text:p/></draw:circle><draw:ellipse draw:style-name="gr28" draw:text-style-name="P100" svg:width="0.05cm" svg:height="0.054cm" svg:x="5.262cm" svg:y="5.364cm"><text:p/></draw:ellipse><draw:circle draw:style-name="gr28" draw:text-style-name="P100" svg:width="0.052cm" svg:height="0.052cm" svg:x="5.011cm" svg:y="5.865cm"><text:p/></draw:circle><draw:ellipse draw:style-name="gr28" draw:text-style-name="P100" svg:width="0.05cm" svg:height="0.052cm" svg:x="5.262cm" svg:y="6.364cm"><text:p/></draw:ellipse><draw:ellipse draw:style-name="gr28" draw:text-style-name="P100" svg:width="0.052cm" svg:height="0.05cm" svg:x="5.011cm" svg:y="6.868cm"><text:p/></draw:ellipse><draw:circle draw:style-name="gr28" draw:text-style-name="P100" svg:width="0.05cm" svg:height="0.05cm" svg:x="5.512cm" svg:y="0.864cm"><text:p/></draw:circle><draw:ellipse draw:style-name="gr28" draw:text-style-name="P100" svg:width="0.05cm" svg:height="0.052cm" svg:x="5.763cm" svg:y="1.363cm"><text:p/></draw:ellipse><draw:circle draw:style-name="gr28" draw:text-style-name="P100" svg:width="0.05cm" svg:height="0.05cm" svg:x="5.512cm" svg:y="1.864cm"><text:p/></draw:circle><draw:ellipse draw:style-name="gr28" draw:text-style-name="P100" svg:width="0.05cm" svg:height="0.052cm" svg:x="5.763cm" svg:y="2.363cm"><text:p/></draw:ellipse><draw:circle draw:style-name="gr28" draw:text-style-name="P100" svg:width="0.05cm" svg:height="0.05cm" svg:x="5.512cm" svg:y="2.864cm"><text:p/></draw:circle><draw:ellipse draw:style-name="gr28" draw:text-style-name="P100" svg:width="0.05cm" svg:height="0.052cm" svg:x="5.763cm" svg:y="3.363cm"><text:p/></draw:ellipse><draw:circle draw:style-name="gr28" draw:text-style-name="P100" svg:width="0.05cm" svg:height="0.05cm" svg:x="5.512cm" svg:y="3.864cm"><text:p/></draw:circle><draw:ellipse draw:style-name="gr28" draw:text-style-name="P100" svg:width="0.05cm" svg:height="0.054cm" svg:x="5.763cm" svg:y="4.364cm"><text:p/></draw:ellipse><draw:ellipse draw:style-name="gr28" draw:text-style-name="P100" svg:width="0.05cm" svg:height="0.052cm" svg:x="5.512cm" svg:y="4.866cm"><text:p/></draw:ellipse><draw:ellipse draw:style-name="gr28" draw:text-style-name="P100" svg:width="0.05cm" svg:height="0.054cm" svg:x="5.763cm" svg:y="5.364cm"><text:p/></draw:ellipse><draw:ellipse draw:style-name="gr28" draw:text-style-name="P100" svg:width="0.05cm" svg:height="0.052cm" svg:x="5.512cm" svg:y="5.865cm"><text:p/></draw:ellipse><draw:ellipse draw:style-name="gr28" draw:text-style-name="P100" svg:width="0.05cm" svg:height="0.052cm" svg:x="5.763cm" svg:y="6.364cm"><text:p/></draw:ellipse><draw:circle draw:style-name="gr28" draw:text-style-name="P100" svg:width="0.05cm" svg:height="0.05cm" svg:x="5.512cm" svg:y="6.868cm"><text:p/></draw:circle><draw:ellipse draw:style-name="gr28" draw:text-style-name="P100" svg:width="0.054cm" svg:height="0.05cm" svg:x="6.012cm" svg:y="0.864cm"><text:p/></draw:ellipse><draw:circle draw:style-name="gr28" draw:text-style-name="P100" svg:width="0.052cm" svg:height="0.052cm" svg:x="6.262cm" svg:y="1.363cm"><text:p/></draw:circle><draw:ellipse draw:style-name="gr28" draw:text-style-name="P100" svg:width="0.054cm" svg:height="0.05cm" svg:x="6.012cm" svg:y="1.864cm"><text:p/></draw:ellipse><draw:circle draw:style-name="gr28" draw:text-style-name="P100" svg:width="0.052cm" svg:height="0.052cm" svg:x="6.262cm" svg:y="2.363cm"><text:p/></draw:circle><draw:ellipse draw:style-name="gr28" draw:text-style-name="P100" svg:width="0.054cm" svg:height="0.05cm" svg:x="6.012cm" svg:y="2.864cm"><text:p/></draw:ellipse><draw:circle draw:style-name="gr28" draw:text-style-name="P100" svg:width="0.052cm" svg:height="0.052cm" svg:x="6.262cm" svg:y="3.363cm"><text:p/></draw:circle><draw:ellipse draw:style-name="gr28" draw:text-style-name="P100" svg:width="0.054cm" svg:height="0.05cm" svg:x="6.012cm" svg:y="3.864cm"><text:p/></draw:ellipse><draw:ellipse draw:style-name="gr28" draw:text-style-name="P100" svg:width="0.052cm" svg:height="0.054cm" svg:x="6.262cm" svg:y="4.364cm"><text:p/></draw:ellipse><draw:ellipse draw:style-name="gr28" draw:text-style-name="P100" svg:width="0.054cm" svg:height="0.052cm" svg:x="6.012cm" svg:y="4.866cm"><text:p/></draw:ellipse><draw:ellipse draw:style-name="gr28" draw:text-style-name="P100" svg:width="0.052cm" svg:height="0.054cm" svg:x="6.262cm" svg:y="5.364cm"><text:p/></draw:ellipse><draw:ellipse draw:style-name="gr28" draw:text-style-name="P100" svg:width="0.054cm" svg:height="0.052cm" svg:x="6.012cm" svg:y="5.865cm"><text:p/></draw:ellipse><draw:circle draw:style-name="gr28" draw:text-style-name="P100" svg:width="0.052cm" svg:height="0.052cm" svg:x="6.262cm" svg:y="6.364cm"><text:p/></draw:circle><draw:ellipse draw:style-name="gr28" draw:text-style-name="P100" svg:width="0.054cm" svg:height="0.05cm" svg:x="6.012cm" svg:y="6.868cm"><text:p/></draw:ellipse><draw:ellipse draw:style-name="gr28" draw:text-style-name="P100" svg:width="0.052cm" svg:height="0.05cm" svg:x="6.514cm" svg:y="0.864cm"><text:p/></draw:ellipse><draw:ellipse draw:style-name="gr28" draw:text-style-name="P100" svg:width="0.054cm" svg:height="0.052cm" svg:x="6.761cm" svg:y="1.363cm"><text:p/></draw:ellipse><draw:ellipse draw:style-name="gr28" draw:text-style-name="P100" svg:width="0.052cm" svg:height="0.05cm" svg:x="6.514cm" svg:y="1.864cm"><text:p/></draw:ellipse><draw:ellipse draw:style-name="gr28" draw:text-style-name="P100" svg:width="0.054cm" svg:height="0.052cm" svg:x="6.761cm" svg:y="2.363cm"><text:p/></draw:ellipse><draw:ellipse draw:style-name="gr28" draw:text-style-name="P100" svg:width="0.052cm" svg:height="0.05cm" svg:x="6.514cm" svg:y="2.864cm"><text:p/></draw:ellipse><draw:ellipse draw:style-name="gr28" draw:text-style-name="P100" svg:width="0.054cm" svg:height="0.052cm" svg:x="6.761cm" svg:y="3.363cm"><text:p/></draw:ellipse><draw:ellipse draw:style-name="gr28" draw:text-style-name="P100" svg:width="0.052cm" svg:height="0.05cm" svg:x="6.514cm" svg:y="3.864cm"><text:p/></draw:ellipse><draw:circle draw:style-name="gr28" draw:text-style-name="P100" svg:width="0.054cm" svg:height="0.054cm" svg:x="6.761cm" svg:y="4.364cm"><text:p/></draw:circle><draw:circle draw:style-name="gr28" draw:text-style-name="P100" svg:width="0.052cm" svg:height="0.052cm" svg:x="6.514cm" svg:y="4.866cm"><text:p/></draw:circle><draw:circle draw:style-name="gr28" draw:text-style-name="P100" svg:width="0.054cm" svg:height="0.054cm" svg:x="6.761cm" svg:y="5.364cm"><text:p/></draw:circle><draw:circle draw:style-name="gr28" draw:text-style-name="P100" svg:width="0.052cm" svg:height="0.052cm" svg:x="6.514cm" svg:y="5.865cm"><text:p/></draw:circle><draw:ellipse draw:style-name="gr28" draw:text-style-name="P100" svg:width="0.054cm" svg:height="0.052cm" svg:x="6.761cm" svg:y="6.364cm"><text:p/></draw:ellipse><draw:ellipse draw:style-name="gr28" draw:text-style-name="P100" svg:width="0.052cm" svg:height="0.05cm" svg:x="6.514cm" svg:y="6.868cm"><text:p/></draw:ellipse><draw:ellipse draw:style-name="gr28" draw:text-style-name="P100" svg:width="0.054cm" svg:height="0.05cm" svg:x="7.012cm" svg:y="0.864cm"><text:p/></draw:ellipse><draw:ellipse draw:style-name="gr28" draw:text-style-name="P100" svg:width="0.05cm" svg:height="0.052cm" svg:x="7.264cm" svg:y="1.363cm"><text:p/></draw:ellipse><draw:ellipse draw:style-name="gr28" draw:text-style-name="P100" svg:width="0.054cm" svg:height="0.05cm" svg:x="7.012cm" svg:y="1.864cm"><text:p/></draw:ellipse><draw:ellipse draw:style-name="gr28" draw:text-style-name="P100" svg:width="0.05cm" svg:height="0.052cm" svg:x="7.264cm" svg:y="2.363cm"><text:p/></draw:ellipse><draw:ellipse draw:style-name="gr28" draw:text-style-name="P100" svg:width="0.054cm" svg:height="0.05cm" svg:x="7.012cm" svg:y="2.864cm"><text:p/></draw:ellipse><draw:ellipse draw:style-name="gr28" draw:text-style-name="P100" svg:width="0.05cm" svg:height="0.052cm" svg:x="7.264cm" svg:y="3.363cm"><text:p/></draw:ellipse><draw:ellipse draw:style-name="gr28" draw:text-style-name="P100" svg:width="0.054cm" svg:height="0.05cm" svg:x="7.012cm" svg:y="3.864cm"><text:p/></draw:ellipse><draw:ellipse draw:style-name="gr28" draw:text-style-name="P100" svg:width="0.05cm" svg:height="0.054cm" svg:x="7.264cm" svg:y="4.364cm"><text:p/></draw:ellipse><draw:ellipse draw:style-name="gr28" draw:text-style-name="P100" svg:width="0.054cm" svg:height="0.052cm" svg:x="7.012cm" svg:y="4.866cm"><text:p/></draw:ellipse><draw:ellipse draw:style-name="gr28" draw:text-style-name="P100" svg:width="0.05cm" svg:height="0.054cm" svg:x="7.264cm" svg:y="5.364cm"><text:p/></draw:ellipse><draw:ellipse draw:style-name="gr28" draw:text-style-name="P100" svg:width="0.054cm" svg:height="0.052cm" svg:x="7.012cm" svg:y="5.865cm"><text:p/></draw:ellipse><draw:ellipse draw:style-name="gr28" draw:text-style-name="P100" svg:width="0.05cm" svg:height="0.052cm" svg:x="7.264cm" svg:y="6.364cm"><text:p/></draw:ellipse><draw:ellipse draw:style-name="gr28" draw:text-style-name="P100" svg:width="0.054cm" svg:height="0.05cm" svg:x="7.012cm" svg:y="6.868cm"><text:p/></draw:ellipse><draw:ellipse draw:style-name="gr28" draw:text-style-name="P100" svg:width="0.052cm" svg:height="0.05cm" svg:x="7.513cm" svg:y="0.864cm"><text:p/></draw:ellipse><draw:circle draw:style-name="gr28" draw:text-style-name="P100" svg:width="0.052cm" svg:height="0.052cm" svg:x="7.763cm" svg:y="1.363cm"><text:p/></draw:circle><draw:ellipse draw:style-name="gr28" draw:text-style-name="P100" svg:width="0.052cm" svg:height="0.05cm" svg:x="7.513cm" svg:y="1.864cm"><text:p/></draw:ellipse><draw:circle draw:style-name="gr28" draw:text-style-name="P100" svg:width="0.052cm" svg:height="0.052cm" svg:x="7.763cm" svg:y="2.363cm"><text:p/></draw:circle><draw:ellipse draw:style-name="gr28" draw:text-style-name="P100" svg:width="0.052cm" svg:height="0.05cm" svg:x="7.513cm" svg:y="2.864cm"><text:p/></draw:ellipse><draw:circle draw:style-name="gr28" draw:text-style-name="P100" svg:width="0.052cm" svg:height="0.052cm" svg:x="7.763cm" svg:y="3.363cm"><text:p/></draw:circle><draw:ellipse draw:style-name="gr28" draw:text-style-name="P100" svg:width="0.052cm" svg:height="0.05cm" svg:x="7.513cm" svg:y="3.864cm"><text:p/></draw:ellipse><draw:ellipse draw:style-name="gr28" draw:text-style-name="P100" svg:width="0.052cm" svg:height="0.054cm" svg:x="7.763cm" svg:y="4.364cm"><text:p/></draw:ellipse><draw:circle draw:style-name="gr28" draw:text-style-name="P100" svg:width="0.052cm" svg:height="0.052cm" svg:x="7.513cm" svg:y="4.866cm"><text:p/></draw:circle><draw:ellipse draw:style-name="gr28" draw:text-style-name="P100" svg:width="0.052cm" svg:height="0.054cm" svg:x="7.763cm" svg:y="5.364cm"><text:p/></draw:ellipse><draw:circle draw:style-name="gr28" draw:text-style-name="P100" svg:width="0.052cm" svg:height="0.052cm" svg:x="7.513cm" svg:y="5.865cm"><text:p/></draw:circle><draw:circle draw:style-name="gr28" draw:text-style-name="P100" svg:width="0.052cm" svg:height="0.052cm" svg:x="7.763cm" svg:y="6.364cm"><text:p/></draw:circle><draw:ellipse draw:style-name="gr28" draw:text-style-name="P100" svg:width="0.052cm" svg:height="0.05cm" svg:x="7.513cm" svg:y="6.868cm"><text:p/></draw:ellipse><draw:ellipse draw:style-name="gr28" draw:text-style-name="P100" svg:width="0.052cm" svg:height="0.05cm" svg:x="8.012cm" svg:y="0.864cm"><text:p/></draw:ellipse><draw:ellipse draw:style-name="gr28" draw:text-style-name="P100" svg:width="0.05cm" svg:height="0.052cm" svg:x="8.264cm" svg:y="1.363cm"><text:p/></draw:ellipse><draw:ellipse draw:style-name="gr28" draw:text-style-name="P100" svg:width="0.052cm" svg:height="0.05cm" svg:x="8.012cm" svg:y="1.864cm"><text:p/></draw:ellipse><draw:ellipse draw:style-name="gr28" draw:text-style-name="P100" svg:width="0.05cm" svg:height="0.052cm" svg:x="8.264cm" svg:y="2.363cm"><text:p/></draw:ellipse><draw:ellipse draw:style-name="gr28" draw:text-style-name="P100" svg:width="0.052cm" svg:height="0.05cm" svg:x="8.012cm" svg:y="2.864cm"><text:p/></draw:ellipse><draw:ellipse draw:style-name="gr28" draw:text-style-name="P100" svg:width="0.05cm" svg:height="0.052cm" svg:x="8.264cm" svg:y="3.363cm"><text:p/></draw:ellipse><draw:ellipse draw:style-name="gr28" draw:text-style-name="P100" svg:width="0.052cm" svg:height="0.05cm" svg:x="8.012cm" svg:y="3.864cm"><text:p/></draw:ellipse><draw:ellipse draw:style-name="gr28" draw:text-style-name="P100" svg:width="0.05cm" svg:height="0.054cm" svg:x="8.264cm" svg:y="4.364cm"><text:p/></draw:ellipse><draw:circle draw:style-name="gr28" draw:text-style-name="P100" svg:width="0.052cm" svg:height="0.052cm" svg:x="8.012cm" svg:y="4.866cm"><text:p/></draw:circle><draw:ellipse draw:style-name="gr28" draw:text-style-name="P100" svg:width="0.05cm" svg:height="0.054cm" svg:x="8.264cm" svg:y="5.364cm"><text:p/></draw:ellipse><draw:circle draw:style-name="gr28" draw:text-style-name="P100" svg:width="0.052cm" svg:height="0.052cm" svg:x="8.012cm" svg:y="5.865cm"><text:p/></draw:circle><draw:ellipse draw:style-name="gr28" draw:text-style-name="P100" svg:width="0.05cm" svg:height="0.052cm" svg:x="8.264cm" svg:y="6.364cm"><text:p/></draw:ellipse><draw:ellipse draw:style-name="gr28" draw:text-style-name="P100" svg:width="0.052cm" svg:height="0.05cm" svg:x="8.012cm" svg:y="6.868cm"><text:p/></draw:ellipse><draw:circle draw:style-name="gr28" draw:text-style-name="P100" svg:width="0.05cm" svg:height="0.05cm" svg:x="8.516cm" svg:y="0.864cm"><text:p/></draw:circle><draw:circle draw:style-name="gr28" draw:text-style-name="P100" svg:width="0.05cm" svg:height="0.05cm" svg:x="8.516cm" svg:y="1.864cm"><text:p/></draw:circle><draw:circle draw:style-name="gr28" draw:text-style-name="P100" svg:width="0.05cm" svg:height="0.05cm" svg:x="8.516cm" svg:y="2.864cm"><text:p/></draw:circle><draw:circle draw:style-name="gr28" draw:text-style-name="P100" svg:width="0.05cm" svg:height="0.05cm" svg:x="8.516cm" svg:y="3.864cm"><text:p/></draw:circle><draw:ellipse draw:style-name="gr28" draw:text-style-name="P100" svg:width="0.05cm" svg:height="0.052cm" svg:x="8.516cm" svg:y="4.866cm"><text:p/></draw:ellipse><draw:ellipse draw:style-name="gr28" draw:text-style-name="P100" svg:width="0.05cm" svg:height="0.052cm" svg:x="8.516cm" svg:y="5.865cm"><text:p/></draw:ellipse><draw:circle draw:style-name="gr28" draw:text-style-name="P100" svg:width="0.05cm" svg:height="0.05cm" svg:x="8.516cm" svg:y="6.868cm"><text:p/></draw:circle><draw:line draw:style-name="gr29" draw:text-style-name="P101" svg:x1="5.415cm" svg:y1="3.766cm" svg:x2="5.665cm" svg:y2="4.016cm"><text:p/></draw:line><draw:line draw:style-name="gr29" draw:text-style-name="P101" svg:x1="5.415cm" svg:y1="4.016cm" svg:x2="5.665cm" svg:y2="3.766cm"><text:p/></draw:line><draw:frame draw:style-name="gr30" draw:text-style-name="P102" svg:width="0.249cm" svg:height="0.414cm" svg:x="5.422cm" svg:y="3.372cm"><draw:text-box><text:p text:style-name="P96"><text:span text:style-name="T46">R</text:span></text:p></draw:text-box></draw:frame><draw:polygon draw:style-name="gr31" draw:text-style-name="P103" svg:width="3cm" svg:height="2.999cm" svg:x="2.786cm" svg:y="2.392cm" svg:viewBox="0 0 3001 3000" draw:points="3001,1999 2500,3000 2001,3000 1751,2500 1252,2500 0,0 499,0 1000,998 1500,998 2001,1999"><text:p/></draw:polygon><draw:ellipse draw:style-name="gr32" draw:text-style-name="P104" svg:width="0.2cm" svg:height="0.204cm" svg:x="4.937cm" svg:y="4.789cm"><text:p/></draw:ellipse><draw:polygon draw:style-name="gr32" draw:text-style-name="P104" svg:width="0.5cm" svg:height="0.5cm" svg:x="5.288cm" svg:y="4.385cm" svg:viewBox="0 0 501 501" draw:points="0,0 501,0 250,501"><text:p/></draw:polygon></draw:g></text:p>
          <text:p text:style-name="P45"><text:span text:style-name="Bold_5f_niv1">b.</text:span></text:p>
          <text:p text:style-name="P44"/>
          <text:p text:style-name="P44"/>
          <text:p text:style-name="P44"/>
          <text:p text:style-name="P44"/>
          <text:p text:style-name="P44"/>
          <text:p text:style-name="P44"/>
          <text:p text:style-name="P44"/>
          <text:p text:style-name="P44"/>
          <text:p text:style-name="P44"/>
          <text:p text:style-name="P44"/>
          <text:list xml:id="list95452482767534" text:continue-numbering="true" text:style-name="Num_5f_Exo">
            <text:list-item>
              <text:h text:style-name="P60" text:outline-level="1"><text:span text:style-name="T12"> </text:span><text:span text:style-name="T31">Construis le symétrique par rapport à O de cette figure en utilisant </text:span><text:span text:style-name="T32">uniquement ta règle</text:span><text:span text:style-name="T33">.</text:span></text:h>
            </text:list-item>
          </text:list>
          <text:p text:style-name="P32"><draw:g text:anchor-type="as-char" draw:z-index="21" draw:name="Forme10" draw:style-name="gr43"><draw:circle draw:style-name="gr103" draw:text-style-name="P98" svg:width="3.751cm" svg:height="3.751cm" svg:x="2.311cm" svg:y="2.311cm"><text:p/></draw:circle><draw:g draw:style-name="gr3"><draw:ellipse draw:style-name="gr103" draw:text-style-name="P98" svg:width="2.1cm" svg:height="2.103cm" svg:x="3.136cm" svg:y="3.134cm"><text:p/></draw:ellipse><draw:circle draw:style-name="gr104" draw:text-style-name="P124" svg:width="1.872cm" svg:height="1.872cm" svg:x="3.249cm" svg:y="3.249cm"><text:p text:style-name="P123"><text:span text:style-name="T53"><text:s text:c="11"/></text:span></text:p></draw:circle><draw:circle draw:style-name="gr103" draw:text-style-name="P98" svg:width="4.186cm" svg:height="4.186cm" svg:x="2.092cm" svg:y="2.094cm"><text:p/></draw:circle><draw:circle draw:style-name="gr103" draw:text-style-name="P98" svg:width="5.294cm" svg:height="5.294cm" svg:x="1.538cm" svg:y="1.538cm"><text:p/></draw:circle><draw:ellipse draw:style-name="gr103" draw:text-style-name="P98" svg:width="7.487cm" svg:height="7.488cm" svg:x="0.443cm" svg:y="0.443cm"><text:p/></draw:ellipse><draw:circle draw:style-name="gr104" draw:text-style-name="P124" svg:width="8.37cm" svg:height="8.37cm" svg:x="0cm" svg:y="0cm"><text:p text:style-name="P123"><text:span text:style-name="T53"><text:s text:c="19"/></text:span></text:p></draw:circle><draw:circle draw:style-name="gr103" draw:text-style-name="P98" svg:width="1.872cm" svg:height="1.872cm" svg:x="3.249cm" svg:y="3.249cm"><text:p/></draw:circle><draw:polygon draw:style-name="gr105" draw:text-style-name="P98" svg:width="3.742cm" svg:height="1.871cm" svg:x="0.442cm" svg:y="4.185cm" svg:viewBox="0 0 3743 1872" draw:points="2807,0 3743,936 2807,1872 1871,1872 0,0 0,1872 1871,0"><text:p/></draw:polygon><draw:line draw:style-name="gr106" draw:text-style-name="P99" svg:x1="3.717cm" svg:y1="5.121cm" svg:x2="4.185cm" svg:y2="5.121cm"><text:p/></draw:line><draw:circle draw:style-name="gr32" draw:text-style-name="P125" svg:width="0.101cm" svg:height="0.101cm" svg:x="3.2cm" svg:y="4.604cm"><text:p/></draw:circle><draw:circle draw:style-name="gr32" draw:text-style-name="P125" svg:width="0.103cm" svg:height="0.103cm" svg:x="4.135cm" svg:y="4.135cm"><text:p/></draw:circle><draw:frame draw:style-name="gr107" draw:text-style-name="P106" svg:width="0.38cm" svg:height="0.793cm" svg:x="3.921cm" svg:y="3.604cm"><draw:text-box><text:p text:style-name="P96"><text:span text:style-name="T47">O</text:span></text:p></draw:text-box></draw:frame></draw:g></draw:g></text:p>
          <text:list xml:id="list95453271077346" text:continue-numbering="true" text:style-name="Num_5f_Exo">
            <text:list-item>
              <text:h text:style-name="P61" text:outline-level="1"><text:soft-page-break/> <text:span text:style-name="T36">Construis le symétrique de chaque figure par rapport au point P.</text:span></text:h>
            </text:list-item>
          </text:list>
          <text:p text:style-name="P40"><draw:g text:anchor-type="as-char" draw:z-index="22" draw:name="Forme17" draw:style-name="gr96"><draw:line draw:style-name="gr97" draw:text-style-name="P101" svg:x1="9.001cm" svg:y1="0.3cm" svg:x2="0.018cm" svg:y2="0.3cm"><text:p/></draw:line><draw:line draw:style-name="gr97" draw:text-style-name="P101" svg:x1="2.664cm" svg:y1="4.492cm" svg:x2="5.258cm" svg:y2="0.001cm"><text:p/></draw:line><draw:line draw:style-name="gr97" draw:text-style-name="P101" svg:x1="9.001cm" svg:y1="0.956cm" svg:x2="0.018cm" svg:y2="0.956cm"><text:p/></draw:line><draw:line draw:style-name="gr97" draw:text-style-name="P101" svg:x1="9.001cm" svg:y1="1.598cm" svg:x2="0.018cm" svg:y2="1.598cm"><text:p/></draw:line><draw:line draw:style-name="gr97" draw:text-style-name="P101" svg:x1="9.001cm" svg:y1="2.247cm" svg:x2="0.018cm" svg:y2="2.247cm"><text:p/></draw:line><draw:line draw:style-name="gr97" draw:text-style-name="P101" svg:x1="9.001cm" svg:y1="2.898cm" svg:x2="0.018cm" svg:y2="2.898cm"><text:p/></draw:line><draw:line draw:style-name="gr97" draw:text-style-name="P101" svg:x1="9.001cm" svg:y1="3.541cm" svg:x2="0.018cm" svg:y2="3.541cm"><text:p/></draw:line><draw:line draw:style-name="gr97" draw:text-style-name="P101" svg:x1="9.001cm" svg:y1="4.191cm" svg:x2="0.018cm" svg:y2="4.191cm"><text:p/></draw:line><draw:line draw:style-name="gr100" draw:text-style-name="P101" svg:x1="4.585cm" svg:y1="2.127cm" svg:x2="4.836cm" svg:y2="2.368cm"><text:p/></draw:line><draw:line draw:style-name="gr100" draw:text-style-name="P101" svg:x1="4.585cm" svg:y1="2.368cm" svg:x2="4.836cm" svg:y2="2.127cm"><text:p/></draw:line><draw:frame draw:style-name="gr102" draw:text-style-name="P102" svg:width="0.223cm" svg:height="0.428cm" svg:x="4.577cm" svg:y="1.704cm"><draw:text-box><text:p text:style-name="P96"><text:span text:style-name="T46">P</text:span></text:p></draw:text-box></draw:frame><draw:line draw:style-name="gr97" draw:text-style-name="P101" svg:x1="3.413cm" svg:y1="4.492cm" svg:x2="6.004cm" svg:y2="0.001cm"><text:p/></draw:line><draw:line draw:style-name="gr97" draw:text-style-name="P101" svg:x1="4.16cm" svg:y1="4.492cm" svg:x2="6.754cm" svg:y2="0.001cm"><text:p/></draw:line><draw:line draw:style-name="gr97" draw:text-style-name="P101" svg:x1="4.91cm" svg:y1="4.492cm" svg:x2="7.502cm" svg:y2="0.001cm"><text:p/></draw:line><draw:line draw:style-name="gr97" draw:text-style-name="P101" svg:x1="5.658cm" svg:y1="4.492cm" svg:x2="8.252cm" svg:y2="0.001cm"><text:p/></draw:line><draw:line draw:style-name="gr97" draw:text-style-name="P101" svg:x1="6.408cm" svg:y1="4.492cm" svg:x2="9cm" svg:y2="0.001cm"><text:p/></draw:line><draw:line draw:style-name="gr97" draw:text-style-name="P101" svg:x1="7.156cm" svg:y1="4.492cm" svg:x2="9cm" svg:y2="1.299cm"><text:p/></draw:line><draw:line draw:style-name="gr97" draw:text-style-name="P101" svg:x1="7.905cm" svg:y1="4.495cm" svg:x2="8.999cm" svg:y2="2.598cm"><text:p/></draw:line><draw:line draw:style-name="gr97" draw:text-style-name="P101" svg:x1="8.655cm" svg:y1="4.491cm" svg:x2="8.999cm" svg:y2="3.892cm"><text:p/></draw:line><draw:line draw:style-name="gr97" draw:text-style-name="P101" svg:x1="1.915cm" svg:y1="4.492cm" svg:x2="4.507cm" svg:y2="0.001cm"><text:p/></draw:line><draw:line draw:style-name="gr97" draw:text-style-name="P101" svg:x1="1.165cm" svg:y1="4.492cm" svg:x2="3.759cm" svg:y2="0.001cm"><text:p/></draw:line><draw:line draw:style-name="gr97" draw:text-style-name="P101" svg:x1="0.417cm" svg:y1="4.492cm" svg:x2="3.009cm" svg:y2="0.001cm"><text:p/></draw:line><draw:line draw:style-name="gr97" draw:text-style-name="P101" svg:x1="0.018cm" svg:y1="3.89cm" svg:x2="2.263cm" svg:y2="0.001cm"><text:p/></draw:line><draw:line draw:style-name="gr97" draw:text-style-name="P101" svg:x1="0.001cm" svg:y1="2.621cm" svg:x2="1.512cm" svg:y2="0.001cm"><text:p/></draw:line><draw:line draw:style-name="gr97" draw:text-style-name="P101" svg:x1="0.018cm" svg:y1="1.297cm" svg:x2="0.766cm" svg:y2="0.001cm"><text:p/></draw:line><draw:line draw:style-name="gr97" draw:text-style-name="P101" svg:x1="2.664cm" svg:y1="0.001cm" svg:x2="5.258cm" svg:y2="4.492cm"><text:p/></draw:line><draw:line draw:style-name="gr97" draw:text-style-name="P101" svg:x1="3.413cm" svg:y1="0.001cm" svg:x2="6.004cm" svg:y2="4.492cm"><text:p/></draw:line><draw:line draw:style-name="gr97" draw:text-style-name="P101" svg:x1="4.16cm" svg:y1="0.001cm" svg:x2="6.754cm" svg:y2="4.492cm"><text:p/></draw:line><draw:line draw:style-name="gr97" draw:text-style-name="P101" svg:x1="4.91cm" svg:y1="0.001cm" svg:x2="7.502cm" svg:y2="4.492cm"><text:p/></draw:line><draw:line draw:style-name="gr97" draw:text-style-name="P101" svg:x1="5.658cm" svg:y1="0.001cm" svg:x2="8.252cm" svg:y2="4.492cm"><text:p/></draw:line><draw:line draw:style-name="gr97" draw:text-style-name="P101" svg:x1="6.408cm" svg:y1="0.001cm" svg:x2="9cm" svg:y2="4.492cm"><text:p/></draw:line><draw:line draw:style-name="gr97" draw:text-style-name="P101" svg:x1="7.156cm" svg:y1="0.001cm" svg:x2="9cm" svg:y2="3.196cm"><text:p/></draw:line><draw:line draw:style-name="gr97" draw:text-style-name="P101" svg:x1="7.905cm" svg:y1="0.001cm" svg:x2="8.999cm" svg:y2="1.898cm"><text:p/></draw:line><draw:line draw:style-name="gr97" draw:text-style-name="P101" svg:x1="8.655cm" svg:y1="0.001cm" svg:x2="8.999cm" svg:y2="0.601cm"><text:p/></draw:line><draw:line draw:style-name="gr97" draw:text-style-name="P101" svg:x1="1.915cm" svg:y1="0.001cm" svg:x2="4.507cm" svg:y2="4.492cm"><text:p/></draw:line><draw:line draw:style-name="gr97" draw:text-style-name="P101" svg:x1="1.165cm" svg:y1="0.001cm" svg:x2="3.759cm" svg:y2="4.492cm"><text:p/></draw:line><draw:line draw:style-name="gr97" draw:text-style-name="P101" svg:x1="0.417cm" svg:y1="0.001cm" svg:x2="3.009cm" svg:y2="4.492cm"><text:p/></draw:line><draw:line draw:style-name="gr97" draw:text-style-name="P101" svg:x1="0.018cm" svg:y1="0.603cm" svg:x2="2.263cm" svg:y2="4.494cm"><text:p/></draw:line><draw:line draw:style-name="gr97" draw:text-style-name="P101" svg:x1="0.001cm" svg:y1="1.873cm" svg:x2="1.512cm" svg:y2="4.493cm"><text:p/></draw:line><draw:line draw:style-name="gr97" draw:text-style-name="P101" svg:x1="0.018cm" svg:y1="3.196cm" svg:x2="0.766cm" svg:y2="4.491cm"><text:p/></draw:line><draw:polygon draw:style-name="gr99" draw:text-style-name="P103" svg:width="2.617cm" svg:height="2.588cm" svg:x="2.092cm" svg:y="0.956cm" svg:viewBox="0 0 2618 2589" draw:points="2618,1295 1868,2589 1117,2589 370,1296 745,645 0,645 368,0 1118,2 1496,645 1118,1295"><text:p/></draw:polygon><draw:ellipse draw:style-name="gr101" draw:text-style-name="P104" svg:width="0.2cm" svg:height="0.195cm" svg:x="2.558cm" svg:y="1.175cm"><text:p/></draw:ellipse></draw:g></text:p>
          <text:p text:style-name="P39"><draw:g text:anchor-type="as-char" draw:z-index="23" draw:name="Forme18" draw:style-name="gr96"><draw:line draw:style-name="gr97" draw:text-style-name="P101" svg:x1="2.664cm" svg:y1="4.492cm" svg:x2="5.258cm" svg:y2="0.001cm"><text:p/></draw:line><draw:line draw:style-name="gr97" draw:text-style-name="P101" svg:x1="9.001cm" svg:y1="0.956cm" svg:x2="0.018cm" svg:y2="0.956cm"><text:p/></draw:line><draw:line draw:style-name="gr97" draw:text-style-name="P101" svg:x1="9.001cm" svg:y1="1.598cm" svg:x2="0.018cm" svg:y2="1.598cm"><text:p/></draw:line><draw:line draw:style-name="gr97" draw:text-style-name="P101" svg:x1="9.001cm" svg:y1="2.247cm" svg:x2="0.018cm" svg:y2="2.247cm"><text:p/></draw:line><draw:line draw:style-name="gr97" draw:text-style-name="P101" svg:x1="9.001cm" svg:y1="2.898cm" svg:x2="0.018cm" svg:y2="2.898cm"><text:p/></draw:line><draw:line draw:style-name="gr97" draw:text-style-name="P101" svg:x1="9.001cm" svg:y1="3.542cm" svg:x2="0.018cm" svg:y2="3.542cm"><text:p/></draw:line><draw:line draw:style-name="gr97" draw:text-style-name="P101" svg:x1="9.001cm" svg:y1="4.191cm" svg:x2="0.018cm" svg:y2="4.191cm"><text:p/></draw:line><draw:line draw:style-name="gr97" draw:text-style-name="P101" svg:x1="9.001cm" svg:y1="0.305cm" svg:x2="0.018cm" svg:y2="0.305cm"><text:p/></draw:line><draw:frame draw:style-name="gr98" draw:text-style-name="P102" svg:width="0.228cm" svg:height="0.436cm" svg:x="3.845cm" svg:y="1.702cm"><draw:text-box><text:p text:style-name="P96"><text:span text:style-name="T46">P</text:span></text:p></draw:text-box></draw:frame><draw:line draw:style-name="gr97" draw:text-style-name="P101" svg:x1="3.414cm" svg:y1="4.492cm" svg:x2="6.006cm" svg:y2="0.001cm"><text:p/></draw:line><draw:line draw:style-name="gr97" draw:text-style-name="P101" svg:x1="4.16cm" svg:y1="4.492cm" svg:x2="6.756cm" svg:y2="0.001cm"><text:p/></draw:line><draw:line draw:style-name="gr97" draw:text-style-name="P101" svg:x1="4.911cm" svg:y1="4.492cm" svg:x2="7.503cm" svg:y2="0.001cm"><text:p/></draw:line><draw:line draw:style-name="gr97" draw:text-style-name="P101" svg:x1="5.661cm" svg:y1="4.492cm" svg:x2="8.255cm" svg:y2="0.001cm"><text:p/></draw:line><draw:line draw:style-name="gr97" draw:text-style-name="P101" svg:x1="6.409cm" svg:y1="4.492cm" svg:x2="9.001cm" svg:y2="0.001cm"><text:p/></draw:line><draw:line draw:style-name="gr97" draw:text-style-name="P101" svg:x1="7.155cm" svg:y1="4.493cm" svg:x2="9cm" svg:y2="1.298cm"><text:p/></draw:line><draw:line draw:style-name="gr97" draw:text-style-name="P101" svg:x1="7.905cm" svg:y1="4.496cm" svg:x2="9.001cm" svg:y2="2.598cm"><text:p/></draw:line><draw:line draw:style-name="gr97" draw:text-style-name="P101" svg:x1="8.656cm" svg:y1="4.493cm" svg:x2="9.001cm" svg:y2="3.891cm"><text:p/></draw:line><draw:line draw:style-name="gr97" draw:text-style-name="P101" svg:x1="1.916cm" svg:y1="4.492cm" svg:x2="4.508cm" svg:y2="0.001cm"><text:p/></draw:line><draw:line draw:style-name="gr97" draw:text-style-name="P101" svg:x1="1.165cm" svg:y1="4.492cm" svg:x2="3.761cm" svg:y2="0.001cm"><text:p/></draw:line><draw:line draw:style-name="gr97" draw:text-style-name="P101" svg:x1="0.417cm" svg:y1="4.492cm" svg:x2="3.009cm" svg:y2="0.001cm"><text:p/></draw:line><draw:line draw:style-name="gr97" draw:text-style-name="P101" svg:x1="0.018cm" svg:y1="3.889cm" svg:x2="2.263cm" svg:y2="0.001cm"><text:p/></draw:line><draw:line draw:style-name="gr97" draw:text-style-name="P101" svg:x1="0.001cm" svg:y1="2.62cm" svg:x2="1.512cm" svg:y2="0.001cm"><text:p/></draw:line><draw:line draw:style-name="gr97" draw:text-style-name="P101" svg:x1="0.018cm" svg:y1="1.297cm" svg:x2="0.765cm" svg:y2="0.001cm"><text:p/></draw:line><draw:line draw:style-name="gr97" draw:text-style-name="P101" svg:x1="2.664cm" svg:y1="0.001cm" svg:x2="5.258cm" svg:y2="4.492cm"><text:p/></draw:line><draw:line draw:style-name="gr97" draw:text-style-name="P101" svg:x1="3.414cm" svg:y1="0.001cm" svg:x2="6.006cm" svg:y2="4.492cm"><text:p/></draw:line><draw:line draw:style-name="gr97" draw:text-style-name="P101" svg:x1="4.16cm" svg:y1="0.001cm" svg:x2="6.756cm" svg:y2="4.492cm"><text:p/></draw:line><draw:line draw:style-name="gr97" draw:text-style-name="P101" svg:x1="4.911cm" svg:y1="0.001cm" svg:x2="7.503cm" svg:y2="4.492cm"><text:p/></draw:line><draw:line draw:style-name="gr97" draw:text-style-name="P101" svg:x1="5.661cm" svg:y1="0.001cm" svg:x2="8.255cm" svg:y2="4.492cm"><text:p/></draw:line><draw:line draw:style-name="gr97" draw:text-style-name="P101" svg:x1="6.409cm" svg:y1="0.001cm" svg:x2="9.001cm" svg:y2="4.492cm"><text:p/></draw:line><draw:line draw:style-name="gr97" draw:text-style-name="P101" svg:x1="7.155cm" svg:y1="0.001cm" svg:x2="9cm" svg:y2="3.193cm"><text:p/></draw:line><draw:line draw:style-name="gr97" draw:text-style-name="P101" svg:x1="7.905cm" svg:y1="0.001cm" svg:x2="9.001cm" svg:y2="1.897cm"><text:p/></draw:line><draw:line draw:style-name="gr97" draw:text-style-name="P101" svg:x1="8.656cm" svg:y1="0.001cm" svg:x2="9.001cm" svg:y2="0.603cm"><text:p/></draw:line><draw:line draw:style-name="gr97" draw:text-style-name="P101" svg:x1="1.916cm" svg:y1="0.001cm" svg:x2="4.508cm" svg:y2="4.492cm"><text:p/></draw:line><draw:line draw:style-name="gr97" draw:text-style-name="P101" svg:x1="1.165cm" svg:y1="0.001cm" svg:x2="3.761cm" svg:y2="4.492cm"><text:p/></draw:line><draw:line draw:style-name="gr97" draw:text-style-name="P101" svg:x1="0.417cm" svg:y1="0.001cm" svg:x2="3.009cm" svg:y2="4.492cm"><text:p/></draw:line><draw:line draw:style-name="gr97" draw:text-style-name="P101" svg:x1="0.018cm" svg:y1="0.603cm" svg:x2="2.263cm" svg:y2="4.492cm"><text:p/></draw:line><draw:line draw:style-name="gr97" draw:text-style-name="P101" svg:x1="0.001cm" svg:y1="1.873cm" svg:x2="1.512cm" svg:y2="4.492cm"><text:p/></draw:line><draw:line draw:style-name="gr97" draw:text-style-name="P101" svg:x1="0.018cm" svg:y1="3.196cm" svg:x2="0.765cm" svg:y2="4.492cm"><text:p/></draw:line><draw:polygon draw:style-name="gr99" draw:text-style-name="P103" svg:width="2.617cm" svg:height="2.591cm" svg:x="2.465cm" svg:y="0.305cm" svg:viewBox="0 0 2618 2592" draw:points="2618,1294 1870,2592 1119,2592 370,1296 745,643 0,645 370,0 1119,0 1496,646 1119,1294"><text:p/></draw:polygon><draw:line draw:style-name="gr100" draw:text-style-name="P101" svg:x1="3.835cm" svg:y1="2.124cm" svg:x2="4.085cm" svg:y2="2.363cm"><text:p/></draw:line><draw:line draw:style-name="gr100" draw:text-style-name="P101" svg:x1="3.835cm" svg:y1="2.363cm" svg:x2="4.085cm" svg:y2="2.124cm"><text:p/></draw:line><draw:circle draw:style-name="gr101" draw:text-style-name="P104" svg:width="0.204cm" svg:height="0.204cm" svg:x="2.928cm" svg:y="0.522cm"><text:p/></draw:circle></draw:g></text:p>
          <text:p text:style-name="P31"><text:span text:style-name="corps"/></text:p>
          <text:list xml:id="list95453576052098" text:continue-numbering="true" text:style-name="Num_5f_Exo">
            <text:list-item>
              <text:h text:style-name="P62" text:outline-level="1"><text:span text:style-name="Bold_5f_niv1"><text:span text:style-name="T15"> </text:span></text:span><text:span text:style-name="Bold_5f_niv1">Avec deux symétries axiales</text:span></text:h>
            </text:list-item>
          </text:list>
          <text:list xml:id="list95453752264311" text:continue-list="list1151075432" text:style-name="liste_5f_abc">
            <text:list-item text:start-value="1">
              <text:p text:style-name="P71"><text:span text:style-name="corps"><text:span text:style-name="T7">Construis le triangle n° 2 symétrique du triangle n° 1 par rapport à la droite (d</text:span></text:span><text:span text:style-name="corps"><text:span text:style-name="T25">1</text:span></text:span><text:span text:style-name="corps"><text:span text:style-name="T26">)</text:span></text:span><text:span text:style-name="corps"><text:span text:style-name="T7">.</text:span></text:span></text:p>
            </text:list-item>
            <text:list-item>
              <text:p text:style-name="P73"><text:span text:style-name="corps"><text:span text:style-name="T17">Construis le triangle n° 3 symétrique du triangle n° 2 par rapport à la droite (d</text:span></text:span><text:span text:style-name="corps"><text:span text:style-name="T20">2</text:span></text:span><text:span text:style-name="corps"><text:span text:style-name="T21">)</text:span></text:span><text:span text:style-name="corps"><text:span text:style-name="T17">.</text:span></text:span></text:p>
            </text:list-item>
          </text:list>
          <text:p text:style-name="P44"><text:span text:style-name="corps"/></text:p>
          <text:p text:style-name="P44"><draw:g text:anchor-type="paragraph" draw:z-index="37" draw:name="Forme11" draw:style-name="gr6"><draw:polygon draw:style-name="gr7" draw:text-style-name="P90" svg:width="2.399cm" svg:height="1.594cm" svg:x="5.371cm" svg:y="0.998cm" svg:viewBox="0 0 2400 1595" draw:points="0,798 1600,0 2400,1595"><text:p/></draw:polygon><draw:polygon draw:style-name="gr8" draw:text-style-name="P91" svg:width="2.399cm" svg:height="1.594cm" svg:x="5.371cm" svg:y="0.998cm" svg:viewBox="0 0 2400 1595" draw:points="0,798 1600,0 2400,1595"><text:p/></draw:polygon><draw:line draw:style-name="gr9" draw:text-style-name="P92" svg:x1="0.571cm" svg:y1="1.009cm" svg:x2="8.571cm" svg:y2="1.009cm"><text:p/></draw:line><draw:line draw:style-name="gr10" draw:text-style-name="P92" svg:x1="0.571cm" svg:y1="1.21cm" svg:x2="8.571cm" svg:y2="1.21cm"><text:p/></draw:line><draw:line draw:style-name="gr11" draw:text-style-name="P92" svg:x1="0.571cm" svg:y1="1.41cm" svg:x2="8.571cm" svg:y2="1.41cm"><text:p/></draw:line><draw:line draw:style-name="gr9" draw:text-style-name="P92" svg:x1="0.571cm" svg:y1="1.799cm" svg:x2="8.571cm" svg:y2="1.799cm"><text:p/></draw:line><draw:line draw:style-name="gr10" draw:text-style-name="P92" svg:x1="0.571cm" svg:y1="1.607cm" svg:x2="8.571cm" svg:y2="1.607cm"><text:p/></draw:line><draw:line draw:style-name="gr10" draw:text-style-name="P92" svg:x1="0.571cm" svg:y1="2cm" svg:x2="8.571cm" svg:y2="2cm"><text:p/></draw:line><draw:line draw:style-name="gr11" draw:text-style-name="P92" svg:x1="0.571cm" svg:y1="2.196cm" svg:x2="8.571cm" svg:y2="2.196cm"><text:p/></draw:line><draw:line draw:style-name="gr12" draw:text-style-name="P92" svg:x1="0.571cm" svg:y1="2.6cm" svg:x2="8.571cm" svg:y2="2.6cm"><text:p/></draw:line><draw:line draw:style-name="gr10" draw:text-style-name="P92" svg:x1="0.571cm" svg:y1="2.399cm" svg:x2="8.571cm" svg:y2="2.399cm"><text:p/></draw:line><draw:line draw:style-name="gr10" draw:text-style-name="P92" svg:x1="0.571cm" svg:y1="2.799cm" svg:x2="8.571cm" svg:y2="2.799cm"><text:p/></draw:line><draw:line draw:style-name="gr10" draw:text-style-name="P92" svg:x1="0.571cm" svg:y1="2.997cm" svg:x2="8.571cm" svg:y2="2.997cm"><text:p/></draw:line><draw:line draw:style-name="gr11" draw:text-style-name="P92" svg:x1="0.571cm" svg:y1="3.198cm" svg:x2="8.571cm" svg:y2="3.198cm"><text:p/></draw:line><draw:line draw:style-name="gr10" draw:text-style-name="P92" svg:x1="0.571cm" svg:y1="3.599cm" svg:x2="8.571cm" svg:y2="3.599cm"><text:p/></draw:line><draw:line draw:style-name="gr10" draw:text-style-name="P92" svg:x1="0.571cm" svg:y1="0.789cm" svg:x2="8.571cm" svg:y2="0.789cm"><text:p/></draw:line><draw:line draw:style-name="gr9" draw:text-style-name="P92" svg:x1="5.372cm" svg:y1="6.599cm" svg:x2="5.372cm" svg:y2="0.199cm"><text:p/></draw:line><draw:line draw:style-name="gr9" draw:text-style-name="P92" svg:x1="6.171cm" svg:y1="6.599cm" svg:x2="6.171cm" svg:y2="0.199cm"><text:p/></draw:line><draw:line draw:style-name="gr9" draw:text-style-name="P92" svg:x1="6.971cm" svg:y1="6.599cm" svg:x2="6.971cm" svg:y2="0.199cm"><text:p/></draw:line><draw:line draw:style-name="gr9" draw:text-style-name="P92" svg:x1="7.771cm" svg:y1="6.599cm" svg:x2="7.771cm" svg:y2="0.199cm"><text:p/></draw:line><draw:frame draw:style-name="gr13" draw:text-style-name="P93" svg:width="0.636cm" svg:height="0.415cm" svg:x="7.943cm" svg:y="2.989cm"><draw:text-box><text:p text:style-name="P88"><text:span text:style-name="T42">(d</text:span><text:span text:style-name="T43">1</text:span><text:span text:style-name="T42">)</text:span></text:p></draw:text-box></draw:frame><draw:circle draw:style-name="gr14" draw:text-style-name="P95" svg:width="0.498cm" svg:height="0.498cm" svg:x="6.495cm" svg:y="1.411cm"><text:p text:style-name="P94"><text:span text:style-name="T44">1</text:span></text:p></draw:circle><draw:line draw:style-name="gr11" draw:text-style-name="P92" svg:x1="0.571cm" svg:y1="3.8cm" svg:x2="8.571cm" svg:y2="3.8cm"><text:p/></draw:line><draw:line draw:style-name="gr9" draw:text-style-name="P92" svg:x1="0.571cm" svg:y1="4.189cm" svg:x2="8.571cm" svg:y2="4.189cm"><text:p/></draw:line><draw:line draw:style-name="gr10" draw:text-style-name="P92" svg:x1="0.571cm" svg:y1="3.997cm" svg:x2="8.571cm" svg:y2="3.997cm"><text:p/></draw:line><draw:line draw:style-name="gr10" draw:text-style-name="P92" svg:x1="0.571cm" svg:y1="4.39cm" svg:x2="8.571cm" svg:y2="4.39cm"><text:p/></draw:line><draw:line draw:style-name="gr11" draw:text-style-name="P92" svg:x1="0.571cm" svg:y1="4.588cm" svg:x2="8.571cm" svg:y2="4.588cm"><text:p/></draw:line><draw:line draw:style-name="gr12" draw:text-style-name="P92" svg:x1="0.571cm" svg:y1="4.989cm" svg:x2="8.571cm" svg:y2="4.989cm"><text:p/></draw:line><draw:line draw:style-name="gr10" draw:text-style-name="P92" svg:x1="0.571cm" svg:y1="4.789cm" svg:x2="8.571cm" svg:y2="4.789cm"><text:p/></draw:line><draw:line draw:style-name="gr10" draw:text-style-name="P92" svg:x1="0.571cm" svg:y1="5.189cm" svg:x2="8.571cm" svg:y2="5.189cm"><text:p/></draw:line><draw:line draw:style-name="gr10" draw:text-style-name="P92" svg:x1="0.571cm" svg:y1="5.387cm" svg:x2="8.571cm" svg:y2="5.387cm"><text:p/></draw:line><draw:line draw:style-name="gr11" draw:text-style-name="P92" svg:x1="0.571cm" svg:y1="5.588cm" svg:x2="8.571cm" svg:y2="5.588cm"><text:p/></draw:line><draw:line draw:style-name="gr10" draw:text-style-name="P92" svg:x1="0.571cm" svg:y1="5.989cm" svg:x2="8.571cm" svg:y2="5.989cm"><text:p/></draw:line><draw:line draw:style-name="gr15" draw:text-style-name="P92" svg:x1="0.571cm" svg:y1="5.789cm" svg:x2="8.571cm" svg:y2="5.789cm"><text:p/></draw:line><draw:line draw:style-name="gr10" draw:text-style-name="P92" svg:x1="0.571cm" svg:y1="3.599cm" svg:x2="8.571cm" svg:y2="3.599cm"><text:p/></draw:line><draw:line draw:style-name="gr11" draw:text-style-name="P92" svg:x1="0.571cm" svg:y1="3.8cm" svg:x2="8.571cm" svg:y2="3.8cm"><text:p/></draw:line><draw:line draw:style-name="gr9" draw:text-style-name="P92" svg:x1="0.571cm" svg:y1="4.189cm" svg:x2="8.571cm" svg:y2="4.189cm"><text:p/></draw:line><draw:line draw:style-name="gr10" draw:text-style-name="P92" svg:x1="0.571cm" svg:y1="3.997cm" svg:x2="8.571cm" svg:y2="3.997cm"><text:p/></draw:line><draw:line draw:style-name="gr11" draw:text-style-name="P92" svg:x1="0.571cm" svg:y1="6.19cm" svg:x2="8.571cm" svg:y2="6.19cm"><text:p/></draw:line><draw:line draw:style-name="gr9" draw:text-style-name="P92" svg:x1="0.571cm" svg:y1="6.579cm" svg:x2="8.571cm" svg:y2="6.579cm"><text:p/></draw:line><draw:line draw:style-name="gr10" draw:text-style-name="P92" svg:x1="0.571cm" svg:y1="6.387cm" svg:x2="8.571cm" svg:y2="6.387cm"><text:p/></draw:line><draw:line draw:style-name="gr16" draw:text-style-name="P92" svg:x1="0.571cm" svg:y1="0.199cm" svg:x2="8.571cm" svg:y2="0.199cm"><text:p/></draw:line><draw:line draw:style-name="gr11" draw:text-style-name="P92" svg:x1="0.571cm" svg:y1="0.4cm" svg:x2="8.571cm" svg:y2="0.4cm"><text:p/></draw:line><draw:line draw:style-name="gr17" draw:text-style-name="P92" svg:x1="0.571cm" svg:y1="0.789cm" svg:x2="8.571cm" svg:y2="0.789cm"><text:p/></draw:line><draw:line draw:style-name="gr10" draw:text-style-name="P92" svg:x1="0.571cm" svg:y1="0.598cm" svg:x2="8.571cm" svg:y2="0.598cm"><text:p/></draw:line><draw:line draw:style-name="gr18" draw:text-style-name="P92" svg:x1="4.573cm" svg:y1="6.599cm" svg:x2="4.573cm" svg:y2="0.199cm"><text:p/></draw:line><draw:line draw:style-name="gr9" draw:text-style-name="P92" svg:x1="8.57cm" svg:y1="6.599cm" svg:x2="8.57cm" svg:y2="0.199cm"><text:p/></draw:line><draw:line draw:style-name="gr9" draw:text-style-name="P92" svg:x1="0.572cm" svg:y1="6.599cm" svg:x2="0.572cm" svg:y2="0.199cm"><text:p/></draw:line><draw:line draw:style-name="gr9" draw:text-style-name="P92" svg:x1="1.375cm" svg:y1="6.599cm" svg:x2="1.375cm" svg:y2="0.199cm"><text:p/></draw:line><draw:line draw:style-name="gr9" draw:text-style-name="P92" svg:x1="2.174cm" svg:y1="6.599cm" svg:x2="2.174cm" svg:y2="0.199cm"><text:p/></draw:line><draw:line draw:style-name="gr9" draw:text-style-name="P92" svg:x1="2.974cm" svg:y1="6.599cm" svg:x2="2.974cm" svg:y2="0.199cm"><text:p/></draw:line><draw:line draw:style-name="gr9" draw:text-style-name="P92" svg:x1="3.773cm" svg:y1="6.599cm" svg:x2="3.773cm" svg:y2="0.199cm"><text:p/></draw:line><draw:line draw:style-name="gr18" draw:text-style-name="P92" svg:x1="0.571cm" svg:y1="3.399cm" svg:x2="8.571cm" svg:y2="3.399cm"><text:p/></draw:line><draw:frame draw:style-name="gr19" draw:text-style-name="P93" svg:width="0.636cm" svg:height="0.491cm" svg:x="4.671cm" svg:y="0.199cm"><draw:text-box><text:p text:style-name="P88"><text:span text:style-name="T42">(d</text:span><text:span text:style-name="T43">2</text:span><text:span text:style-name="T42">)</text:span></text:p></draw:text-box></draw:frame></draw:g><text:span text:style-name="corps"/></text:p>
          <text:p text:style-name="P44"><text:span text:style-name="corps"/></text:p>
          <text:p text:style-name="P44"><text:span text:style-name="corps"/></text:p>
          <text:p text:style-name="P44"><text:span text:style-name="corps"/></text:p>
          <text:p text:style-name="P44"><text:span text:style-name="corps"/></text:p>
          <text:p text:style-name="P34"><text:span text:style-name="corps"/></text:p>
          <text:p text:style-name="P44"><text:span text:style-name="corps"/></text:p>
          <text:p text:style-name="P44"><text:span text:style-name="corps"/></text:p>
          <text:p text:style-name="P44"><text:span text:style-name="corps"/></text:p>
          <text:p text:style-name="P44"><text:span text:style-name="corps"/></text:p>
          <text:p text:style-name="P44"><text:span text:style-name="corps"/></text:p>
          <text:p text:style-name="P44"><text:span text:style-name="corps"/></text:p>
          <text:list xml:id="list95452534490472" text:continue-numbering="true" text:style-name="liste_5f_abc">
            <text:list-item>
              <text:p text:style-name="P69"><text:span text:style-name="corps"><text:span text:style-name="T19">P</text:span></text:span><text:span text:style-name="corps"><text:span text:style-name="T18">ar quelle symétrie semble-t-on passer du triangle n° 1 au triangle n° 3 ?</text:span></text:span></text:p>
            </text:list-item>
          </text:list>
          <text:p text:style-name="P36"><text:span text:style-name="corps"><text:tab/></text:span></text:p>
          <text:p text:style-name="P36"><text:span text:style-name="corps"><text:tab/></text:span></text:p>
          <text:list xml:id="list95452923684885" text:continue-list="list95453576052098" text:style-name="Num_5f_Exo">
            <text:list-item>
              <text:h text:style-name="P52" text:outline-level="1"><text:span text:style-name="corps"> </text:span><text:span text:style-name="T35">Construis le symétrique par rapport à N de chacun des points B, H et M.</text:span></text:h>
            </text:list-item>
          </text:list>
          <text:list xml:id="list95452870231962" text:continue-list="list95452534490472" text:style-name="liste_5f_abc">
            <text:list-item>
              <text:list>
                <text:list-header>
                  <text:h text:style-name="P53" text:outline-level="1"/>
                </text:list-header>
              </text:list>
              <text:p text:style-name="P67"><draw:g text:anchor-type="paragraph" draw:z-index="24" draw:name="Forme20_0" draw:style-name="gr20"><draw:g draw:style-name="gr3"><draw:line draw:style-name="gr81" draw:text-style-name="P118" svg:x1="1.401cm" svg:y1="0.644cm" svg:x2="1.6cm" svg:y2="0.845cm"><text:p/></draw:line><draw:line draw:style-name="gr82" draw:text-style-name="P118" svg:x1="1.401cm" svg:y1="0.845cm" svg:x2="1.6cm" svg:y2="0.644cm"><text:p/></draw:line></draw:g><draw:frame draw:style-name="gr83" draw:text-style-name="P122" svg:width="0.445cm" svg:height="0.415cm" svg:x="1.499cm" svg:y="0.245cm"><draw:text-box><text:p text:style-name="P96"><text:span text:style-name="T52">B</text:span></text:p></draw:text-box></draw:frame><draw:g draw:style-name="gr3"><draw:line draw:style-name="gr84" draw:text-style-name="P118" svg:x1="5.339cm" svg:y1="-0.045cm" svg:x2="5.54cm" svg:y2="0.156cm"><text:p/></draw:line><draw:line draw:style-name="gr85" draw:text-style-name="P118" svg:x1="5.339cm" svg:y1="0.156cm" svg:x2="5.54cm" svg:y2="-0.045cm"><text:p/></draw:line></draw:g><draw:frame draw:style-name="gr86" draw:text-style-name="P122" svg:width="0.309cm" svg:height="0.415cm" svg:x="5.5cm" svg:y="-0.499cm"><draw:text-box><text:p text:style-name="P96"><text:span text:style-name="T52">M</text:span></text:p></draw:text-box></draw:frame><draw:g draw:style-name="gr3"><draw:line draw:style-name="gr87" draw:text-style-name="P118" svg:x1="3.828cm" svg:y1="2.076cm" svg:x2="4.026cm" svg:y2="2.274cm"><text:p/></draw:line><draw:line draw:style-name="gr88" draw:text-style-name="P118" svg:x1="3.828cm" svg:y1="2.274cm" svg:x2="4.026cm" svg:y2="2.076cm"><text:p/></draw:line></draw:g><draw:frame draw:style-name="gr89" draw:text-style-name="P122" svg:width="0.269cm" svg:height="0.415cm" svg:x="3.84cm" svg:y="2.309cm"><draw:text-box><text:p text:style-name="P96"><text:span text:style-name="T52">N</text:span></text:p></draw:text-box></draw:frame><draw:g draw:style-name="gr3"><draw:line draw:style-name="gr90" draw:text-style-name="P118" svg:x1="0.341cm" svg:y1="1.704cm" svg:x2="0.54cm" svg:y2="1.905cm"><text:p/></draw:line><draw:line draw:style-name="gr91" draw:text-style-name="P118" svg:x1="0.341cm" svg:y1="1.905cm" svg:x2="0.54cm" svg:y2="1.704cm"><text:p/></draw:line></draw:g><draw:frame draw:style-name="gr89" draw:text-style-name="P122" svg:width="0.269cm" svg:height="0.415cm" svg:x="0cm" svg:y="1.745cm"><draw:text-box><text:p text:style-name="P96"><text:span text:style-name="T52">H</text:span></text:p></draw:text-box></draw:frame><draw:g draw:style-name="gr3"><draw:line draw:style-name="gr92" draw:text-style-name="P118" svg:x1="5.339cm" svg:y1="-0.045cm" svg:x2="5.54cm" svg:y2="0.156cm"><text:p/></draw:line><draw:line draw:style-name="gr93" draw:text-style-name="P118" svg:x1="5.339cm" svg:y1="0.156cm" svg:x2="5.54cm" svg:y2="-0.045cm"><text:p/></draw:line></draw:g><draw:g draw:style-name="gr3"><draw:line draw:style-name="gr94" draw:text-style-name="P118" svg:x1="5.339cm" svg:y1="-0.045cm" svg:x2="5.54cm" svg:y2="0.156cm"><text:p/></draw:line><draw:line draw:style-name="gr95" draw:text-style-name="P118" svg:x1="5.339cm" svg:y1="0.156cm" svg:x2="5.54cm" svg:y2="-0.045cm"><text:p/></draw:line></draw:g></draw:g></text:p>
            </text:list-item>
          </text:list>
          <text:p text:style-name="P34"/>
          <text:p text:style-name="P34"/>
          <text:p text:style-name="P34"/>
          <text:p text:style-name="P34"/>
          <text:p text:style-name="P34"/>
          <text:p text:style-name="P51"/>
          <text:p text:style-name="P34"/>
          <text:list xml:id="list95452673041414" text:continue-list="list95452923684885" text:style-name="Num_5f_Exo">
            <text:list-item>
              <text:h text:style-name="P63" text:outline-level="1"> <text:span text:style-name="T36">Construis le symétrique du segment [AC] par rapport au point B.</text:span></text:h>
            </text:list-item>
          </text:list>
          <text:p text:style-name="P35"><draw:g text:anchor-type="paragraph" draw:z-index="27" draw:name="Forme21_0" draw:style-name="gr20"><draw:frame draw:style-name="gr72" draw:text-style-name="P119" svg:width="0.271cm" svg:height="0.477cm" svg:x="1.48cm" svg:y="0.642cm"><draw:text-box><text:p text:style-name="P96"><text:span text:style-name="T51">A</text:span></text:p></draw:text-box></draw:frame><draw:line draw:style-name="gr29" draw:text-style-name="P120" svg:x1="1.676cm" svg:y1="1.15cm" svg:x2="3.676cm" svg:y2="4.15cm"><text:p/></draw:line><draw:g draw:style-name="gr3"><draw:line draw:style-name="gr73" draw:text-style-name="P121" svg:x1="1.579cm" svg:y1="1.055cm" svg:x2="1.777cm" svg:y2="1.251cm"><text:p/></draw:line><draw:line draw:style-name="gr74" draw:text-style-name="P121" svg:x1="1.773cm" svg:y1="1.05cm" svg:x2="1.575cm" svg:y2="1.246cm"><text:p/></draw:line></draw:g><draw:g draw:style-name="gr3"><draw:line draw:style-name="gr75" draw:text-style-name="P121" svg:x1="3.577cm" svg:y1="4.053cm" svg:x2="3.776cm" svg:y2="4.249cm"><text:p/></draw:line><draw:line draw:style-name="gr76" draw:text-style-name="P121" svg:x1="3.775cm" svg:y1="4.05cm" svg:x2="3.577cm" svg:y2="4.246cm"><text:p/></draw:line></draw:g><draw:g draw:style-name="gr3"><draw:line draw:style-name="gr77" draw:text-style-name="P121" svg:x1="4.577cm" svg:y1="2.053cm" svg:x2="4.776cm" svg:y2="2.251cm"><text:p/></draw:line><draw:line draw:style-name="gr78" draw:text-style-name="P121" svg:x1="4.774cm" svg:y1="2.05cm" svg:x2="4.576cm" svg:y2="2.246cm"><text:p/></draw:line></draw:g><draw:frame draw:style-name="gr79" draw:text-style-name="P119" svg:width="0.276cm" svg:height="0.477cm" svg:x="3.655cm" svg:y="4.248cm"><draw:text-box><text:p text:style-name="P96"><text:span text:style-name="T51">C</text:span></text:p></draw:text-box></draw:frame><draw:frame draw:style-name="gr72" draw:text-style-name="P119" svg:width="0.271cm" svg:height="0.477cm" svg:x="4.53cm" svg:y="1.633cm"><draw:text-box><text:p text:style-name="P96"><text:span text:style-name="T51">B</text:span></text:p></draw:text-box></draw:frame><draw:line draw:style-name="gr80" draw:text-style-name="P120" svg:x1="5.676cm" svg:y1="0.15cm" svg:x2="7.676cm" svg:y2="3.15cm"><text:p/></draw:line></draw:g></text:p>
          <text:p text:style-name="P35"/>
          <text:p text:style-name="P35"/>
          <text:p text:style-name="P35"/>
          <text:p text:style-name="P35"/>
          <text:p text:style-name="P35"/>
          <text:p text:style-name="P35"/>
          <text:p text:style-name="P35"/>
          <text:p text:style-name="P35"/>
          <text:p text:style-name="P35"/>
          <text:p text:style-name="P35"/>
          <text:p text:style-name="P35"/>
          <text:list xml:id="list95452184189119" text:continue-numbering="true" text:style-name="Num_5f_Exo">
            <text:list-item>
              <text:h text:style-name="P64" text:outline-level="1"><text:span text:style-name="_5f_Consigne"><text:span text:style-name="T27"> </text:span></text:span><text:span text:style-name="_5f_Consigne"><text:span text:style-name="T28">Construis le symétrique de la droite (d) par rapport au point F.</text:span></text:span></text:h>
            </text:list-item>
          </text:list>
          <text:p text:style-name="P33"><draw:g text:anchor-type="paragraph" draw:z-index="38" draw:name="Forme13" draw:style-name="gr1"><draw:line draw:style-name="gr2" draw:text-style-name="P87" svg:x1="0.224cm" svg:y1="2.591cm" svg:x2="6.9cm" svg:y2="0.25cm"><text:p/></draw:line><draw:g draw:style-name="gr3"><draw:line draw:style-name="gr2" draw:text-style-name="P87" svg:x1="4.224cm" svg:y1="2.093cm" svg:x2="4.423cm" svg:y2="2.289cm"><text:p/></draw:line><draw:line draw:style-name="gr2" draw:text-style-name="P87" svg:x1="4.422cm" svg:y1="2.09cm" svg:x2="4.224cm" svg:y2="2.284cm"><text:p/></draw:line></draw:g><draw:frame draw:style-name="gr4" draw:text-style-name="P89" svg:width="0.484cm" svg:height="0.727cm" svg:x="4.099cm" svg:y="2.15cm"><draw:text-box><text:p text:style-name="P88"><text:span text:style-name="T41">F</text:span></text:p></draw:text-box></draw:frame><draw:frame draw:style-name="gr5" draw:text-style-name="P89" svg:width="1.086cm" svg:height="0.727cm" svg:x="0cm" svg:y="1.85cm"><draw:text-box><text:p text:style-name="P88"><text:span text:style-name="T41">(d)</text:span></text:p></draw:text-box></draw:frame></draw:g></text:p>
          <text:p text:style-name="P33"/>
          <text:p text:style-name="P33"/>
          <text:p text:style-name="P33"/>
          <text:p text:style-name="P33"/>
          <text:p text:style-name="P33"/>
          <text:p text:style-name="P33"/>
          <text:p text:style-name="P33"/>
          <text:list xml:id="list95453565152388" text:continue-numbering="true" text:style-name="Num_5f_Exo">
            <text:list-item>
              <text:h text:style-name="P64" text:outline-level="1"> <text:span text:style-name="T36">Construis le symétrique de cette figure par rapport au point A.</text:span></text:h>
            </text:list-item>
          </text:list>
          <text:p text:style-name="_5f_Paragraphe_20_livret_20_"><draw:g text:anchor-type="paragraph" draw:z-index="28" draw:name="Forme23_0" draw:style-name="gr20"><draw:g draw:style-name="gr3"><draw:line draw:style-name="gr57" draw:text-style-name="P118" svg:x1="5.281cm" svg:y1="2.242cm" svg:x2="5.48cm" svg:y2="2.443cm"><text:p/></draw:line><draw:line draw:style-name="gr58" draw:text-style-name="P118" svg:x1="5.281cm" svg:y1="2.443cm" svg:x2="5.48cm" svg:y2="2.242cm"><text:p/></draw:line></draw:g><draw:g draw:style-name="gr3"><draw:line draw:style-name="gr59" draw:text-style-name="P111" svg:x1="4.097cm" svg:y1="2.503cm" svg:x2="4.297cm" svg:y2="2.703cm"><text:p/></draw:line><draw:line draw:style-name="gr60" draw:text-style-name="P111" svg:x1="4.097cm" svg:y1="2.703cm" svg:x2="4.297cm" svg:y2="2.503cm"><text:p/></draw:line></draw:g><draw:frame draw:style-name="gr61" draw:text-style-name="P113" svg:width="0.747cm" svg:height="0.664cm" svg:x="4.182cm" svg:y="2.212cm"><draw:text-box><text:p text:style-name="P112"><text:span text:style-name="T48">A</text:span></text:p></draw:text-box></draw:frame><draw:frame draw:style-name="gr62" draw:text-style-name="P113" svg:width="0.777cm" svg:height="0.664cm" svg:x="1.889cm" svg:y="3.027cm"><draw:text-box><text:p text:style-name="P112"><text:span text:style-name="T48">D</text:span></text:p></draw:text-box></draw:frame><draw:frame draw:style-name="gr63" draw:text-style-name="P113" svg:width="0.609cm" svg:height="0.664cm" svg:x="1.071cm" svg:y="1.226cm"><draw:text-box><text:p text:style-name="P112"><text:span text:style-name="T48">I</text:span></text:p></draw:text-box></draw:frame><draw:frame draw:style-name="gr64" draw:text-style-name="P113" svg:width="0.779cm" svg:height="0.664cm" svg:x="2.729cm" svg:y="0.554cm"><draw:text-box><text:p text:style-name="P112"><text:span text:style-name="T48">G</text:span></text:p></draw:text-box></draw:frame><draw:ellipse draw:style-name="gr65" draw:text-style-name="P111" svg:width="3.075cm" svg:height="3.077cm" svg:x="0cm" svg:y="0.101cm" draw:kind="arc" draw:start-angle="25.07" draw:end-angle="295.74"><text:p/></draw:ellipse><draw:line draw:style-name="gr66" draw:text-style-name="P111" svg:x1="1.536cm" svg:y1="1.641cm" svg:x2="2.92cm" svg:y2="0.973cm"><text:p/></draw:line><draw:line draw:style-name="gr67" draw:text-style-name="P111" svg:x1="1.536cm" svg:y1="1.639cm" svg:x2="2.204cm" svg:y2="3.025cm"><text:p/></draw:line><draw:line draw:style-name="gr68" draw:text-style-name="P111" svg:x1="2.921cm" svg:y1="0.973cm" svg:x2="2.204cm" svg:y2="3.027cm"><text:p/></draw:line><draw:frame draw:name="DescriptionOOoTep_1" draw:style-name="gr69" draw:text-style-name="P114" svg:width="0.008cm" svg:height="0.013cm" svg:x="4.098cm" svg:y="2.503cm"><draw:text-box><text:p/></draw:text-box><svg:desc>@options;
  repereortho(236.5,215,30,1,1){ 0 , moyen , grisfonce , num1 ,i};

@figure;
  A = point( 0.73 , 0.8 )  { (0.3,-0.47) };
  B = point( -1.3 , 5.13 )  { (0.3,-0.5) };
  dBA = droite( B , A );
  C = point( -5.33 , 5.07 )  { i };
  D = point( -2.9 , 0.03 );
  sCD = segment( C , D )  { i };
  I = milieu( sCD )  { (-0.67,-0.3) };
  perpIsCD = perpendiculaire( I , sCD )  { i };
  ceIC = cercle( I , C )  { i };
  G = intersection( perpIsCD , ceIC , 1 );
  E = intersection( perpIsCD , ceIC , 2 )  { i };
  arcGID = arc( G , I , D );
  sIG = segment( I , G );
  sID = segment( I , D );
  sGD = segment( G , D );

</svg:desc></draw:frame><draw:line draw:style-name="gr70" draw:text-style-name="P111" svg:x1="1.681cm" svg:y1="1.577cm" svg:x2="1.754cm" svg:y2="1.717cm"><text:p/></draw:line><draw:line draw:style-name="gr71" draw:text-style-name="P111" svg:x1="1.606cm" svg:y1="1.79cm" svg:x2="1.754cm" svg:y2="1.708cm"><text:p/></draw:line></draw:g></text:p>
          <text:p text:style-name="_5f_Paragraphe_20_livret_20_"/>
          <text:p text:style-name="_5f_Paragraphe_20_livret_20_"/>
          <text:p text:style-name="_5f_Paragraphe_20_livret_20_"/>
          <text:h text:style-name="P65" text:outline-level="1"/>
          <text:list xml:id="list95452445714549" text:continue-list="list95452870231962" text:style-name="liste_5f_abc">
            <text:list-header>
              <text:p text:style-name="P74"><text:span text:style-name="corps"><text:span text:style-name="T16"/></text:span></text:p>
            </text:list-header>
          </text:list>
          <text:list xml:id="list95451992090652" text:continue-list="list95453565152388" text:style-name="Num_5f_Exo">
            <text:list-item>
              <text:h text:style-name="P56" text:outline-level="1"><text:soft-page-break/><text:span text:style-name="Bold_5f_niv1"><text:span text:style-name="T40"> </text:span></text:span><text:span text:style-name="Bold_5f_niv1">Autour du cercle</text:span></text:h>
            </text:list-item>
          </text:list>
          <text:list xml:id="list95453802586537" text:continue-list="list95452445714549" text:style-name="liste_5f_abc">
            <text:list-item text:start-value="1">
              <text:p text:style-name="P78">Construis le symétrique (<draw:frame draw:style-name="fr3" draw:name="Image1" text:anchor-type="as-char" svg:width="0.3cm" svg:height="0.3cm" draw:z-index="25"><draw:image xlink:href="Pictures/1000000000000062000000622F490803F76FA56D.png" xlink:type="simple" xlink:show="embed" xlink:actuate="onLoad" loext:mime-type="image/png"/></draw:frame><text:span text:style-name="T24">1</text:span>) du cercle de centre O par rapport au point H<text:span text:style-name="T24">1</text:span>. </text:p>
            </text:list-item>
            <text:list-item>
              <text:p text:style-name="P79">Construis le symétrique (<draw:frame draw:style-name="fr3" draw:name="Image2" text:anchor-type="as-char" svg:width="0.3cm" svg:height="0.3cm" draw:z-index="26"><draw:image xlink:href="Pictures/1000000000000062000000622F490803F76FA56D.png" xlink:type="simple" xlink:show="embed" xlink:actuate="onLoad" loext:mime-type="image/png"/></draw:frame><text:span text:style-name="T24">2</text:span>)<text:span text:style-name="T24"> </text:span>de ce même cercle par rapport au point H<text:span text:style-name="T24">2</text:span>.</text:p>
            </text:list-item>
          </text:list>
          <text:list xml:id="list2241406842" text:style-name="_5f_Numérotation_20_des_20_exercices_20_livrets">
            <text:list-header>
              <text:p text:style-name="P80"/>
              <text:p text:style-name="P75"><draw:g text:anchor-type="paragraph" draw:z-index="29" draw:name="Forme24" draw:style-name="gr20"><draw:circle draw:style-name="gr53" draw:text-style-name="P115" svg:width="2.98cm" svg:height="2.98cm" svg:x="3.071cm" svg:y="3.57cm"><text:p/></draw:circle><draw:frame draw:style-name="gr54" draw:text-style-name="P116" svg:width="0.496cm" svg:height="0.609cm" svg:x="3.375cm" svg:y="4.225cm"><draw:text-box><text:p text:style-name="P96"><text:span text:style-name="T49">H</text:span><text:span text:style-name="T50">2</text:span></text:p></draw:text-box></draw:frame><draw:g draw:style-name="gr3"><draw:line draw:style-name="gr55" draw:text-style-name="P117" svg:x1="3.348cm" svg:y1="3.985cm" svg:x2="3.549cm" svg:y2="4.184cm"><text:p/></draw:line><draw:line draw:style-name="gr55" draw:text-style-name="P117" svg:x1="3.547cm" svg:y1="3.988cm" svg:x2="3.348cm" svg:y2="4.186cm"><text:p/></draw:line></draw:g><draw:frame draw:style-name="gr54" draw:text-style-name="P116" svg:width="0.496cm" svg:height="0.609cm" svg:x="5.726cm" svg:y="2.754cm"><draw:text-box><text:p text:style-name="P96"><text:span text:style-name="T49">H</text:span><text:span text:style-name="T50">1</text:span></text:p></draw:text-box></draw:frame><draw:g draw:style-name="gr3"><draw:line draw:style-name="gr55" draw:text-style-name="P117" svg:x1="5.479cm" svg:y1="2.953cm" svg:x2="5.678cm" svg:y2="3.151cm"><text:p/></draw:line><draw:line draw:style-name="gr55" draw:text-style-name="P117" svg:x1="5.677cm" svg:y1="2.955cm" svg:x2="5.479cm" svg:y2="3.153cm"><text:p/></draw:line></draw:g><draw:frame draw:style-name="gr54" draw:text-style-name="P116" svg:width="0.498cm" svg:height="0.609cm" svg:x="4.78cm" svg:y="4.712cm"><draw:text-box><text:p text:style-name="P96"><text:span text:style-name="T49">O</text:span></text:p></draw:text-box></draw:frame><draw:g draw:style-name="gr3"><draw:line draw:style-name="gr55" draw:text-style-name="P117" svg:x1="4.473cm" svg:y1="4.953cm" svg:x2="4.674cm" svg:y2="5.152cm"><text:p/></draw:line><draw:line draw:style-name="gr55" draw:text-style-name="P117" svg:x1="4.672cm" svg:y1="4.955cm" svg:x2="4.473cm" svg:y2="5.151cm"><text:p/></draw:line></draw:g><draw:circle draw:style-name="gr56" draw:text-style-name="P115" svg:width="2.98cm" svg:height="2.98cm" svg:x="0.951cm" svg:y="1.551cm"><text:p/></draw:circle><draw:circle draw:style-name="gr56" draw:text-style-name="P115" svg:width="2.98cm" svg:height="2.98cm" svg:x="5.221cm" svg:y="-0.7cm"><text:p/></draw:circle></draw:g></text:p>
            </text:list-header>
          </text:list>
          <text:p text:style-name="P29"/>
          <text:p text:style-name="P29"/>
          <text:p text:style-name="P29"/>
          <text:p text:style-name="P72"/>
          <text:p text:style-name="P72"/>
          <text:p text:style-name="P72"/>
          <text:p text:style-name="P72"/>
          <text:p text:style-name="P72"/>
          <text:p text:style-name="P72"/>
          <text:p text:style-name="P72"/>
          <text:p text:style-name="P29"/>
          <text:p text:style-name="P29"/>
          <text:p text:style-name="P29"/>
          <text:p text:style-name="P29"/>
          <text:p text:style-name="P29"/>
          <text:list xml:id="list95452203446365" text:continue-list="list95451992090652" text:style-name="Num_5f_Exo">
            <text:list-item>
              <text:h text:style-name="P54" text:outline-level="1"><text:span text:style-name="Bold_5f_niv1"><text:span text:style-name="T40"> </text:span></text:span><text:span text:style-name="Bold_5f_niv1">Autour du triangle</text:span></text:h>
            </text:list-item>
          </text:list>
          <text:list xml:id="list95452217220189" text:continue-list="list95453802586537" text:style-name="liste_5f_abc">
            <text:list-item text:start-value="1">
              <text:p text:style-name="P69"><text:span text:style-name="corps"><text:span text:style-name="T11">Construis le symétrique du triangle ABC par rapport au point B. On l'appelle figure 1.</text:span></text:span></text:p>
            </text:list-item>
            <text:list-item>
              <text:p text:style-name="P69"><text:span text:style-name="corps"><text:span text:style-name="T11">Construis le symétrique du triangle ABC par rapport au point P. On l'appelle figure 2.</text:span></text:span></text:p>
            </text:list-item>
            <text:list-item>
              <text:p text:style-name="P69"><text:span text:style-name="corps"><text:span text:style-name="T11">Construis le symétrique du triangle ABC par rapport au point D. On l'appelle figure 3.</text:span></text:span></text:p>
            </text:list-item>
          </text:list>
          <text:list xml:id="list95453351954989" text:continue-list="list2241406842" text:style-name="_5f_Numérotation_20_des_20_exercices_20_livrets">
            <text:list-item>
              <text:list>
                <text:list-header>
                  <text:p text:style-name="P70"><text:span text:style-name="corps"><text:span text:style-name="T9"/></text:span></text:p>
                </text:list-header>
              </text:list>
              <text:h text:style-name="P85" text:outline-level="1"><draw:g text:anchor-type="paragraph" draw:z-index="36" draw:name="Forme25" draw:style-name="gr20"><draw:frame draw:style-name="gr21" draw:text-style-name="P97" svg:width="0.722cm" svg:height="0.625cm" svg:x="3.591cm" svg:y="6.549cm"><draw:text-box><text:p text:style-name="P96"><text:span text:style-name="T45">A</text:span></text:p></draw:text-box></draw:frame><draw:frame draw:style-name="gr22" draw:text-style-name="P97" svg:width="0.724cm" svg:height="0.625cm" svg:x="4.14cm" svg:y="3.092cm"><draw:text-box><text:p text:style-name="P96"><text:span text:style-name="T45">B</text:span></text:p></draw:text-box></draw:frame><draw:polygon draw:style-name="gr23" draw:text-style-name="P98" svg:width="3.869cm" svg:height="3.065cm" svg:x="3.893cm" svg:y="3.593cm" svg:viewBox="0 0 3870 3066" draw:points="0,3066 550,0 3870,1551"><text:p/></draw:polygon><draw:frame draw:style-name="gr24" draw:text-style-name="P97" svg:width="0.727cm" svg:height="0.625cm" svg:x="7.553cm" svg:y="5.018cm"><draw:text-box><text:p text:style-name="P96"><text:span text:style-name="T45">C</text:span></text:p></draw:text-box></draw:frame><draw:g draw:style-name="gr3"><draw:line draw:style-name="gr25" draw:text-style-name="P99" svg:x1="5.327cm" svg:y1="4.958cm" svg:x2="5.527cm" svg:y2="5.158cm"><text:p/></draw:line><draw:line draw:style-name="gr25" draw:text-style-name="P99" svg:x1="5.327cm" svg:y1="5.158cm" svg:x2="5.527cm" svg:y2="4.958cm"><text:p/></draw:line></draw:g><draw:frame draw:style-name="gr26" draw:text-style-name="P97" svg:width="0.75cm" svg:height="0.625cm" svg:x="5.117cm" svg:y="5.059cm"><draw:text-box><text:p text:style-name="P96"><text:span text:style-name="T45">D</text:span></text:p></draw:text-box></draw:frame><draw:g draw:style-name="gr3"><draw:line draw:style-name="gr25" draw:text-style-name="P99" svg:x1="4.915cm" svg:y1="6.119cm" svg:x2="5.115cm" svg:y2="6.319cm"><text:p/></draw:line><draw:line draw:style-name="gr25" draw:text-style-name="P99" svg:x1="4.915cm" svg:y1="6.319cm" svg:x2="5.115cm" svg:y2="6.119cm"><text:p/></draw:line></draw:g><draw:frame draw:style-name="gr27" draw:text-style-name="P97" svg:width="0.698cm" svg:height="0.625cm" svg:x="4.716cm" svg:y="6.219cm"><draw:text-box><text:p text:style-name="P96"><text:span text:style-name="T45">P</text:span></text:p></draw:text-box></draw:frame></draw:g><text:span text:style-name="_5f_Consigne"><text:span text:style-name="T7"/></text:span></text:h>
              <text:h text:style-name="P86" text:outline-level="1"><text:span text:style-name="_5f_Consigne"><text:span text:style-name="T7"/></text:span></text:h>
            </text:list-item>
          </text:list>
          <text:list xml:id="list95452176663796" text:continue-list="list95452203446365" text:style-name="Num_5f_Exo">
            <text:list-item>
              <text:h text:style-name="P52" text:outline-level="1"> <text:span text:style-name="T34">Construis le symétrique du chien par rapport au point L.</text:span></text:h>
            </text:list-item>
          </text:list>
          <text:p text:style-name="P38"><draw:g text:anchor-type="as-char" draw:z-index="30" draw:name="Forme29" draw:style-name="gr43"><draw:g draw:style-name="gr3"><draw:polygon draw:style-name="gr44" draw:text-style-name="P103" svg:width="7.499cm" svg:height="6.738cm" svg:x="0cm" svg:y="0.001cm" svg:viewBox="0 0 7500 6739" draw:points="3002,2246 3002,0 2252,2997 1500,3744 752,3744 0,5242 1500,5992 1500,6739 3002,5242 6752,4494 7500,5992 6752,2997 6752,0 6000,2246"><text:p/></draw:polygon><draw:circle draw:style-name="gr45" draw:text-style-name="P108" svg:width="0.306cm" svg:height="0.306cm" draw:transform="rotate (-3.14159265358979) translate (1.28234722222222cm 5.38883333333333cm)"><text:p/></draw:circle></draw:g><draw:g draw:style-name="gr3"><draw:g draw:style-name="gr3"><draw:polygon draw:style-name="gr46" draw:text-style-name="P109" svg:width="7.499cm" svg:height="6.739cm" svg:x="1.489cm" svg:y="0.776cm" svg:viewBox="0 0 7500 6740" draw:points="4498,4493 4498,6740 5248,3743 6000,2995 6748,2995 7500,1498 6000,747 6000,0 4498,1498 748,2245 0,747 748,3743 748,6740 1500,4493"><text:p/></draw:polygon><draw:ellipse draw:style-name="gr47" draw:text-style-name="P110" svg:width="0.304cm" svg:height="0.306cm" svg:x="7.708cm" svg:y="2.127cm"><text:p/></draw:ellipse></draw:g><draw:g draw:style-name="gr3"><draw:g draw:style-name="gr3"><draw:line draw:style-name="gr48" draw:text-style-name="P111" svg:x1="4.402cm" svg:y1="3.663cm" svg:x2="4.596cm" svg:y2="3.863cm"><text:p/></draw:line><draw:line draw:style-name="gr49" draw:text-style-name="P111" svg:x1="4.402cm" svg:y1="3.863cm" svg:x2="4.596cm" svg:y2="3.663cm"><text:p/></draw:line></draw:g><draw:frame draw:style-name="gr50" draw:text-style-name="P113" svg:width="0.703cm" svg:height="0.664cm" svg:x="4.376cm" svg:y="3.374cm"><draw:text-box><text:p text:style-name="P112"><text:span text:style-name="T48">L</text:span></text:p></draw:text-box></draw:frame><draw:frame draw:name="DescriptionOOoTep_2" draw:style-name="gr51" draw:text-style-name="P114" svg:width="0.008cm" svg:height="0.013cm" svg:x="4.404cm" svg:y="3.665cm"><draw:text-box><text:p/></draw:text-box><svg:desc>@options;
  repereortho(236.5,215,30,1,1){ 0 , moyen , grisfonce , num1 ,i};

@figure;
  A = point( 0.73 , 0.8 )  { (0.3,-0.47) };
  B = point( -1.3 , 5.13 )  { (0.3,-0.5) };
  dBA = droite( B , A );
  C = point( -5.33 , 5.07 )  { i };
  D = point( -2.9 , 0.03 );
  sCD = segment( C , D )  { i };
  I = milieu( sCD )  { (-0.67,-0.3) };
  perpIsCD = perpendiculaire( I , sCD )  { i };
  ceIC = cercle( I , C )  { i };
  G = intersection( perpIsCD , ceIC , 1 );
  E = intersection( perpIsCD , ceIC , 2 )  { i };
  arcGID = arc( G , I , D );
  sIG = segment( I , G );
  sID = segment( I , D );
  sGD = segment( G , D );

</svg:desc></draw:frame></draw:g></draw:g><draw:line draw:style-name="gr52" draw:text-style-name="P99" svg:x1="2.989cm" svg:y1="5.269cm" svg:x2="5.987cm" svg:y2="2.274cm"><text:p/></draw:line><draw:line draw:style-name="gr52" draw:text-style-name="P99" svg:x1="2.237cm" svg:y1="3.021cm" svg:x2="6.752cm" svg:y2="4.496cm"><text:p/></draw:line></draw:g></text:p>
          <text:p text:style-name="P29"/>
          <text:p text:style-name="P29"/>
          <text:p text:style-name="P29"/>
          <text:list xml:id="list95452921217954" text:continue-numbering="true" text:style-name="Num_5f_Exo">
            <text:list-item>
              <text:h text:style-name="P54" text:outline-level="1"><text:span text:style-name="Bold_5f_niv1"><text:span text:style-name="T40"> </text:span></text:span><text:span text:style-name="Bold_5f_niv1">Sommets perdus</text:span></text:h>
            </text:list-item>
          </text:list>
          <text:list xml:id="list95453002259434" text:continue-list="list95452217220189" text:style-name="liste_5f_abc">
            <text:list-item text:start-value="1">
              <text:p text:style-name="P69"><text:span text:style-name="corps"><text:span text:style-name="T7">Place un point O. Trace trois droites (d</text:span></text:span><text:span text:style-name="corps"><text:span text:style-name="T25">1</text:span></text:span><text:span text:style-name="corps"><text:span text:style-name="T26">),</text:span></text:span><text:span text:style-name="corps"><text:span text:style-name="T7"> (d</text:span></text:span><text:span text:style-name="corps"><text:span text:style-name="T25">2</text:span></text:span><text:span text:style-name="corps"><text:span text:style-name="T26">)</text:span></text:span><text:span text:style-name="corps"><text:span text:style-name="T7"> et</text:span></text:span><text:span text:style-name="_5f_Consigne"><text:span text:style-name="T7"> </text:span></text:span><text:span text:style-name="corps"><text:span text:style-name="T7">(d</text:span></text:span><text:span text:style-name="corps"><text:span text:style-name="T25">3</text:span></text:span><text:span text:style-name="corps"><text:span text:style-name="T26">)</text:span></text:span><text:span text:style-name="corps"><text:span text:style-name="T7"> </text:span></text:span><text:span text:style-name="corps"><text:span text:style-name="T22">passant par</text:span></text:span><text:span text:style-name="corps"><text:span text:style-name="T7"> </text:span></text:span><text:span text:style-name="corps"><text:span text:style-name="T8">le point</text:span></text:span><text:span text:style-name="corps"><text:span text:style-name="T7"> O.</text:span></text:span></text:p>
            </text:list-item>
            <text:list-item>
              <text:p text:style-name="P69"><text:span text:style-name="corps"><text:span text:style-name="T7">Place un point R sur (d</text:span></text:span><text:span text:style-name="corps"><text:span text:style-name="T25">1</text:span></text:span><text:span text:style-name="corps"><text:span text:style-name="T26">)</text:span></text:span><text:span text:style-name="corps"><text:span text:style-name="T7">, un point B sur (d</text:span></text:span><text:span text:style-name="corps"><text:span text:style-name="T25">2</text:span></text:span><text:span text:style-name="corps"><text:span text:style-name="T26">)</text:span></text:span><text:span text:style-name="corps"><text:span text:style-name="T7"> et</text:span></text:span><text:span text:style-name="_5f_Consigne"><text:span text:style-name="T7"> </text:span></text:span><text:span text:style-name="corps"><text:span text:style-name="T7">un point E sur (d</text:span></text:span><text:span text:style-name="corps"><text:span text:style-name="T25">3</text:span></text:span><text:span text:style-name="corps"><text:span text:style-name="T26">)</text:span></text:span><text:span text:style-name="corps"><text:span text:style-name="T7">.</text:span></text:span></text:p>
            </text:list-item>
            <text:list-item>
              <text:p text:style-name="P77"><text:span text:style-name="_5f_Consigne"><text:span text:style-name="T7">En utilisant uniquement ton compas, place les points M, U et T pour que les triangles MER et BUT soient symétriques par rapport au point O.</text:span></text:span></text:p>
            </text:list-item>
          </text:list>
          <text:p text:style-name="P49"><text:span text:style-name="_5f_Consigne"><text:span text:style-name="T7"/></text:span></text:p>
          <text:p text:style-name="P49"><text:span text:style-name="_5f_Consigne"><text:span text:style-name="T7"/></text:span></text:p>
          <text:p text:style-name="P49"><text:span text:style-name="_5f_Consigne"><text:span text:style-name="T7"/></text:span></text:p>
          <text:p text:style-name="P49"><text:span text:style-name="_5f_Consigne"><text:span text:style-name="T7"/></text:span></text:p>
          <text:p text:style-name="P49"><text:span text:style-name="_5f_Consigne"><text:span text:style-name="T7"/></text:span></text:p>
          <text:p text:style-name="P48"><text:span text:style-name="_5f_Consigne"><text:span text:style-name="T23"/></text:span></text:p>
          <text:p text:style-name="P29"/>
          <text:p text:style-name="P29"/>
          <text:p text:style-name="P29"/>
          <text:p text:style-name="P41"/>
          <text:p text:style-name="P29"/>
          <text:p text:style-name="P29"/>
          <text:p text:style-name="P29"/>
          <text:p text:style-name="P29"/>
          <text:p text:style-name="P29"/>
          <text:h text:style-name="P66" text:outline-level="1"><text:span text:style-name="_5f_Consigne"><text:span text:style-name="T10"/></text:span></text:h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Bitstream Vera Sans" svg:font-family="'Bitstream Vera Sans'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Bitstream Vera Sans1" svg:font-family="'Bitstream Vera San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imSun" svg:font-family="SimSun" style:font-pitch="variable"/>
    <style:font-face style:name="Tahoma1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Bitstream Vera Sans8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7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664" draw:display-name="Gradient 1664" draw:style="linear" draw:start-color="#000000" draw:end-color="#ffffff" draw:start-intensity="100%" draw:end-intensity="100%" draw:angle="0" draw:border="0%"/>
    <draw:gradient draw:name="Gradient_20_1665" draw:display-name="Gradient 1665" draw:style="linear" draw:start-color="#000000" draw:end-color="#ffffff" draw:start-intensity="100%" draw:end-intensity="100%" draw:angle="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18" draw:display-name="Gradient 18" draw:style="linear" draw:start-color="#000000" draw:end-color="#fffff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389" draw:display-name="Gradient 389" draw:style="linear" draw:start-color="#000000" draw:end-color="#ffffff" draw:start-intensity="100%" draw:end-intensity="100%" draw:angle="0" draw:border="0%"/>
    <draw:gradient draw:name="Gradient_20_390" draw:display-name="Gradient 390" draw:style="linear" draw:start-color="#000000" draw:end-color="#ffffff" draw:start-intensity="100%" draw:end-intensity="100%" draw:angle="0" draw:border="0%"/>
    <draw:gradient draw:name="Gradient_20_391" draw:display-name="Gradient 391" draw:style="linear" draw:start-color="#000000" draw:end-color="#ffffff" draw:start-intensity="100%" draw:end-intensity="100%" draw:angle="0" draw:border="0%"/>
    <draw:gradient draw:name="Gradient_20_392" draw:display-name="Gradient 392" draw:style="linear" draw:start-color="#000000" draw:end-color="#ffffff" draw:start-intensity="100%" draw:end-intensity="100%" draw:angle="0" draw:border="0%"/>
    <draw:gradient draw:name="Gradient_20_393" draw:display-name="Gradient 393" draw:style="linear" draw:start-color="#000000" draw:end-color="#ffffff" draw:start-intensity="100%" draw:end-intensity="100%" draw:angle="0" draw:border="0%"/>
    <draw:gradient draw:name="Gradient_20_394" draw:display-name="Gradient 394" draw:style="linear" draw:start-color="#000000" draw:end-color="#ffffff" draw:start-intensity="100%" draw:end-intensity="100%" draw:angle="0" draw:border="0%"/>
    <draw:gradient draw:name="Gradient_20_395" draw:display-name="Gradient 395" draw:style="linear" draw:start-color="#000000" draw:end-color="#ffffff" draw:start-intensity="100%" draw:end-intensity="100%" draw:angle="0" draw:border="0%"/>
    <draw:gradient draw:name="Gradient_20_396" draw:display-name="Gradient 396" draw:style="linear" draw:start-color="#000000" draw:end-color="#ffffff" draw:start-intensity="100%" draw:end-intensity="100%" draw:angle="0" draw:border="0%"/>
    <draw:gradient draw:name="Gradient_20_397" draw:display-name="Gradient 397" draw:style="linear" draw:start-color="#000000" draw:end-color="#ffffff" draw:start-intensity="100%" draw:end-intensity="100%" draw:angle="0" draw:border="0%"/>
    <draw:gradient draw:name="Gradient_20_399" draw:display-name="Gradient 399" draw:style="linear" draw:start-color="#000000" draw:end-color="#ffffff" draw:start-intensity="100%" draw:end-intensity="100%" draw:angle="0" draw:border="0%"/>
    <draw:gradient draw:name="Gradient_20_400" draw:display-name="Gradient 400" draw:style="linear" draw:start-color="#000000" draw:end-color="#ffffff" draw:start-intensity="100%" draw:end-intensity="100%" draw:angle="0" draw:border="0%"/>
    <draw:gradient draw:name="Gradient_20_401" draw:display-name="Gradient 401" draw:style="linear" draw:start-color="#000000" draw:end-color="#ffffff" draw:start-intensity="100%" draw:end-intensity="100%" draw:angle="0" draw:border="0%"/>
    <draw:gradient draw:name="Gradient_20_402" draw:display-name="Gradient 402" draw:style="linear" draw:start-color="#000000" draw:end-color="#ffffff" draw:start-intensity="100%" draw:end-intensity="100%" draw:angle="0" draw:border="0%"/>
    <draw:gradient draw:name="Gradient_20_403" draw:display-name="Gradient 403" draw:style="linear" draw:start-color="#000000" draw:end-color="#ffffff" draw:start-intensity="100%" draw:end-intensity="100%" draw:angle="0" draw:border="0%"/>
    <draw:gradient draw:name="Gradient_20_404" draw:display-name="Gradient 404" draw:style="linear" draw:start-color="#000000" draw:end-color="#ffffff" draw:start-intensity="100%" draw:end-intensity="100%" draw:angle="0" draw:border="0%"/>
    <draw:gradient draw:name="Gradient_20_405" draw:display-name="Gradient 405" draw:style="linear" draw:start-color="#000000" draw:end-color="#ffffff" draw:start-intensity="100%" draw:end-intensity="100%" draw:angle="0" draw:border="0%"/>
    <draw:gradient draw:name="Gradient_20_406" draw:display-name="Gradient 406" draw:style="linear" draw:start-color="#000000" draw:end-color="#ffffff" draw:start-intensity="100%" draw:end-intensity="100%" draw:angle="0" draw:border="0%"/>
    <draw:gradient draw:name="Gradient_20_407" draw:display-name="Gradient 407" draw:style="linear" draw:start-color="#000000" draw:end-color="#ffffff" draw:start-intensity="100%" draw:end-intensity="100%" draw:angle="0" draw:border="0%"/>
    <draw:gradient draw:name="Gradient_20_408" draw:display-name="Gradient 408" draw:style="linear" draw:start-color="#000000" draw:end-color="#ffffff" draw:start-intensity="100%" draw:end-intensity="100%" draw:angle="0" draw:border="0%"/>
    <draw:gradient draw:name="Gradient_20_409" draw:display-name="Gradient 409" draw:style="linear" draw:start-color="#000000" draw:end-color="#ffffff" draw:start-intensity="100%" draw:end-intensity="100%" draw:angle="0" draw:border="0%"/>
    <draw:gradient draw:name="Gradient_20_410" draw:display-name="Gradient 410" draw:style="linear" draw:start-color="#000000" draw:end-color="#ffffff" draw:start-intensity="100%" draw:end-intensity="100%" draw:angle="0" draw:border="0%"/>
    <draw:gradient draw:name="Gradient_20_411" draw:display-name="Gradient 411" draw:style="linear" draw:start-color="#000000" draw:end-color="#ffffff" draw:start-intensity="100%" draw:end-intensity="100%" draw:angle="0" draw:border="0%"/>
    <draw:gradient draw:name="Gradient_20_412" draw:display-name="Gradient 412" draw:style="linear" draw:start-color="#000000" draw:end-color="#ffffff" draw:start-intensity="100%" draw:end-intensity="100%" draw:angle="0" draw:border="0%"/>
    <draw:gradient draw:name="Gradient_20_413" draw:display-name="Gradient 413" draw:style="linear" draw:start-color="#000000" draw:end-color="#ffffff" draw:start-intensity="100%" draw:end-intensity="100%" draw:angle="0" draw:border="0%"/>
    <draw:gradient draw:name="Gradient_20_414" draw:display-name="Gradient 414" draw:style="axial" draw:start-color="#ad4296" draw:end-color="#edc4e3" draw:start-intensity="100%" draw:end-intensity="100%" draw:angle="50" draw:border="0%"/>
    <draw:gradient draw:name="Gradient_20_415" draw:display-name="Gradient 415" draw:style="axial" draw:start-color="#ad4296" draw:end-color="#edc4e3" draw:start-intensity="100%" draw:end-intensity="100%" draw:angle="50" draw:border="0%"/>
    <draw:gradient draw:name="Gradient_20_416" draw:display-name="Gradient 416" draw:style="axial" draw:start-color="#ad4296" draw:end-color="#edc4e3" draw:start-intensity="100%" draw:end-intensity="100%" draw:angle="50" draw:border="0%"/>
    <draw:gradient draw:name="Gradient_20_475" draw:display-name="Gradient 475" draw:style="axial" draw:start-color="#ad4296" draw:end-color="#edc4e3" draw:start-intensity="100%" draw:end-intensity="100%" draw:angle="50" draw:border="0%"/>
    <draw:gradient draw:name="Gradient_20_476" draw:display-name="Gradient 476" draw:style="axial" draw:start-color="#ad4296" draw:end-color="#edc4e3" draw:start-intensity="100%" draw:end-intensity="100%" draw:angle="50" draw:border="0%"/>
    <draw:gradient draw:name="Gradient_20_477" draw:display-name="Gradient 477" draw:style="axial" draw:start-color="#ad4296" draw:end-color="#edc4e3" draw:start-intensity="100%" draw:end-intensity="100%" draw:angle="50" draw:border="0%"/>
    <draw:gradient draw:name="Gradient_20_478" draw:display-name="Gradient 478" draw:style="axial" draw:start-color="#ad4296" draw:end-color="#edc4e3" draw:start-intensity="100%" draw:end-intensity="100%" draw:angle="50" draw:border="0%"/>
    <draw:gradient draw:name="Gradient_20_479" draw:display-name="Gradient 479" draw:style="axial" draw:start-color="#ad4296" draw:end-color="#edc4e3" draw:start-intensity="100%" draw:end-intensity="100%" draw:angle="50" draw:border="0%"/>
    <draw:gradient draw:name="Gradient_20_480" draw:display-name="Gradient 480" draw:style="axial" draw:start-color="#ad4296" draw:end-color="#edc4e3" draw:start-intensity="100%" draw:end-intensity="100%" draw:angle="50" draw:border="0%"/>
    <draw:gradient draw:name="Gradient_20_481" draw:display-name="Gradient 481" draw:style="axial" draw:start-color="#ad4296" draw:end-color="#edc4e3" draw:start-intensity="100%" draw:end-intensity="100%" draw:angle="50" draw:border="0%"/>
    <draw:gradient draw:name="Gradient_20_482" draw:display-name="Gradient 482" draw:style="axial" draw:start-color="#ad4296" draw:end-color="#edc4e3" draw:start-intensity="100%" draw:end-intensity="100%" draw:angle="50" draw:border="0%"/>
    <draw:gradient draw:name="Gradient_20_483" draw:display-name="Gradient 483" draw:style="axial" draw:start-color="#ad4296" draw:end-color="#edc4e3" draw:start-intensity="100%" draw:end-intensity="100%" draw:angle="50" draw:border="0%"/>
    <draw:gradient draw:name="Gradient_20_484" draw:display-name="Gradient 484" draw:style="axial" draw:start-color="#ad4296" draw:end-color="#edc4e3" draw:start-intensity="100%" draw:end-intensity="100%" draw:angle="50" draw:border="0%"/>
    <draw:gradient draw:name="Gradient_20_485" draw:display-name="Gradient 485" draw:style="axial" draw:start-color="#ad4296" draw:end-color="#edc4e3" draw:start-intensity="100%" draw:end-intensity="100%" draw:angle="50" draw:border="0%"/>
    <draw:gradient draw:name="Gradient_20_486" draw:display-name="Gradient 486" draw:style="axial" draw:start-color="#ad4296" draw:end-color="#edc4e3" draw:start-intensity="100%" draw:end-intensity="100%" draw:angle="50" draw:border="0%"/>
    <draw:gradient draw:name="Gradient_20_487" draw:display-name="Gradient 487" draw:style="axial" draw:start-color="#ad4296" draw:end-color="#edc4e3" draw:start-intensity="100%" draw:end-intensity="100%" draw:angle="50" draw:border="0%"/>
    <draw:gradient draw:name="Gradient_20_488" draw:display-name="Gradient 488" draw:style="axial" draw:start-color="#ad4296" draw:end-color="#edc4e3" draw:start-intensity="100%" draw:end-intensity="100%" draw:angle="50" draw:border="0%"/>
    <draw:gradient draw:name="Gradient_20_489" draw:display-name="Gradient 489" draw:style="axial" draw:start-color="#ad4296" draw:end-color="#edc4e3" draw:start-intensity="100%" draw:end-intensity="100%" draw:angle="50" draw:border="0%"/>
    <draw:gradient draw:name="Gradient_20_490" draw:display-name="Gradient 490" draw:style="axial" draw:start-color="#ad4296" draw:end-color="#edc4e3" draw:start-intensity="100%" draw:end-intensity="100%" draw:angle="50" draw:border="0%"/>
    <draw:gradient draw:name="Gradient_20_491" draw:display-name="Gradient 491" draw:style="axial" draw:start-color="#ad4296" draw:end-color="#edc4e3" draw:start-intensity="100%" draw:end-intensity="100%" draw:angle="50" draw:border="0%"/>
    <draw:gradient draw:name="Gradient_20_492" draw:display-name="Gradient 492" draw:style="axial" draw:start-color="#ad4296" draw:end-color="#edc4e3" draw:start-intensity="100%" draw:end-intensity="100%" draw:angle="50" draw:border="0%"/>
    <draw:gradient draw:name="Gradient_20_493" draw:display-name="Gradient 493" draw:style="axial" draw:start-color="#ad4296" draw:end-color="#edc4e3" draw:start-intensity="100%" draw:end-intensity="100%" draw:angle="50" draw:border="0%"/>
    <draw:gradient draw:name="Gradient_20_494" draw:display-name="Gradient 494" draw:style="axial" draw:start-color="#ad4296" draw:end-color="#edc4e3" draw:start-intensity="100%" draw:end-intensity="100%" draw:angle="50" draw:border="0%"/>
    <draw:gradient draw:name="Gradient_20_495" draw:display-name="Gradient 495" draw:style="axial" draw:start-color="#ad4296" draw:end-color="#edc4e3" draw:start-intensity="100%" draw:end-intensity="100%" draw:angle="50" draw:border="0%"/>
    <draw:gradient draw:name="Gradient_20_496" draw:display-name="Gradient 496" draw:style="axial" draw:start-color="#ad4296" draw:end-color="#edc4e3" draw:start-intensity="100%" draw:end-intensity="100%" draw:angle="50" draw:border="0%"/>
    <draw:gradient draw:name="Gradient_20_497" draw:display-name="Gradient 497" draw:style="axial" draw:start-color="#ad4296" draw:end-color="#edc4e3" draw:start-intensity="100%" draw:end-intensity="100%" draw:angle="50" draw:border="0%"/>
    <draw:gradient draw:name="Gradient_20_498" draw:display-name="Gradient 498" draw:style="axial" draw:start-color="#ad4296" draw:end-color="#edc4e3" draw:start-intensity="100%" draw:end-intensity="100%" draw:angle="50" draw:border="0%"/>
    <draw:gradient draw:name="Gradient_20_499" draw:display-name="Gradient 499" draw:style="axial" draw:start-color="#ad4296" draw:end-color="#edc4e3" draw:start-intensity="100%" draw:end-intensity="100%" draw:angle="50" draw:border="0%"/>
    <draw:gradient draw:name="Gradient_20_500" draw:display-name="Gradient 500" draw:style="axial" draw:start-color="#ad4296" draw:end-color="#edc4e3" draw:start-intensity="100%" draw:end-intensity="100%" draw:angle="50" draw:border="0%"/>
    <draw:gradient draw:name="Gradient_20_501" draw:display-name="Gradient 501" draw:style="axial" draw:start-color="#ad4296" draw:end-color="#edc4e3" draw:start-intensity="100%" draw:end-intensity="100%" draw:angle="50" draw:border="0%"/>
    <draw:gradient draw:name="Gradient_20_502" draw:display-name="Gradient 502" draw:style="axial" draw:start-color="#ad4296" draw:end-color="#edc4e3" draw:start-intensity="100%" draw:end-intensity="100%" draw:angle="50" draw:border="0%"/>
    <draw:gradient draw:name="Gradient_20_503" draw:display-name="Gradient 503" draw:style="axial" draw:start-color="#ad4296" draw:end-color="#edc4e3" draw:start-intensity="100%" draw:end-intensity="100%" draw:angle="50" draw:border="0%"/>
    <draw:gradient draw:name="Gradient_20_505" draw:display-name="Gradient 505" draw:style="axial" draw:start-color="#ad4296" draw:end-color="#edc4e3" draw:start-intensity="100%" draw:end-intensity="100%" draw:angle="50" draw:border="0%"/>
    <draw:gradient draw:name="Gradient_20_506" draw:display-name="Gradient 506" draw:style="axial" draw:start-color="#ad4296" draw:end-color="#edc4e3" draw:start-intensity="100%" draw:end-intensity="100%" draw:angle="50" draw:border="0%"/>
    <draw:gradient draw:name="Gradient_20_507" draw:display-name="Gradient 507" draw:style="axial" draw:start-color="#ad4296" draw:end-color="#edc4e3" draw:start-intensity="100%" draw:end-intensity="100%" draw:angle="50" draw:border="0%"/>
    <draw:gradient draw:name="Gradient_20_508" draw:display-name="Gradient 508" draw:style="axial" draw:start-color="#ad4296" draw:end-color="#edc4e3" draw:start-intensity="100%" draw:end-intensity="100%" draw:angle="50" draw:border="0%"/>
    <draw:gradient draw:name="Gradient_20_509" draw:display-name="Gradient 509" draw:style="axial" draw:start-color="#ad4296" draw:end-color="#edc4e3" draw:start-intensity="100%" draw:end-intensity="100%" draw:angle="50" draw:border="0%"/>
    <draw:gradient draw:name="Gradient_20_510" draw:display-name="Gradient 510" draw:style="axial" draw:start-color="#ad4296" draw:end-color="#edc4e3" draw:start-intensity="100%" draw:end-intensity="100%" draw:angle="50" draw:border="0%"/>
    <draw:gradient draw:name="Gradient_20_511" draw:display-name="Gradient 511" draw:style="axial" draw:start-color="#ad4296" draw:end-color="#edc4e3" draw:start-intensity="100%" draw:end-intensity="100%" draw:angle="50" draw:border="0%"/>
    <draw:gradient draw:name="Gradient_20_512" draw:display-name="Gradient 512" draw:style="axial" draw:start-color="#ad4296" draw:end-color="#edc4e3" draw:start-intensity="100%" draw:end-intensity="100%" draw:angle="50" draw:border="0%"/>
    <draw:gradient draw:name="Gradient_20_513" draw:display-name="Gradient 513" draw:style="axial" draw:start-color="#ad4296" draw:end-color="#edc4e3" draw:start-intensity="100%" draw:end-intensity="100%" draw:angle="50" draw:border="0%"/>
    <draw:gradient draw:name="Gradient_20_514" draw:display-name="Gradient 514" draw:style="axial" draw:start-color="#ad4296" draw:end-color="#edc4e3" draw:start-intensity="100%" draw:end-intensity="100%" draw:angle="50" draw:border="0%"/>
    <draw:gradient draw:name="Gradient_20_515" draw:display-name="Gradient 515" draw:style="axial" draw:start-color="#ad4296" draw:end-color="#edc4e3" draw:start-intensity="100%" draw:end-intensity="100%" draw:angle="50" draw:border="0%"/>
    <draw:gradient draw:name="Gradient_20_516" draw:display-name="Gradient 516" draw:style="axial" draw:start-color="#ad4296" draw:end-color="#edc4e3" draw:start-intensity="100%" draw:end-intensity="100%" draw:angle="50" draw:border="0%"/>
    <draw:gradient draw:name="Gradient_20_517" draw:display-name="Gradient 517" draw:style="axial" draw:start-color="#ad4296" draw:end-color="#edc4e3" draw:start-intensity="100%" draw:end-intensity="100%" draw:angle="50" draw:border="0%"/>
    <draw:gradient draw:name="Gradient_20_518" draw:display-name="Gradient 518" draw:style="axial" draw:start-color="#ad4296" draw:end-color="#edc4e3" draw:start-intensity="100%" draw:end-intensity="100%" draw:angle="50" draw:border="0%"/>
    <draw:gradient draw:name="Gradient_20_519" draw:display-name="Gradient 519" draw:style="axial" draw:start-color="#ad4296" draw:end-color="#edc4e3" draw:start-intensity="100%" draw:end-intensity="100%" draw:angle="50" draw:border="0%"/>
    <draw:gradient draw:name="Gradient_20_520" draw:display-name="Gradient 520" draw:style="axial" draw:start-color="#ad4296" draw:end-color="#edc4e3" draw:start-intensity="100%" draw:end-intensity="100%" draw:angle="50" draw:border="0%"/>
    <draw:gradient draw:name="Gradient_20_521" draw:display-name="Gradient 521" draw:style="axial" draw:start-color="#ad4296" draw:end-color="#edc4e3" draw:start-intensity="100%" draw:end-intensity="100%" draw:angle="50" draw:border="0%"/>
    <draw:gradient draw:name="Gradient_20_522" draw:display-name="Gradient 522" draw:style="axial" draw:start-color="#ad4296" draw:end-color="#edc4e3" draw:start-intensity="100%" draw:end-intensity="100%" draw:angle="50" draw:border="0%"/>
    <draw:gradient draw:name="Gradient_20_523" draw:display-name="Gradient 523" draw:style="axial" draw:start-color="#ad4296" draw:end-color="#edc4e3" draw:start-intensity="100%" draw:end-intensity="100%" draw:angle="50" draw:border="0%"/>
    <draw:gradient draw:name="Gradient_20_524" draw:display-name="Gradient 524" draw:style="axial" draw:start-color="#ad4296" draw:end-color="#edc4e3" draw:start-intensity="100%" draw:end-intensity="100%" draw:angle="50" draw:border="0%"/>
    <draw:gradient draw:name="Gradient_20_525" draw:display-name="Gradient 525" draw:style="axial" draw:start-color="#ad4296" draw:end-color="#edc4e3" draw:start-intensity="100%" draw:end-intensity="100%" draw:angle="50" draw:border="0%"/>
    <draw:gradient draw:name="Gradient_20_526" draw:display-name="Gradient 526" draw:style="axial" draw:start-color="#ad4296" draw:end-color="#edc4e3" draw:start-intensity="100%" draw:end-intensity="100%" draw:angle="50" draw:border="0%"/>
    <draw:gradient draw:name="Gradient_20_527" draw:display-name="Gradient 527" draw:style="axial" draw:start-color="#ad4296" draw:end-color="#edc4e3" draw:start-intensity="100%" draw:end-intensity="100%" draw:angle="50" draw:border="0%"/>
    <draw:gradient draw:name="Gradient_20_528" draw:display-name="Gradient 528" draw:style="axial" draw:start-color="#ad4296" draw:end-color="#edc4e3" draw:start-intensity="100%" draw:end-intensity="100%" draw:angle="50" draw:border="0%"/>
    <draw:gradient draw:name="Gradient_20_529" draw:display-name="Gradient 529" draw:style="axial" draw:start-color="#ad4296" draw:end-color="#edc4e3" draw:start-intensity="100%" draw:end-intensity="100%" draw:angle="50" draw:border="0%"/>
    <draw:gradient draw:name="Gradient_20_530" draw:display-name="Gradient 530" draw:style="axial" draw:start-color="#ad4296" draw:end-color="#edc4e3" draw:start-intensity="100%" draw:end-intensity="100%" draw:angle="50" draw:border="0%"/>
    <draw:gradient draw:name="Gradient_20_531" draw:display-name="Gradient 531" draw:style="axial" draw:start-color="#ad4296" draw:end-color="#edc4e3" draw:start-intensity="100%" draw:end-intensity="100%" draw:angle="50" draw:border="0%"/>
    <draw:gradient draw:name="Gradient_20_532" draw:display-name="Gradient 532" draw:style="axial" draw:start-color="#ad4296" draw:end-color="#edc4e3" draw:start-intensity="100%" draw:end-intensity="100%" draw:angle="50" draw:border="0%"/>
    <draw:gradient draw:name="Gradient_20_533" draw:display-name="Gradient 533" draw:style="linear" draw:start-color="#000000" draw:end-color="#ffffff" draw:start-intensity="100%" draw:end-intensity="100%" draw:angle="0" draw:border="0%"/>
    <draw:gradient draw:name="Gradient_20_534" draw:display-name="Gradient 534" draw:style="linear" draw:start-color="#000000" draw:end-color="#ffffff" draw:start-intensity="100%" draw:end-intensity="100%" draw:angle="0" draw:border="0%"/>
    <draw:gradient draw:name="Gradient_20_535" draw:display-name="Gradient 535" draw:style="linear" draw:start-color="#000000" draw:end-color="#ffffff" draw:start-intensity="100%" draw:end-intensity="100%" draw:angle="0" draw:border="0%"/>
    <draw:gradient draw:name="Gradient_20_536" draw:display-name="Gradient 536" draw:style="linear" draw:start-color="#000000" draw:end-color="#ffffff" draw:start-intensity="100%" draw:end-intensity="100%" draw:angle="0" draw:border="0%"/>
    <draw:gradient draw:name="Gradient_20_537" draw:display-name="Gradient 537" draw:style="linear" draw:start-color="#000000" draw:end-color="#ffffff" draw:start-intensity="100%" draw:end-intensity="100%" draw:angle="0" draw:border="0%"/>
    <draw:gradient draw:name="Gradient_20_538" draw:display-name="Gradient 538" draw:style="linear" draw:start-color="#000000" draw:end-color="#ffffff" draw:start-intensity="100%" draw:end-intensity="100%" draw:angle="0" draw:border="0%"/>
    <draw:gradient draw:name="Gradient_20_539" draw:display-name="Gradient 539" draw:style="linear" draw:start-color="#000000" draw:end-color="#ffffff" draw:start-intensity="100%" draw:end-intensity="100%" draw:angle="0" draw:border="0%"/>
    <draw:gradient draw:name="Gradient_20_540" draw:display-name="Gradient 540" draw:style="linear" draw:start-color="#000000" draw:end-color="#ffffff" draw:start-intensity="100%" draw:end-intensity="100%" draw:angle="0" draw:border="0%"/>
    <draw:gradient draw:name="Gradient_20_541" draw:display-name="Gradient 541" draw:style="linear" draw:start-color="#000000" draw:end-color="#ffffff" draw:start-intensity="100%" draw:end-intensity="100%" draw:angle="0" draw:border="0%"/>
    <draw:gradient draw:name="Gradient_20_542" draw:display-name="Gradient 542" draw:style="linear" draw:start-color="#000000" draw:end-color="#ffffff" draw:start-intensity="100%" draw:end-intensity="100%" draw:angle="0" draw:border="0%"/>
    <draw:gradient draw:name="Gradient_20_543" draw:display-name="Gradient 543" draw:style="linear" draw:start-color="#000000" draw:end-color="#ffffff" draw:start-intensity="100%" draw:end-intensity="100%" draw:angle="0" draw:border="0%"/>
    <draw:gradient draw:name="Gradient_20_544" draw:display-name="Gradient 544" draw:style="linear" draw:start-color="#000000" draw:end-color="#ffffff" draw:start-intensity="100%" draw:end-intensity="100%" draw:angle="0" draw:border="0%"/>
    <draw:gradient draw:name="Gradient_20_545" draw:display-name="Gradient 545" draw:style="linear" draw:start-color="#000000" draw:end-color="#ffffff" draw:start-intensity="100%" draw:end-intensity="100%" draw:angle="0" draw:border="0%"/>
    <draw:gradient draw:name="Gradient_20_546" draw:display-name="Gradient 546" draw:style="linear" draw:start-color="#000000" draw:end-color="#ffffff" draw:start-intensity="100%" draw:end-intensity="100%" draw:angle="0" draw:border="0%"/>
    <draw:gradient draw:name="Gradient_20_547" draw:display-name="Gradient 547" draw:style="linear" draw:start-color="#000000" draw:end-color="#ffffff" draw:start-intensity="100%" draw:end-intensity="100%" draw:angle="0" draw:border="0%"/>
    <draw:gradient draw:name="Gradient_20_548" draw:display-name="Gradient 548" draw:style="linear" draw:start-color="#000000" draw:end-color="#ffffff" draw:start-intensity="100%" draw:end-intensity="100%" draw:angle="0" draw:border="0%"/>
    <draw:gradient draw:name="Gradient_20_549" draw:display-name="Gradient 549" draw:style="linear" draw:start-color="#000000" draw:end-color="#ffffff" draw:start-intensity="100%" draw:end-intensity="100%" draw:angle="0" draw:border="0%"/>
    <draw:gradient draw:name="Gradient_20_550" draw:display-name="Gradient 550" draw:style="linear" draw:start-color="#000000" draw:end-color="#ffffff" draw:start-intensity="100%" draw:end-intensity="100%" draw:angle="0" draw:border="0%"/>
    <draw:gradient draw:name="Gradient_20_551" draw:display-name="Gradient 551" draw:style="linear" draw:start-color="#000000" draw:end-color="#ffffff" draw:start-intensity="100%" draw:end-intensity="100%" draw:angle="0" draw:border="0%"/>
    <draw:gradient draw:name="Gradient_20_552" draw:display-name="Gradient 552" draw:style="linear" draw:start-color="#000000" draw:end-color="#ffffff" draw:start-intensity="100%" draw:end-intensity="100%" draw:angle="0" draw:border="0%"/>
    <draw:gradient draw:name="Gradient_20_553" draw:display-name="Gradient 553" draw:style="linear" draw:start-color="#000000" draw:end-color="#ffffff" draw:start-intensity="100%" draw:end-intensity="100%" draw:angle="0" draw:border="0%"/>
    <draw:gradient draw:name="Gradient_20_554" draw:display-name="Gradient 554" draw:style="linear" draw:start-color="#000000" draw:end-color="#ffffff" draw:start-intensity="100%" draw:end-intensity="100%" draw:angle="0" draw:border="0%"/>
    <draw:gradient draw:name="Gradient_20_555" draw:display-name="Gradient 555" draw:style="linear" draw:start-color="#000000" draw:end-color="#ffffff" draw:start-intensity="100%" draw:end-intensity="100%" draw:angle="0" draw:border="0%"/>
    <draw:gradient draw:name="Gradient_20_556" draw:display-name="Gradient 556" draw:style="linear" draw:start-color="#000000" draw:end-color="#ffffff" draw:start-intensity="100%" draw:end-intensity="100%" draw:angle="0" draw:border="0%"/>
    <draw:gradient draw:name="Gradient_20_557" draw:display-name="Gradient 557" draw:style="linear" draw:start-color="#000000" draw:end-color="#ffffff" draw:start-intensity="100%" draw:end-intensity="100%" draw:angle="0" draw:border="0%"/>
    <draw:gradient draw:name="Gradient_20_558" draw:display-name="Gradient 558" draw:style="linear" draw:start-color="#000000" draw:end-color="#ffffff" draw:start-intensity="100%" draw:end-intensity="100%" draw:angle="0" draw:border="0%"/>
    <draw:gradient draw:name="Gradient_20_559" draw:display-name="Gradient 559" draw:style="linear" draw:start-color="#000000" draw:end-color="#ffffff" draw:start-intensity="100%" draw:end-intensity="100%" draw:angle="0" draw:border="0%"/>
    <draw:gradient draw:name="Gradient_20_560" draw:display-name="Gradient 560" draw:style="linear" draw:start-color="#000000" draw:end-color="#ffffff" draw:start-intensity="100%" draw:end-intensity="100%" draw:angle="0" draw:border="0%"/>
    <draw:gradient draw:name="Gradient_20_561" draw:display-name="Gradient 561" draw:style="linear" draw:start-color="#000000" draw:end-color="#ffffff" draw:start-intensity="100%" draw:end-intensity="100%" draw:angle="0" draw:border="0%"/>
    <draw:gradient draw:name="Gradient_20_562" draw:display-name="Gradient 562" draw:style="linear" draw:start-color="#000000" draw:end-color="#ffffff" draw:start-intensity="100%" draw:end-intensity="100%" draw:angle="0" draw:border="0%"/>
    <draw:gradient draw:name="Gradient_20_563" draw:display-name="Gradient 563" draw:style="linear" draw:start-color="#000000" draw:end-color="#ffffff" draw:start-intensity="100%" draw:end-intensity="100%" draw:angle="0" draw:border="0%"/>
    <draw:gradient draw:name="Gradient_20_564" draw:display-name="Gradient 564" draw:style="linear" draw:start-color="#000000" draw:end-color="#ffffff" draw:start-intensity="100%" draw:end-intensity="100%" draw:angle="0" draw:border="0%"/>
    <draw:gradient draw:name="Gradient_20_565" draw:display-name="Gradient 565" draw:style="linear" draw:start-color="#000000" draw:end-color="#ffffff" draw:start-intensity="100%" draw:end-intensity="100%" draw:angle="0" draw:border="0%"/>
    <draw:gradient draw:name="Gradient_20_566" draw:display-name="Gradient 566" draw:style="linear" draw:start-color="#000000" draw:end-color="#ffffff" draw:start-intensity="100%" draw:end-intensity="100%" draw:angle="0" draw:border="0%"/>
    <draw:gradient draw:name="Gradient_20_567" draw:display-name="Gradient 567" draw:style="linear" draw:start-color="#000000" draw:end-color="#ffffff" draw:start-intensity="100%" draw:end-intensity="100%" draw:angle="0" draw:border="0%"/>
    <draw:gradient draw:name="Gradient_20_568" draw:display-name="Gradient 568" draw:style="linear" draw:start-color="#000000" draw:end-color="#ffffff" draw:start-intensity="100%" draw:end-intensity="100%" draw:angle="0" draw:border="0%"/>
    <draw:gradient draw:name="Gradient_20_569" draw:display-name="Gradient 569" draw:style="linear" draw:start-color="#000000" draw:end-color="#ffffff" draw:start-intensity="100%" draw:end-intensity="100%" draw:angle="0" draw:border="0%"/>
    <draw:gradient draw:name="Gradient_20_570" draw:display-name="Gradient 570" draw:style="linear" draw:start-color="#000000" draw:end-color="#ffffff" draw:start-intensity="100%" draw:end-intensity="100%" draw:angle="0" draw:border="0%"/>
    <draw:gradient draw:name="Gradient_20_571" draw:display-name="Gradient 571" draw:style="linear" draw:start-color="#000000" draw:end-color="#ffffff" draw:start-intensity="100%" draw:end-intensity="100%" draw:angle="0" draw:border="0%"/>
    <draw:gradient draw:name="Gradient_20_572" draw:display-name="Gradient 572" draw:style="linear" draw:start-color="#000000" draw:end-color="#ffffff" draw:start-intensity="100%" draw:end-intensity="100%" draw:angle="0" draw:border="0%"/>
    <draw:gradient draw:name="Gradient_20_573" draw:display-name="Gradient 573" draw:style="linear" draw:start-color="#000000" draw:end-color="#ffffff" draw:start-intensity="100%" draw:end-intensity="100%" draw:angle="0" draw:border="0%"/>
    <draw:gradient draw:name="Gradient_20_574" draw:display-name="Gradient 574" draw:style="linear" draw:start-color="#000000" draw:end-color="#ffffff" draw:start-intensity="100%" draw:end-intensity="100%" draw:angle="0" draw:border="0%"/>
    <draw:gradient draw:name="Gradient_20_575" draw:display-name="Gradient 575" draw:style="linear" draw:start-color="#000000" draw:end-color="#ffffff" draw:start-intensity="100%" draw:end-intensity="100%" draw:angle="0" draw:border="0%"/>
    <draw:gradient draw:name="Gradient_20_576" draw:display-name="Gradient 576" draw:style="linear" draw:start-color="#000000" draw:end-color="#ffffff" draw:start-intensity="100%" draw:end-intensity="100%" draw:angle="0" draw:border="0%"/>
    <draw:gradient draw:name="Gradient_20_577" draw:display-name="Gradient 577" draw:style="linear" draw:start-color="#000000" draw:end-color="#ffffff" draw:start-intensity="100%" draw:end-intensity="100%" draw:angle="0" draw:border="0%"/>
    <draw:gradient draw:name="Gradient_20_578" draw:display-name="Gradient 578" draw:style="linear" draw:start-color="#000000" draw:end-color="#ffffff" draw:start-intensity="100%" draw:end-intensity="100%" draw:angle="0" draw:border="0%"/>
    <draw:gradient draw:name="Gradient_20_579" draw:display-name="Gradient 579" draw:style="linear" draw:start-color="#000000" draw:end-color="#ffffff" draw:start-intensity="100%" draw:end-intensity="100%" draw:angle="0" draw:border="0%"/>
    <draw:gradient draw:name="Gradient_20_580" draw:display-name="Gradient 580" draw:style="linear" draw:start-color="#000000" draw:end-color="#ffffff" draw:start-intensity="100%" draw:end-intensity="100%" draw:angle="0" draw:border="0%"/>
    <draw:gradient draw:name="Gradient_20_581" draw:display-name="Gradient 581" draw:style="linear" draw:start-color="#000000" draw:end-color="#ffffff" draw:start-intensity="100%" draw:end-intensity="100%" draw:angle="0" draw:border="0%"/>
    <draw:gradient draw:name="Gradient_20_582" draw:display-name="Gradient 582" draw:style="linear" draw:start-color="#000000" draw:end-color="#ffffff" draw:start-intensity="100%" draw:end-intensity="100%" draw:angle="0" draw:border="0%"/>
    <draw:gradient draw:name="Gradient_20_583" draw:display-name="Gradient 583" draw:style="linear" draw:start-color="#000000" draw:end-color="#ffffff" draw:start-intensity="100%" draw:end-intensity="100%" draw:angle="0" draw:border="0%"/>
    <draw:gradient draw:name="Gradient_20_584" draw:display-name="Gradient 584" draw:style="linear" draw:start-color="#000000" draw:end-color="#ffffff" draw:start-intensity="100%" draw:end-intensity="100%" draw:angle="0" draw:border="0%"/>
    <draw:gradient draw:name="Gradient_20_585" draw:display-name="Gradient 585" draw:style="linear" draw:start-color="#000000" draw:end-color="#ffffff" draw:start-intensity="100%" draw:end-intensity="100%" draw:angle="0" draw:border="0%"/>
    <draw:gradient draw:name="Gradient_20_586" draw:display-name="Gradient 586" draw:style="linear" draw:start-color="#000000" draw:end-color="#ffffff" draw:start-intensity="100%" draw:end-intensity="100%" draw:angle="0" draw:border="0%"/>
    <draw:gradient draw:name="Gradient_20_587" draw:display-name="Gradient 587" draw:style="linear" draw:start-color="#000000" draw:end-color="#ffffff" draw:start-intensity="100%" draw:end-intensity="100%" draw:angle="0" draw:border="0%"/>
    <draw:gradient draw:name="Gradient_20_588" draw:display-name="Gradient 588" draw:style="linear" draw:start-color="#000000" draw:end-color="#ffffff" draw:start-intensity="100%" draw:end-intensity="100%" draw:angle="0" draw:border="0%"/>
    <draw:gradient draw:name="Gradient_20_589" draw:display-name="Gradient 589" draw:style="linear" draw:start-color="#000000" draw:end-color="#ffffff" draw:start-intensity="100%" draw:end-intensity="100%" draw:angle="0" draw:border="0%"/>
    <draw:gradient draw:name="Gradient_20_590" draw:display-name="Gradient 590" draw:style="linear" draw:start-color="#000000" draw:end-color="#ffffff" draw:start-intensity="100%" draw:end-intensity="100%" draw:angle="0" draw:border="0%"/>
    <draw:gradient draw:name="Gradient_20_591" draw:display-name="Gradient 591" draw:style="linear" draw:start-color="#000000" draw:end-color="#ffffff" draw:start-intensity="100%" draw:end-intensity="100%" draw:angle="0" draw:border="0%"/>
    <draw:gradient draw:name="Gradient_20_592" draw:display-name="Gradient 592" draw:style="linear" draw:start-color="#000000" draw:end-color="#ffffff" draw:start-intensity="100%" draw:end-intensity="100%" draw:angle="0" draw:border="0%"/>
    <draw:gradient draw:name="Gradient_20_593" draw:display-name="Gradient 593" draw:style="linear" draw:start-color="#000000" draw:end-color="#ffffff" draw:start-intensity="100%" draw:end-intensity="100%" draw:angle="0" draw:border="0%"/>
    <draw:gradient draw:name="Gradient_20_594" draw:display-name="Gradient 594" draw:style="linear" draw:start-color="#000000" draw:end-color="#ffffff" draw:start-intensity="100%" draw:end-intensity="100%" draw:angle="0" draw:border="0%"/>
    <draw:gradient draw:name="Gradient_20_595" draw:display-name="Gradient 595" draw:style="linear" draw:start-color="#000000" draw:end-color="#ffffff" draw:start-intensity="100%" draw:end-intensity="100%" draw:angle="0" draw:border="0%"/>
    <draw:gradient draw:name="Gradient_20_596" draw:display-name="Gradient 596" draw:style="linear" draw:start-color="#000000" draw:end-color="#ffffff" draw:start-intensity="100%" draw:end-intensity="100%" draw:angle="0" draw:border="0%"/>
    <draw:gradient draw:name="Gradient_20_597" draw:display-name="Gradient 597" draw:style="linear" draw:start-color="#000000" draw:end-color="#ffffff" draw:start-intensity="100%" draw:end-intensity="100%" draw:angle="0" draw:border="0%"/>
    <draw:gradient draw:name="Gradient_20_598" draw:display-name="Gradient 598" draw:style="linear" draw:start-color="#000000" draw:end-color="#ffffff" draw:start-intensity="100%" draw:end-intensity="100%" draw:angle="0" draw:border="0%"/>
    <draw:gradient draw:name="Gradient_20_599" draw:display-name="Gradient 599" draw:style="linear" draw:start-color="#000000" draw:end-color="#ffffff" draw:start-intensity="100%" draw:end-intensity="100%" draw:angle="0" draw:border="0%"/>
    <draw:gradient draw:name="Gradient_20_600" draw:display-name="Gradient 600" draw:style="linear" draw:start-color="#000000" draw:end-color="#ffffff" draw:start-intensity="100%" draw:end-intensity="100%" draw:angle="0" draw:border="0%"/>
    <draw:gradient draw:name="Gradient_20_601" draw:display-name="Gradient 601" draw:style="linear" draw:start-color="#000000" draw:end-color="#ffffff" draw:start-intensity="100%" draw:end-intensity="100%" draw:angle="0" draw:border="0%"/>
    <draw:gradient draw:name="Gradient_20_602" draw:display-name="Gradient 602" draw:style="linear" draw:start-color="#000000" draw:end-color="#ffffff" draw:start-intensity="100%" draw:end-intensity="100%" draw:angle="0" draw:border="0%"/>
    <draw:gradient draw:name="Gradient_20_603" draw:display-name="Gradient 603" draw:style="linear" draw:start-color="#000000" draw:end-color="#ffffff" draw:start-intensity="100%" draw:end-intensity="100%" draw:angle="0" draw:border="0%"/>
    <draw:gradient draw:name="Gradient_20_604" draw:display-name="Gradient 604" draw:style="linear" draw:start-color="#000000" draw:end-color="#ffffff" draw:start-intensity="100%" draw:end-intensity="100%" draw:angle="0" draw:border="0%"/>
    <draw:gradient draw:name="Gradient_20_605" draw:display-name="Gradient 605" draw:style="linear" draw:start-color="#000000" draw:end-color="#ffffff" draw:start-intensity="100%" draw:end-intensity="100%" draw:angle="0" draw:border="0%"/>
    <draw:gradient draw:name="Gradient_20_606" draw:display-name="Gradient 606" draw:style="linear" draw:start-color="#000000" draw:end-color="#ffffff" draw:start-intensity="100%" draw:end-intensity="100%" draw:angle="0" draw:border="0%"/>
    <draw:gradient draw:name="Gradient_20_607" draw:display-name="Gradient 607" draw:style="linear" draw:start-color="#000000" draw:end-color="#ffffff" draw:start-intensity="100%" draw:end-intensity="100%" draw:angle="0" draw:border="0%"/>
    <draw:gradient draw:name="Gradient_20_608" draw:display-name="Gradient 608" draw:style="linear" draw:start-color="#000000" draw:end-color="#ffffff" draw:start-intensity="100%" draw:end-intensity="100%" draw:angle="0" draw:border="0%"/>
    <draw:gradient draw:name="Gradient_20_609" draw:display-name="Gradient 609" draw:style="linear" draw:start-color="#000000" draw:end-color="#ffffff" draw:start-intensity="100%" draw:end-intensity="100%" draw:angle="0" draw:border="0%"/>
    <draw:gradient draw:name="Gradient_20_610" draw:display-name="Gradient 610" draw:style="linear" draw:start-color="#000000" draw:end-color="#ffffff" draw:start-intensity="100%" draw:end-intensity="100%" draw:angle="0" draw:border="0%"/>
    <draw:gradient draw:name="Gradient_20_611" draw:display-name="Gradient 611" draw:style="linear" draw:start-color="#000000" draw:end-color="#ffffff" draw:start-intensity="100%" draw:end-intensity="100%" draw:angle="0" draw:border="0%"/>
    <draw:gradient draw:name="Gradient_20_612" draw:display-name="Gradient 612" draw:style="linear" draw:start-color="#000000" draw:end-color="#ffffff" draw:start-intensity="100%" draw:end-intensity="100%" draw:angle="0" draw:border="0%"/>
    <draw:gradient draw:name="Gradient_20_613" draw:display-name="Gradient 613" draw:style="linear" draw:start-color="#000000" draw:end-color="#ffffff" draw:start-intensity="100%" draw:end-intensity="100%" draw:angle="0" draw:border="0%"/>
    <draw:gradient draw:name="Gradient_20_614" draw:display-name="Gradient 614" draw:style="linear" draw:start-color="#000000" draw:end-color="#ffffff" draw:start-intensity="100%" draw:end-intensity="100%" draw:angle="0" draw:border="0%"/>
    <draw:gradient draw:name="Gradient_20_615" draw:display-name="Gradient 615" draw:style="linear" draw:start-color="#000000" draw:end-color="#ffffff" draw:start-intensity="100%" draw:end-intensity="100%" draw:angle="0" draw:border="0%"/>
    <draw:gradient draw:name="Gradient_20_616" draw:display-name="Gradient 616" draw:style="linear" draw:start-color="#000000" draw:end-color="#ffffff" draw:start-intensity="100%" draw:end-intensity="100%" draw:angle="0" draw:border="0%"/>
    <draw:gradient draw:name="Gradient_20_617" draw:display-name="Gradient 617" draw:style="linear" draw:start-color="#000000" draw:end-color="#ffffff" draw:start-intensity="100%" draw:end-intensity="100%" draw:angle="0" draw:border="0%"/>
    <draw:gradient draw:name="Gradient_20_618" draw:display-name="Gradient 618" draw:style="linear" draw:start-color="#000000" draw:end-color="#ffffff" draw:start-intensity="100%" draw:end-intensity="100%" draw:angle="0" draw:border="0%"/>
    <draw:gradient draw:name="Gradient_20_619" draw:display-name="Gradient 619" draw:style="linear" draw:start-color="#000000" draw:end-color="#ffffff" draw:start-intensity="100%" draw:end-intensity="100%" draw:angle="0" draw:border="0%"/>
    <draw:gradient draw:name="Gradient_20_620" draw:display-name="Gradient 620" draw:style="linear" draw:start-color="#000000" draw:end-color="#ffffff" draw:start-intensity="100%" draw:end-intensity="100%" draw:angle="0" draw:border="0%"/>
    <draw:gradient draw:name="Gradient_20_621" draw:display-name="Gradient 621" draw:style="linear" draw:start-color="#000000" draw:end-color="#ffffff" draw:start-intensity="100%" draw:end-intensity="100%" draw:angle="0" draw:border="0%"/>
    <draw:gradient draw:name="Gradient_20_622" draw:display-name="Gradient 622" draw:style="linear" draw:start-color="#000000" draw:end-color="#ffffff" draw:start-intensity="100%" draw:end-intensity="100%" draw:angle="0" draw:border="0%"/>
    <draw:gradient draw:name="Gradient_20_623" draw:display-name="Gradient 623" draw:style="linear" draw:start-color="#000000" draw:end-color="#ffffff" draw:start-intensity="100%" draw:end-intensity="100%" draw:angle="0" draw:border="0%"/>
    <draw:gradient draw:name="Gradient_20_624" draw:display-name="Gradient 624" draw:style="linear" draw:start-color="#000000" draw:end-color="#ffffff" draw:start-intensity="100%" draw:end-intensity="100%" draw:angle="0" draw:border="0%"/>
    <draw:gradient draw:name="Gradient_20_625" draw:display-name="Gradient 625" draw:style="linear" draw:start-color="#000000" draw:end-color="#ffffff" draw:start-intensity="100%" draw:end-intensity="100%" draw:angle="0" draw:border="0%"/>
    <draw:gradient draw:name="Gradient_20_626" draw:display-name="Gradient 626" draw:style="linear" draw:start-color="#000000" draw:end-color="#ffffff" draw:start-intensity="100%" draw:end-intensity="100%" draw:angle="0" draw:border="0%"/>
    <draw:gradient draw:name="Gradient_20_627" draw:display-name="Gradient 627" draw:style="linear" draw:start-color="#000000" draw:end-color="#ffffff" draw:start-intensity="100%" draw:end-intensity="100%" draw:angle="0" draw:border="0%"/>
    <draw:gradient draw:name="Gradient_20_628" draw:display-name="Gradient 628" draw:style="linear" draw:start-color="#000000" draw:end-color="#ffffff" draw:start-intensity="100%" draw:end-intensity="100%" draw:angle="0" draw:border="0%"/>
    <draw:gradient draw:name="Gradient_20_629" draw:display-name="Gradient 629" draw:style="linear" draw:start-color="#000000" draw:end-color="#ffffff" draw:start-intensity="100%" draw:end-intensity="100%" draw:angle="0" draw:border="0%"/>
    <draw:gradient draw:name="Gradient_20_630" draw:display-name="Gradient 630" draw:style="linear" draw:start-color="#000000" draw:end-color="#ffffff" draw:start-intensity="100%" draw:end-intensity="100%" draw:angle="0" draw:border="0%"/>
    <draw:gradient draw:name="Gradient_20_631" draw:display-name="Gradient 631" draw:style="linear" draw:start-color="#000000" draw:end-color="#ffffff" draw:start-intensity="100%" draw:end-intensity="100%" draw:angle="0" draw:border="0%"/>
    <draw:gradient draw:name="Gradient_20_632" draw:display-name="Gradient 632" draw:style="linear" draw:start-color="#000000" draw:end-color="#ffffff" draw:start-intensity="100%" draw:end-intensity="100%" draw:angle="0" draw:border="0%"/>
    <draw:gradient draw:name="Gradient_20_633" draw:display-name="Gradient 633" draw:style="linear" draw:start-color="#000000" draw:end-color="#ffffff" draw:start-intensity="100%" draw:end-intensity="100%" draw:angle="0" draw:border="0%"/>
    <draw:gradient draw:name="Gradient_20_634" draw:display-name="Gradient 634" draw:style="linear" draw:start-color="#000000" draw:end-color="#ffffff" draw:start-intensity="100%" draw:end-intensity="100%" draw:angle="0" draw:border="0%"/>
    <draw:gradient draw:name="Gradient_20_635" draw:display-name="Gradient 635" draw:style="linear" draw:start-color="#000000" draw:end-color="#ffffff" draw:start-intensity="100%" draw:end-intensity="100%" draw:angle="0" draw:border="0%"/>
    <draw:gradient draw:name="Gradient_20_636" draw:display-name="Gradient 636" draw:style="linear" draw:start-color="#000000" draw:end-color="#ffffff" draw:start-intensity="100%" draw:end-intensity="100%" draw:angle="0" draw:border="0%"/>
    <draw:gradient draw:name="Gradient_20_637" draw:display-name="Gradient 637" draw:style="linear" draw:start-color="#000000" draw:end-color="#ffffff" draw:start-intensity="100%" draw:end-intensity="100%" draw:angle="0" draw:border="0%"/>
    <draw:gradient draw:name="Gradient_20_638" draw:display-name="Gradient 638" draw:style="linear" draw:start-color="#000000" draw:end-color="#ffffff" draw:start-intensity="100%" draw:end-intensity="100%" draw:angle="0" draw:border="0%"/>
    <draw:gradient draw:name="Gradient_20_639" draw:display-name="Gradient 639" draw:style="linear" draw:start-color="#000000" draw:end-color="#ffffff" draw:start-intensity="100%" draw:end-intensity="100%" draw:angle="0" draw:border="0%"/>
    <draw:gradient draw:name="Gradient_20_640" draw:display-name="Gradient 640" draw:style="linear" draw:start-color="#000000" draw:end-color="#ffffff" draw:start-intensity="100%" draw:end-intensity="100%" draw:angle="0" draw:border="0%"/>
    <draw:gradient draw:name="Gradient_20_641" draw:display-name="Gradient 641" draw:style="linear" draw:start-color="#000000" draw:end-color="#ffffff" draw:start-intensity="100%" draw:end-intensity="100%" draw:angle="0" draw:border="0%"/>
    <draw:gradient draw:name="Gradient_20_642" draw:display-name="Gradient 642" draw:style="linear" draw:start-color="#000000" draw:end-color="#ffffff" draw:start-intensity="100%" draw:end-intensity="100%" draw:angle="0" draw:border="0%"/>
    <draw:gradient draw:name="Gradient_20_643" draw:display-name="Gradient 643" draw:style="linear" draw:start-color="#000000" draw:end-color="#ffffff" draw:start-intensity="100%" draw:end-intensity="100%" draw:angle="0" draw:border="0%"/>
    <draw:gradient draw:name="Gradient_20_644" draw:display-name="Gradient 64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5" draw:display-name="Hatch 615" draw:style="single" draw:color="#000000" draw:distance="0.006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fill-image draw:name="Marble" xlink:href="Pictures/100000000000005E0000005EF72C0FB0EB9EC4E2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01cm" draw:dots2="1" draw:dots2-length="0.001cm" draw:distance="0.001cm"/>
    <draw:stroke-dash draw:name="Dashed_20__28_var_29__20_156" draw:display-name="Dashed (var) 156" draw:style="rect" draw:dots1="1" draw:dots1-length="0.001cm" draw:dots2="1" draw:dots2-length="0.001cm" draw:distance="0.001cm"/>
    <draw:stroke-dash draw:name="Dashed_20__28_var_29__20_157" draw:display-name="Dashed (var) 157" draw:style="rect" draw:dots1="1" draw:dots1-length="0.001cm" draw:dots2="1" draw:dots2-length="0.001cm" draw:distance="0.001cm"/>
    <draw:stroke-dash draw:name="Dashed_20__28_var_29__20_158" draw:display-name="Dashed (var) 158" draw:style="rect" draw:dots1="1" draw:dots1-length="0.001cm" draw:dots2="1" draw:dots2-length="0.001cm" draw:distance="0.001cm"/>
    <draw:stroke-dash draw:name="Dashed_20__28_var_29__20_159" draw:display-name="Dashed (var) 159" draw:style="rect" draw:dots1="1" draw:dots1-length="0.001cm" draw:dots2="1" draw:dots2-length="0.001cm" draw:distance="0.00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1cm" draw:dots2="1" draw:dots2-length="0.001cm" draw:distance="0.001cm"/>
    <draw:stroke-dash draw:name="Dashed_20__28_var_29__20_161" draw:display-name="Dashed (var) 161" draw:style="rect" draw:dots1="1" draw:dots1-length="0.001cm" draw:dots2="1" draw:dots2-length="0.001cm" draw:distance="0.001cm"/>
    <draw:stroke-dash draw:name="Dashed_20__28_var_29__20_162" draw:display-name="Dashed (var) 162" draw:style="rect" draw:dots1="1" draw:dots1-length="0.001cm" draw:dots2="1" draw:dots2-length="0.001cm" draw:distance="0.001cm"/>
    <draw:stroke-dash draw:name="Dashed_20__28_var_29__20_163" draw:display-name="Dashed (var) 163" draw:style="rect" draw:dots1="1" draw:dots1-length="0.001cm" draw:dots2="1" draw:dots2-length="0.001cm" draw:distance="0.001cm"/>
    <draw:stroke-dash draw:name="Dashed_20__28_var_29__20_164" draw:display-name="Dashed (var) 164" draw:style="rect" draw:dots1="1" draw:dots1-length="0.001cm" draw:dots2="1" draw:dots2-length="0.001cm" draw:distance="0.001cm"/>
    <draw:stroke-dash draw:name="Dashed_20__28_var_29__20_165" draw:display-name="Dashed (var) 165" draw:style="rect" draw:dots1="1" draw:dots1-length="0.001cm" draw:dots2="1" draw:dots2-length="0.001cm" draw:distance="0.001cm"/>
    <draw:stroke-dash draw:name="Dashed_20__28_var_29__20_166" draw:display-name="Dashed (var) 166" draw:style="rect" draw:dots1="1" draw:dots1-length="0.001cm" draw:dots2="1" draw:dots2-length="0.001cm" draw:distance="0.001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03cm" draw:dots2="1" draw:dots2-length="0.003cm" draw:distance="0.003cm"/>
    <draw:stroke-dash draw:name="Dashed_20__28_var_29__20_5615" draw:display-name="Dashed (var) 5615" draw:style="rect" draw:dots1="1" draw:dots1-length="0.003cm" draw:dots2="1" draw:dots2-length="0.003cm" draw:distance="0.003cm"/>
    <draw:stroke-dash draw:name="Dashed_20__28_var_29__20_5616" draw:display-name="Dashed (var) 5616" draw:style="rect" draw:dots1="1" draw:dots1-length="0.003cm" draw:dots2="1" draw:dots2-length="0.003cm" draw:distance="0.003cm"/>
    <draw:stroke-dash draw:name="Dashed_20__28_var_29__20_5617" draw:display-name="Dashed (var) 5617" draw:style="rect" draw:dots1="1" draw:dots1-length="0.003cm" draw:dots2="1" draw:dots2-length="0.003cm" draw:distance="0.003cm"/>
    <draw:stroke-dash draw:name="Dashed_20__28_var_29__20_5618" draw:display-name="Dashed (var) 5618" draw:style="rect" draw:dots1="1" draw:dots1-length="0.003cm" draw:dots2="1" draw:dots2-length="0.003cm" draw:distance="0.003cm"/>
    <draw:stroke-dash draw:name="Dashed_20__28_var_29__20_5619" draw:display-name="Dashed (var) 5619" draw:style="rect" draw:dots1="1" draw:dots1-length="0.003cm" draw:dots2="1" draw:dots2-length="0.003cm" draw:distance="0.003cm"/>
    <draw:stroke-dash draw:name="Dashed_20__28_var_29__20_5620" draw:display-name="Dashed (var) 5620" draw:style="rect" draw:dots1="1" draw:dots1-length="0.003cm" draw:dots2="1" draw:dots2-length="0.003cm" draw:distance="0.003cm"/>
    <draw:stroke-dash draw:name="Dashed_20__28_var_29__20_5621" draw:display-name="Dashed (var) 5621" draw:style="rect" draw:dots1="1" draw:dots1-length="0.003cm" draw:dots2="1" draw:dots2-length="0.003cm" draw:distance="0.003cm"/>
    <draw:stroke-dash draw:name="Dashed_20__28_var_29__20_5622" draw:display-name="Dashed (var) 5622" draw:style="rect" draw:dots1="1" draw:dots1-length="0.003cm" draw:dots2="1" draw:dots2-length="0.003cm" draw:distance="0.003cm"/>
    <draw:stroke-dash draw:name="Dashed_20__28_var_29__20_5623" draw:display-name="Dashed (var) 5623" draw:style="rect" draw:dots1="1" draw:dots1-length="0.003cm" draw:dots2="1" draw:dots2-length="0.003cm" draw:distance="0.003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3cm" draw:dots2="1" draw:dots2-length="0.003cm" draw:distance="0.003cm"/>
    <draw:stroke-dash draw:name="Dashed_20__28_var_29__20_5627" draw:display-name="Dashed (var) 5627" draw:style="rect" draw:dots1="1" draw:dots1-length="0.003cm" draw:dots2="1" draw:dots2-length="0.003cm" draw:distance="0.003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1="1" draw:dots1-length="0.002cm" draw:dots2="1" draw:dots2-length="0.002cm" draw:distance="0.002cm"/>
    <draw:stroke-dash draw:name="Dashed_20__28_var_29__20_5644" draw:display-name="Dashed (var) 5644" draw:style="rect" draw:dots1="1" draw:dots1-length="0.002cm" draw:dots2="1" draw:dots2-length="0.002cm" draw:distance="0.002cm"/>
    <draw:stroke-dash draw:name="Dashed_20__28_var_29__20_5645" draw:display-name="Dashed (var) 5645" draw:style="rect" draw:dots1="1" draw:dots1-length="0.006cm" draw:dots2="1" draw:dots2-length="0.006cm" draw:distance="0.006cm"/>
    <draw:stroke-dash draw:name="Dashed_20__28_var_29__20_5646" draw:display-name="Dashed (var) 5646" draw:style="rect" draw:dots1="1" draw:dots1-length="0.006cm" draw:dots2="1" draw:dots2-length="0.006cm" draw:distance="0.006cm"/>
    <draw:stroke-dash draw:name="Dashed_20__28_var_29__20_5647" draw:display-name="Dashed (var) 5647" draw:style="rect" draw:dots1="1" draw:dots1-length="0.006cm" draw:dots2="1" draw:dots2-length="0.006cm" draw:distance="0.006cm"/>
    <draw:stroke-dash draw:name="Dashed_20__28_var_29__20_5648" draw:display-name="Dashed (var) 5648" draw:style="rect" draw:dots1="1" draw:dots1-length="0.006cm" draw:dots2="1" draw:dots2-length="0.006cm" draw:distance="0.006cm"/>
    <draw:stroke-dash draw:name="Dashed_20__28_var_29__20_5649" draw:display-name="Dashed (var) 5649" draw:style="rect" draw:dots1="1" draw:dots1-length="0.006cm" draw:dots2="1" draw:dots2-length="0.006cm" draw:distance="0.006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1="1" draw:dots1-length="0.006cm" draw:dots2="1" draw:dots2-length="0.006cm" draw:distance="0.006cm"/>
    <draw:stroke-dash draw:name="Dashed_20__28_var_29__20_5651" draw:display-name="Dashed (var) 5651" draw:style="rect" draw:dots1="1" draw:dots1-length="0.006cm" draw:dots2="1" draw:dots2-length="0.006cm" draw:distance="0.006cm"/>
    <draw:stroke-dash draw:name="Dashed_20__28_var_29__20_5652" draw:display-name="Dashed (var) 5652" draw:style="rect" draw:dots1="1" draw:dots1-length="0.006cm" draw:dots2="1" draw:dots2-length="0.006cm" draw:distance="0.006cm"/>
    <draw:stroke-dash draw:name="Dashed_20__28_var_29__20_5653" draw:display-name="Dashed (var) 5653" draw:style="rect" draw:dots1="1" draw:dots1-length="0.006cm" draw:dots2="1" draw:dots2-length="0.006cm" draw:distance="0.006cm"/>
    <draw:stroke-dash draw:name="Dashed_20__28_var_29__20_5654" draw:display-name="Dashed (var) 5654" draw:style="rect" draw:dots1="1" draw:dots1-length="0.006cm" draw:dots2="1" draw:dots2-length="0.006cm" draw:distance="0.006cm"/>
    <draw:stroke-dash draw:name="Dashed_20__28_var_29__20_5655" draw:display-name="Dashed (var) 5655" draw:style="rect" draw:dots1="1" draw:dots1-length="0.006cm" draw:dots2="1" draw:dots2-length="0.006cm" draw:distance="0.006cm"/>
    <draw:stroke-dash draw:name="Dashed_20__28_var_29__20_5656" draw:display-name="Dashed (var) 5656" draw:style="rect" draw:dots1="1" draw:dots1-length="0.006cm" draw:dots2="1" draw:dots2-length="0.006cm" draw:distance="0.006cm"/>
    <draw:stroke-dash draw:name="Dashed_20__28_var_29__20_5657" draw:display-name="Dashed (var) 5657" draw:style="rect" draw:dots1="1" draw:dots1-length="0.006cm" draw:dots2="1" draw:dots2-length="0.006cm" draw:distance="0.006cm"/>
    <draw:stroke-dash draw:name="Dashed_20__28_var_29__20_5658" draw:display-name="Dashed (var) 5658" draw:style="rect" draw:dots1="1" draw:dots1-length="0.051cm" draw:dots2="1" draw:dots2-length="0.051cm" draw:distance="0.051cm"/>
    <draw:stroke-dash draw:name="Dashed_20__28_var_29__20_5659" draw:display-name="Dashed (var) 5659" draw:style="rect" draw:dots1="1" draw:dots1-length="0.002cm" draw:dots2="1" draw:dots2-length="0.002cm" draw:distance="0.002cm"/>
    <draw:stroke-dash draw:name="Dashed_20__28_var_29__20_5660" draw:display-name="Dashed (var) 5660" draw:style="rect" draw:dots1="1" draw:dots1-length="0.003cm" draw:dots2="1" draw:dots2-length="0.003cm" draw:distance="0.003cm"/>
    <draw:stroke-dash draw:name="Dashed_20__28_var_29__20_5661" draw:display-name="Dashed (var) 5661" draw:style="rect" draw:dots1="1" draw:dots1-length="0.003cm" draw:dots2="1" draw:dots2-length="0.003cm" draw:distance="0.003cm"/>
    <draw:stroke-dash draw:name="Dashed_20__28_var_29__20_5662" draw:display-name="Dashed (var) 5662" draw:style="rect" draw:dots1="1" draw:dots1-length="0.003cm" draw:dots2="1" draw:dots2-length="0.003cm" draw:distance="0.003cm"/>
    <draw:stroke-dash draw:name="Dashed_20__28_var_29__20_5663" draw:display-name="Dashed (var) 5663" draw:style="rect" draw:dots1="1" draw:dots1-length="0.002cm" draw:dots2="1" draw:dots2-length="0.002cm" draw:distance="0.002cm"/>
    <draw:stroke-dash draw:name="Dashed_20__28_var_29__20_5664" draw:display-name="Dashed (var) 5664" draw:style="rect" draw:dots1="1" draw:dots1-length="0.002cm" draw:dots2="1" draw:dots2-length="0.002cm" draw:distance="0.002cm"/>
    <draw:stroke-dash draw:name="Dashed_20__28_var_29__20_5665" draw:display-name="Dashed (var) 5665" draw:style="rect" draw:dots1="1" draw:dots1-length="0.002cm" draw:dots2="1" draw:dots2-length="0.002cm" draw:distance="0.002cm"/>
    <draw:stroke-dash draw:name="Dashed_20__28_var_29__20_5666" draw:display-name="Dashed (var) 5666" draw:style="rect" draw:dots1="1" draw:dots1-length="0.002cm" draw:dots2="1" draw:dots2-length="0.002cm" draw:distance="0.002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6" fo:font-family="'Bitstream Vera Sans'" style:font-style-name="Oblique" style:font-family-generic="swiss" style:font-pitch="variable" fo:font-size="10pt" fo:font-style="italic" fo:font-weight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5" fo:font-family="'Bitstream Vera Sans'" style:font-style-name="Roman" style:font-family-generic="swiss" style:font-pitch="variable" fo:font-size="9pt" fo:background-color="transparent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5" fo:font-family="'Bitstream Vera Sans'" style:font-style-name="Roman" style:font-family-generic="swiss" style:font-pitch="variable" fo:font-size="10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loext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5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5" fo:font-family="'Bitstream Vera Sans'" style:font-style-name="Roman" style:font-family-generic="swiss" style:font-pitch="variable" fo:font-size="11pt"/>
    </style:style>
    <style:style style:name="Salutation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cfe7f5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cfe7f5"/>
      <style:paragraph-properties fo:margin-left="0cm" fo:margin-right="0cm" fo:margin-top="0.199cm" fo:margin-bottom="0.199cm" loext:contextual-spacing="false" fo:text-align="justify" style:justify-single-word="false" fo:text-indent="0cm" style:auto-text-indent="false" fo:background-color="transparent" fo:padding="0cm" fo:border="none"/>
      <style:text-properties style:use-window-font-color="true" fo:font-size="9pt" fo:font-style="normal" fo:font-weight="normal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loext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2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style:font-name="Bitstream Vera Sans7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8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8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Exercice" style:display-name="_Exercice" style:family="paragraph" style:next-style-name="Text_20_body" style:master-page-name="">
      <style:paragraph-properties fo:margin-top="0.199cm" fo:margin-bottom="0.199cm" loext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Consigne" style:display-name="_Consigne" style:family="text">
      <style:text-properties style:use-window-font-color="true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_5f_Numéros_20_exercices_20_livret" style:display-name="_Numéros exercices livret" style:family="text">
      <style:text-properties fo:color="#ffffff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3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Consigne" style:family="text">
      <style:text-properties style:use-window-font-color="true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_2d_Numéros_20_de_20_s_27_entraîner" style:display-name="-Numéros de s'entraîner" style:family="text">
      <style:text-properties fo:color="#ffffff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pointillés_20_gris" style:display-name="_pointillés gris" style:family="text">
      <style:text-properties fo:color="#b3b3b3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_5f_BVS" style:display-name="_BVS" style:family="text" style:parent-style-name="_5f_pointillés_20_gris">
      <style:text-properties fo:color="#000000" style:font-name="Bitstream Vera Sans7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Line_20_numbering" style:display-name="Line numbering" style:family="text"/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orange" style:display-name="_Niveau_orange" style:family="text">
      <style:text-properties fo:color="#000000" style:font-name="Bitstream Vera Sans8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style:font-name="Bitstream Vera Sans3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_5f_Niveau_5f_jaune" style:display-name="_Niveau_jaune" style:family="text">
      <style:text-properties fo:color="#000000" style:font-name="Bitstream Vera Sans8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8" fo:font-family="'Bitstream Vera Sans'" style:font-family-generic="roman" style:font-pitch="variable" fo:font-size="9pt" fo:font-weight="bold" style:font-size-asian="9pt" style:font-weight-asian="bold"/>
    </style:style>
    <style:style style:name="_5f_Titre_20_d_27_exercice" style:display-name="_Titre d'exercice" style:family="text">
      <style:text-properties fo:color="#52cc00" style:font-name="Bitstream Vera Sans6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6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2d_Numéros_20_de_20_s_27_entraîner_20_et_20_approfondir" style:display-name="-Numéros de s'entraîner et approfondir" style:family="text">
      <style:text-properties fo:color="#ffffff" style:font-name="Bitstream Vera Sans7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Puce_5f_enonce1" style:display-name="Puce_enonce1" style:family="text">
      <style:text-properties fo:color="#e8c32a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Bold_5f_niv2" style:display-name="Bold_niv2" style:family="text">
      <style:text-properties fo:color="#d3802b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style:font-name="Bitstream Vera Sans8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8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8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8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style:font-name="Bitstream Vera Sans8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8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8" fo:font-family="'Bitstream Vera Sans'" style:font-family-generic="roman" style:font-pitch="variable" fo:font-size="9pt" fo:font-weight="bold" style:font-size-asian="9pt" style:font-weight-asian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Puce_5f_enonce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25863*"/>
    </style:style>
    <style:style style:name="Tableau8.B" style:family="table-column">
      <style:table-column-properties style:rel-column-width="39672*"/>
    </style:style>
    <style:style style:name="Tableau8.1" style:family="table-row">
      <style:table-row-properties style:min-row-height="1.199cm"/>
    </style:style>
    <style:style style:name="Tableau8.A1" style:family="table-cell">
      <style:table-cell-properties style:vertical-align="middle" fo:padding="0cm" fo:border="none"/>
    </style:style>
    <style:style style:name="Tableau8.B1.1" style:family="table-column">
      <style:table-column-properties style:rel-column-width="37955*"/>
    </style:style>
    <style:style style:name="Tableau8.B1.2" style:family="table-column">
      <style:table-column-properties style:rel-column-width="1717*"/>
    </style:style>
    <style:style style:name="Tableau8.B1.1" style:family="table-row">
      <style:table-row-properties style:min-row-height="0.6cm"/>
    </style:style>
    <style:style style:name="Tableau9" style:family="table">
      <style:table-properties table:align="margins"/>
    </style:style>
    <style:style style:name="Tableau9.A" style:family="table-column">
      <style:table-column-properties style:rel-column-width="22528*"/>
    </style:style>
    <style:style style:name="Tableau9.B" style:family="table-column">
      <style:table-column-properties style:rel-column-width="43007*"/>
    </style:style>
    <style:style style:name="Tableau9.A1" style:family="table-cell">
      <style:table-cell-properties style:vertical-align="middle" fo:padding="0cm" fo:border="none"/>
    </style:style>
    <style:style style:name="Tableau9.B1.1" style:family="table-column">
      <style:table-column-properties style:rel-column-width="40888*"/>
    </style:style>
    <style:style style:name="Tableau9.B1.2" style:family="table-column">
      <style:table-column-properties style:rel-column-width="2119*"/>
    </style:style>
    <style:style style:name="Tableau9.B1.1" style:family="table-row">
      <style:table-row-properties style:min-row-height="1.109cm"/>
    </style:style>
    <style:style style:name="MP1" style:family="paragraph" style:parent-style-name="Footer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33ccb2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ccb2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Header">
      <style:text-properties fo:font-size="3pt" style:font-size-asian="4pt" style:font-size-complex="4pt"/>
    </style:style>
    <style:style style:name="MP9" style:family="paragraph" style:parent-style-name="Header">
      <style:paragraph-properties fo:margin-left="6.399cm" fo:margin-right="0cm" fo:text-indent="0cm" style:auto-text-indent="false"/>
      <style:text-properties style:font-name="Bitstream Vera Sans7" fo:font-size="13pt" fo:font-weight="bold" style:font-size-asian="13pt" style:font-weight-asian="bold" style:font-size-complex="13pt" style:font-weight-complex="bold"/>
    </style:style>
    <style:style style:name="MP10" style:family="paragraph" style:parent-style-name="Header">
      <style:paragraph-properties fo:margin-left="7.001cm" fo:margin-right="0cm" fo:text-indent="0cm" style:auto-text-indent="false"/>
      <style:text-properties style:font-name="Bitstream Vera Sans7" fo:font-size="11pt" fo:font-weight="normal" style:font-size-asian="11pt" style:font-weight-asian="normal" style:font-size-complex="11pt" style:font-weight-complex="normal"/>
    </style:style>
    <style:style style:name="MP11" style:family="paragraph" style:parent-style-name="Footer">
      <style:text-properties fo:font-variant="small-caps" fo:color="#000000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3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4" style:family="paragraph" style:parent-style-name="Footer">
      <style:text-properties style:font-name="Bitstream Vera Sans7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5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Standard">
      <style:text-properties fo:font-size="6pt" style:font-size-asian="6pt" style:font-size-complex="6pt"/>
    </style:style>
    <style:style style:name="MP18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7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9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7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1" style:family="paragraph" style:parent-style-name="Header">
      <style:text-properties fo:font-size="14pt" style:font-size-asian="14pt" style:font-size-complex="14pt"/>
    </style:style>
    <style:style style:name="MP2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3" style:family="paragraph" style:parent-style-name="Standard">
      <style:text-properties fo:font-size="2pt" style:font-size-asian="2pt" style:font-size-complex="2pt"/>
    </style:style>
    <style:style style:name="MP2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6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33ccb2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Pied_20_de_20_page" style:list-style-name=""/>
    <style:style style:name="MP28" style:family="paragraph" style:parent-style-name="_5f_Pied_20_de_20_page">
      <style:paragraph-properties fo:text-align="end" style:justify-single-word="false"/>
    </style:style>
    <style:style style:name="MP29" style:family="paragraph" style:parent-style-name="_5f_Pied_20_de_20_page" style:list-style-name="">
      <style:paragraph-properties fo:text-align="end" style:justify-single-word="false"/>
    </style:style>
    <style:style style:name="MP30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1" style:family="paragraph" style:parent-style-name="_5f_En-tête">
      <style:text-properties fo:font-size="16pt" fo:letter-spacing="-0.007cm" officeooo:rsid="001b1617" officeooo:paragraph-rsid="001b1617" style:font-size-asian="16pt" style:font-size-complex="16pt"/>
    </style:style>
    <style:style style:name="MP32" style:family="paragraph">
      <loext:graphic-properties draw:fill="solid" draw:fill-color="#1ca2b8"/>
    </style:style>
    <style:style style:name="MP33" style:family="paragraph">
      <style:paragraph-properties fo:text-align="center"/>
    </style:style>
    <style:style style:name="MP34" style:family="paragraph">
      <loext:graphic-properties draw:fill="none" draw:fill-color="#ffffff"/>
      <style:paragraph-properties fo:text-align="center" style:writing-mode="lr-tb"/>
      <style:text-properties fo:color="#ffffff" style:font-name="Bitstream Vera Sans7" fo:font-size="16pt" fo:font-weight="bold" style:font-size-asian="16pt" style:font-weight-asian="bold" style:font-size-complex="16pt" style:font-weight-complex="bold"/>
    </style:style>
    <style:style style:name="MP35" style:family="paragraph" style:parent-style-name="Footer">
      <style:text-properties officeooo:rsid="00178920" officeooo:paragraph-rsid="00178920"/>
    </style:style>
    <style:style style:name="MP3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Footer">
      <style:text-properties officeooo:rsid="001e0a03" officeooo:paragraph-rsid="001e0a03"/>
    </style:style>
    <style:style style:name="MT1" style:family="text">
      <style:text-properties fo:font-variant="small-caps"/>
    </style:style>
    <style:style style:name="MT2" style:family="text">
      <style:text-properties fo:font-variant="small-caps" fo:color="#000000" style:font-name="Bitstream Vera Sans7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variant="small-caps" fo:font-size="15pt" style:font-size-asian="15pt" style:font-size-complex="15pt"/>
    </style:style>
    <style:style style:name="MT5" style:family="text">
      <style:text-properties fo:color="#ffffff" style:font-name="Bitstream Vera Sans7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cd5cb"/>
    </style:style>
    <style:style style:name="MT7" style:family="text">
      <style:text-properties officeooo:rsid="0038210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3" style:family="graphic">
      <style:graphic-properties draw:stroke="none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999cm" fo:page-height="30.7cm" style:num-format="1" style:print-orientation="portrait" fo:margin-top="1.199cm" fo:margin-bottom="1.101cm" fo:margin-left="1.7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10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16">
      <style:page-layout-properties fo:page-width="20.999cm" fo:page-height="29.699cm" style:num-format="1" style:print-orientation="portrait" fo:margin-top="1cm" fo:margin-bottom="0.80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17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0.999cm" fo:page-height="29.699cm" style:num-format="1" style:print-orientation="portrait" fo:margin-top="1cm" fo:margin-bottom="0.80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99cm" fo:margin-left="0cm" fo:margin-right="0cm" fo:margin-bottom="0.499cm" style:dynamic-spacing="false"/>
      </style:header-style>
      <style:footer-style/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1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2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3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4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5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série_20_2_20_paire_20__20_une_20_colonne_20__28_G_29_" style:display-name="_Fiche éditeur série 2 paire  une colonne (G)" style:page-layout-name="Mpm2" style:next-style-name="_5f_Fiche_20_éditeur_20_série_20_2_20_impaire_20__28_D_29_">
      <style:header>
        <text:p text:style-name="Header">Série 2 : Constructions</text:p>
      </style:header>
      <style:footer>
        <text:p text:style-name="MP1">Symétrie centrale : Chapitre G1</text:p>
      </style:footer>
    </style:master-page>
    <style:master-page style:name="_5f_Fiche_20_éditeur_20_série_20_2_20_impaire_20__28_D_29_" style:display-name="_Fiche éditeur série 2 impaire (D)" style:page-layout-name="Mpm3" style:next-style-name="_5f_Fiche_20_éditeur_20_série_20_2_20_paire_20__28_G_29_">
      <style:header>
        <text:p text:style-name="MP2"><text:span text:style-name="MT1">Série 2 :</text:span> <text:span text:style-name="MT1">???</text:span></text:p>
      </style:header>
      <style:footer>
        <text:p text:style-name="MP3">Chapitre <text:span text:style-name="MT2">? : ...</text:span></text:p>
      </style:footer>
      <style:footer-left>
        <text:p text:style-name="MP4">Série 2 :<text:tab/> <text:s text:c="87"/>Chapitre G? : ...</text:p>
      </style:footer-left>
    </style:master-page>
    <style:master-page style:name="_5f_Fiche_20_éditeur_20_série_20_2_20_impaire_20_une_20_colonne_20__28_D_29_" style:display-name="_Fiche éditeur série 2 impaire une colonne (D)" style:page-layout-name="Mpm4" style:next-style-name="_5f_Fiche_20_éditeur_20_série_20_2_20_paire_20__28_G_29_">
      <style:header>
        <text:p text:style-name="Header">Série 2 : Constructions</text:p>
      </style:header>
      <style:footer>
        <text:p text:style-name="MP3">Chapitre G1 : Symétrie centrale</text:p>
      </style:footer>
      <style:footer-left>
        <text:p text:style-name="MP5">Chapitre G1 : Symétrie centrale</text:p>
      </style:footer-left>
    </style:master-page>
    <style:master-page style:name="_5f_Fiche_20_éditeur_20_série_20_2_20_paire_20__28_G_29_" style:display-name="_Fiche éditeur série 2 paire (G)" style:page-layout-name="Mpm5" style:next-style-name="_5f_Fiche_20_éditeur_20_série_20_2_20_impaire_20__28_D_29_">
      <style:header>
        <text:p text:style-name="MP6">Série 2: Multiplier deux nombres relatifs</text:p>
      </style:header>
      <style:footer>
        <text:h text:style-name="MP7" text:outline-level="1">Chapitre A2: Nombres relatifs</text:h>
      </style:footer>
    </style:master-page>
    <style:master-page style:name="HTML" style:page-layout-name="Mpm6"/>
    <style:master-page style:name="Endnote" style:page-layout-name="Mpm7"/>
    <style:master-page style:name="_5f_Fiche_20_éditeur_20_série_20_1_20_impaire_20__28_D_29_" style:display-name="_Fiche éditeur série 1 impaire (D)" style:page-layout-name="Mpm8" style:next-style-name="_5f_Fiche_20_éditeur_20_série_20_1_20_paire_20__28_G_29_">
      <style:header>
        <text:p text:style-name="MP2"><text:span text:style-name="MT1">Série 1 :</text:span> <text:span text:style-name="MT1">???</text:span></text:p>
      </style:header>
      <style:footer>
        <text:p text:style-name="MP3">Chapitre ? : ...</text:p>
      </style:footer>
      <style:footer-left>
        <text:p text:style-name="MP4">Série 1 :<text:tab/><text:tab/> <text:s text:c="43"/>Chapitre G? : ...</text:p>
      </style:footer-left>
    </style:master-page>
    <style:master-page style:name="_5f_Fiche_20_format_20_Site" style:display-name="_Fiche format Site" style:page-layout-name="Mpm9">
      <style:header>
        <text:p text:style-name="MP8"/>
        <text:p text:style-name="MP9"><text:span text:style-name="MT3">Chapitre N3 :</text:span> <text:span text:style-name="MT4">Nombres fractions</text:span></text:p>
        <text:p text:style-name="MP10">Série 2 : Fractions et partage <text:s text:c="75"/></text:p>
      </style:header>
    </style:master-page>
    <style:master-page style:name="_5f_Fiche_20_éditeur_20_série_20_3_20_impaire_20__28_D_29_" style:display-name="_Fiche éditeur série 3 impaire (D)" style:page-layout-name="Mpm3" style:next-style-name="_5f_Fiche_20_éditeur_20_série_20_3_20_paire_20__28_G_29_">
      <style:header>
        <text:p text:style-name="MP2"><text:span text:style-name="MT1">Série 3 :</text:span> <text:span text:style-name="MT1">???</text:span></text:p>
      </style:header>
      <style:footer>
        <text:p text:style-name="MP3">Chapitre ? : ...</text:p>
      </style:footer>
      <style:footer-left>
        <text:p text:style-name="MP11"/>
      </style:footer-left>
    </style:master-page>
    <style:master-page style:name="_5f_Fiche_20_éditeur_20_série_20_4_20_impaire_20__28_D_29_" style:display-name="_Fiche éditeur série 4 impaire (D)" style:page-layout-name="Mpm10" style:next-style-name="_5f_Fiche_20_éditeur_20_série_20_4_20_paire_20__28_G_29_">
      <style:header>
        <text:p text:style-name="MP12">Série 4 : ???</text:p>
      </style:header>
      <style:footer>
        <text:p text:style-name="MP13">Chapitre ? : ...</text:p>
      </style:footer>
      <style:footer-left>
        <text:p text:style-name="MP11"/>
      </style:footer-left>
    </style:master-page>
    <style:master-page style:name="_5f_Fiche_20_éditeur_20_synthèse_20_impaire_20__28_D_29_" style:display-name="_Fiche éditeur synthèse impaire (D)" style:page-layout-name="Mpm10" style:next-style-name="_5f_Fiche_20_éditeur_20_synthèse_20_paire_20__28_G_29_">
      <style:header>
        <text:p text:style-name="MP12">Synthèse</text:p>
      </style:header>
      <style:footer>
        <text:p text:style-name="MP3">Chapitre ? : ...</text:p>
      </style:footer>
      <style:footer-left>
        <text:p text:style-name="MP14"/>
      </style:footer-left>
    </style:master-page>
    <style:master-page style:name="_5f_Fiche_20_éditeur_20_série_20_1_20_paire_20__28_G_29_" style:display-name="_Fiche éditeur série 1 paire (G)" style:page-layout-name="Mpm11" style:next-style-name="_5f_Fiche_20_éditeur_20_série_20_1_20_impaire_20__28_D_29_">
      <style:header>
        <text:p text:style-name="MP2"><text:span text:style-name="MT1">Série 1 :</text:span> <text:span text:style-name="MT1">???</text:span></text:p>
      </style:header>
      <style:footer>
        <text:p text:style-name="MP15">Chapitre ? : ...</text:p>
      </style:footer>
    </style:master-page>
    <style:master-page style:name="_5f_Fiche_20_éditeur_20_série_20_3_20_paire_20__28_G_29_" style:display-name="_Fiche éditeur série 3 paire (G)" style:page-layout-name="Mpm5" style:next-style-name="_5f_Fiche_20_éditeur_20_série_20_3_20_impaire_20__28_D_29_">
      <style:header>
        <text:p text:style-name="MP12">Série 3 : ???</text:p>
      </style:header>
      <style:footer>
        <text:p text:style-name="MP16">Chapitre ? : ...</text:p>
      </style:footer>
    </style:master-page>
    <style:master-page style:name="_5f_Fiche_20_éditeur_20_série_20_4_20_paire_20_une_20_colonne_20__20__28_G_29_" style:display-name="_Fiche éditeur série 4 paire une colonne  (G)" style:page-layout-name="Mpm2" style:next-style-name="_5f_Fiche_20_éditeur_20_série_20_4_20_impaire_20__28_D_29_">
      <style:header>
        <text:p text:style-name="MP12">Série 4 : Centre de symétrie</text:p>
      </style:header>
      <style:footer>
        <text:p text:style-name="MP16">Symétrie centrale : Chapitre G1</text:p>
      </style:footer>
    </style:master-page>
    <style:master-page style:name="_5f_Fiche_20_éditeur_20_synthèse_20_paire_20__28_G_29_" style:display-name="_Fiche éditeur synthèse paire (G)" style:page-layout-name="Mpm5" style:next-style-name="_5f_Fiche_20_éditeur_20_synthèse_20_impaire_20__28_D_29_">
      <style:header>
        <text:p text:style-name="MP12">Synthèse</text:p>
      </style:header>
      <style:footer>
        <text:p text:style-name="MP15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7"><text:tab/><text:tab/><text:tab/><text:tab/><text:tab/><text:tab/></text:p>
        <text:p text:style-name="MP17"/>
      </style:header>
      <style:footer>
        <text:p text:style-name="MP18">Chapitre G? :<text:tab/><text:tab/> <text:s text:c="93"/>Série ? :</text:p>
      </style:footer>
      <style:footer-left>
        <text:p text:style-name="MP19">Série ? :<text:tab/><text:tab/> <text:s text:c="92"/>Chapitre G? :</text:p>
      </style:footer-left>
    </style:master-page>
    <style:master-page style:name="_5f_Fiche_20_éditeur_20_série_20_1_20__28_une_20_colonne_29__20__20_impaire_20__28_D_29_" style:display-name="_Fiche éditeur série 1 (une colonne)  impaire (D)" style:page-layout-name="Mpm13" style:next-style-name="_5f_Fiche_20_éditeur_20_série_20_1_20__28_une_20_colonne_29__20_paire_20__28_G_29_">
      <style:header>
        <text:p text:style-name="MP12">Série 1 : Reconnaître des points ou figures symétriques</text:p>
      </style:header>
      <style:footer>
        <text:p text:style-name="MP20">Chapitre G1 : Symétrie centrale</text:p>
      </style:footer>
    </style:master-page>
    <style:master-page style:name="_5f_Fiche_20_éditeur_20_série_20_1_20__28_une_20_colonne_29__20_paire_20__28_G_29_" style:display-name="_Fiche éditeur série 1 (une colonne) paire (G)" style:page-layout-name="Mpm14" style:next-style-name="_5f_Fiche_20_éditeur_20_série_20_1_20__28_une_20_colonne_29__20__20_impaire_20__28_D_29_">
      <style:header>
        <text:p text:style-name="MP2"><text:span text:style-name="MT1">Série 1 :</text:span> <text:span text:style-name="MT1">???</text:span></text:p>
      </style:header>
      <style:footer>
        <text:p text:style-name="MP15">... : Chapitre ? </text:p>
      </style:footer>
    </style:master-page>
    <style:master-page style:name="_5f_Fiche_20_du_20_livret_20_pair" style:display-name="_Fiche du livret pair" style:page-layout-name="Mpm15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21">N4 : Fractions</text:p>
                    </table:table-cell>
                    <table:table-cell table:style-name="Tableau18.A1" office:value-type="string">
                      <text:p text:style-name="MP21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22">Série 1 : Fractions et parts</text:p>
                    </table:table-cell>
                    <table:table-cell table:style-name="Tableau18.A1" office:value-type="string">
                      <text:p text:style-name="MP22"/>
                    </table:table-cell>
                  </table:table-row>
                </table:table>
              </table:table-cell>
            </table:table-row>
          </table:table-header-rows>
        </table:table>
        <text:p text:style-name="MP23"/>
      </style:header>
    </style:master-page>
    <style:master-page style:name="_5f_Fiche_20_du_20_livret_20_impair" style:display-name="_Fiche du livret impair" style:page-layout-name="Mpm16">
      <style:header>
        <text:p text:style-name="Standard"/>
      </style:header>
    </style:master-page>
    <style:master-page style:name="_5f_Fiche_20_éditeur_20_série_20_3_20__20__28_G_29_" style:display-name="_Fiche éditeur série 3  (G)" style:page-layout-name="Mpm17" style:next-style-name="_5f_Fiche_20_éditeur_20_série_20_3_20_impaire_20__28_D_29_">
      <style:header>
        <text:p text:style-name="MP12">Série 3 : Propriétés</text:p>
      </style:header>
      <style:footer>
        <text:p text:style-name="MP16">Symétrie centrale : Chapitre G1</text:p>
      </style:footer>
    </style:master-page>
    <style:master-page style:name="_5f_Fiche_20_du_20_livret" style:display-name="_Fiche du livret" style:page-layout-name="Mpm18">
      <style:header>
        <table:table table:name="Tableau8" table:style-name="Tableau8">
          <table:table-column table:style-name="Tableau8.A"/>
          <table:table-column table:style-name="Tableau8.B"/>
          <table:table-header-rows>
            <table:table-row table:style-name="Tableau8.1">
              <table:table-cell table:style-name="Tableau8.A1" office:value-type="string">
                <text:p text:style-name="Standard"/>
              </table:table-cell>
              <table:table-cell>
                <table:table table:is-sub-table="true">
                  <table:table-column table:style-name="Tableau8.B1.1"/>
                  <table:table-column table:style-name="Tableau8.B1.2"/>
                  <table:table-row table:style-name="Tableau8.B1.1">
                    <table:table-cell table:style-name="Tableau8.A1" office:value-type="string">
                      <text:p text:style-name="_5f_En_20_tête_20_chapitre">G1 : Symétrie centrale</text:p>
                    </table:table-cell>
                    <table:table-cell table:style-name="Tableau8.A1" office:value-type="string">
                      <text:p text:style-name="MP21"/>
                    </table:table-cell>
                  </table:table-row>
                  <table:table-row table:style-name="Tableau8.B1.1">
                    <table:table-cell table:style-name="Tableau8.A1" office:value-type="string">
                      <text:p text:style-name="_2d_En_20_tête_20_série">Série 4 : Centre de symétrie</text:p>
                    </table:table-cell>
                    <table:table-cell table:style-name="Tableau8.A1" office:value-type="string">
                      <text:p text:style-name="MP22"/>
                    </table:table-cell>
                  </table:table-row>
                </table:table>
              </table:table-cell>
            </table:table-row>
          </table:table-header-rows>
        </table:table>
        <text:p text:style-name="Standard"/>
      </style:header>
      <style:header-left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Standard"><draw:g text:anchor-type="as-char" svg:y="-0.023cm" draw:z-index="12" draw:name="Forme1" draw:style-name="Mgr1"><draw:ellipse draw:style-name="Mgr2" draw:text-style-name="MP24" svg:width="1.715cm" svg:height="1.784cm" svg:x="0cm" svg:y="0.004cm" draw:kind="arc" draw:start-angle="90.48" draw:end-angle="269.56"><text:p/></draw:ellipse><draw:line draw:style-name="Mgr2" draw:text-style-name="MP24" svg:x1="0.847cm" svg:y1="0.002cm" svg:x2="18.167cm" svg:y2="0.002cm"><text:p/></draw:line><draw:line draw:style-name="Mgr2" draw:text-style-name="MP24" svg:x1="0.847cm" svg:y1="1.782cm" svg:x2="18.158cm" svg:y2="1.782cm"><text:p/></draw:line><draw:ellipse draw:style-name="Mgr2" draw:text-style-name="MP24" svg:width="1.719cm" svg:height="1.782cm" svg:x="17.29cm" svg:y="0cm" draw:kind="arc" draw:start-angle="270.5" draw:end-angle="89.48"><text:p/></draw:ellipse><draw:frame draw:style-name="Mgr3" draw:text-style-name="MP25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9.B1.1"/>
                  <table:table-column table:style-name="Tableau9.B1.2"/>
                  <table:table-row table:style-name="Tableau9.B1.1">
                    <table:table-cell table:style-name="Tableau9.A1" office:value-type="string">
                      <text:p text:style-name="_5f_En_20_tête_20_chapitre">G?? : Titre du chapitre</text:p>
                    </table:table-cell>
                    <table:table-cell table:style-name="Tableau9.A1" office:value-type="string">
                      <text:p text:style-name="MP21"/>
                    </table:table-cell>
                  </table:table-row>
                  <table:table-row>
                    <table:table-cell table:style-name="Tableau9.A1" office:value-type="string">
                      <text:p text:style-name="_2d_En_20_tête_20_série">Série 1 : Titre de la série</text:p>
                    </table:table-cell>
                    <table:table-cell table:style-name="Tableau9.A1" office:value-type="string">
                      <text:p text:style-name="MP22"/>
                    </table:table-cell>
                  </table:table-row>
                </table:table>
              </table:table-cell>
            </table:table-row>
          </table:table-header-rows>
        </table:table>
        <text:p text:style-name="MP17"/>
      </style:header-left>
    </style:master-page>
    <style:master-page style:name="_5f_Fiche_20_éditeur_20_série_20_4_20_impaire_20_colonne_20__28_D_29_" style:display-name="_Fiche éditeur série 4 impaire colonne (D)" style:page-layout-name="Mpm19" style:next-style-name="_5f_Fiche_20_éditeur_20_série_20_4_20_paire_20_une_20_colonne_20__20__28_G_29_">
      <style:header>
        <text:p text:style-name="MP12">Série 4 : Centre de symétrie</text:p>
      </style:header>
      <style:footer>
        <text:p text:style-name="MP13">Chapitre ? : ...</text:p>
      </style:footer>
      <style:footer-left>
        <text:p text:style-name="MP11"/>
      </style:footer-left>
    </style:master-page>
    <style:master-page style:name="_5f_Fiche_20_éditeur_20_série_20_4_20_paire_20__20__28_G_29_" style:display-name="_Fiche éditeur série 4 paire  (G)" style:page-layout-name="Mpm20" style:next-style-name="_5f_Fiche_20_éditeur_20_série_20_4_20_impaire_20__28_D_29_">
      <style:header>
        <text:p text:style-name="Header">Série 4 : Centre de symétrie</text:p>
      </style:header>
      <style:footer>
        <text:p text:style-name="MP26">Symétrie centrale : Chapitre G1</text:p>
      </style:footer>
    </style:master-page>
    <style:master-page style:name="_5f_Fiche_20_éditeur_20_série_20_3_20_paire_20__20_une_20_colonne_20__28_G_29_" style:display-name="_Fiche éditeur série 3 paire  une colonne (G)" style:page-layout-name="Mpm2" style:next-style-name="_5f_Fiche_20_éditeur_20_série_20_2_20_impaire_20__28_D_29_">
      <style:header>
        <text:p text:style-name="Header">Série 3 : Propriétés</text:p>
      </style:header>
      <style:footer>
        <text:p text:style-name="MP1">Symétrie centrale : Chapitre G1</text:p>
      </style:footer>
    </style:master-page>
    <style:master-page style:name="_5f_Fiche_20_éditeur_20_paire_20__28_G_29_" style:display-name="_Fiche éditeur paire (G)" style:page-layout-name="Mpm21" style:next-style-name="_5f_Fiche_20_éditeur_20_impaire_20__28_D_29_">
      <style:header>
        <text:p text:style-name="_5f_En-tête">Série 2: Multiplier deux nombres relatifs</text:p>
      </style:header>
      <style:footer>
        <text:h text:style-name="MP27" text:outline-level="1">Chapitre A2: Nombres relatifs</text:h>
      </style:footer>
    </style:master-page>
    <style:master-page style:name="_5f_Fiche_20_éditeur_20__20__28_une_20_colonne_29__20__20_impaire_20__28_D_29_" style:display-name="_Fiche éditeur  (une colonne)  impaire (D)" style:page-layout-name="Mpm22" style:next-style-name="_5f_Fiche_20_éditeur_20_paire_20__28_G_29_">
      <style:header>
        <text:p text:style-name="_5f_En-tête">Série 1 : Définir et nommer un angle</text:p>
      </style:header>
      <style:footer>
        <text:h text:style-name="MP28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23" style:next-style-name="_5f_Fiche_20_éditeur_20__20__28_une_20_colonne_29__20__20_impaire_20__28_D_29_">
      <style:header>
        <text:p text:style-name="MP2"><text:span text:style-name="MT1">Série 1 :</text:span> <text:span text:style-name="MT1">???</text:span></text:p>
      </style:header>
      <style:footer>
        <text:p text:style-name="MP15">... : Chapitre ? </text:p>
      </style:footer>
    </style:master-page>
    <style:master-page style:name="_5f_Fiche_20_éditeur_20_impaire_20__28_D_29_" style:display-name="_Fiche éditeur impaire (D)" style:page-layout-name="Mpm24" style:next-style-name="_5f_Fiche_20_éditeur_20_paire_20__28_G_29_">
      <style:header>
        <text:p text:style-name="_5f_En-tête">Série 1 : Diviser</text:p>
      </style:header>
      <style:footer>
        <text:h text:style-name="MP29" text:outline-level="1">Chapitre A3: Nombres rationnels </text:h>
      </style:footer>
    </style:master-page>
    <style:master-page style:name="_5f_Fiche_20_éditeur_20_série_20_4_20_paire_20__28_G_29_" style:display-name="_Fiche éditeur série 4 paire (G)" style:page-layout-name="Mpm5" style:next-style-name="_5f_Fiche_20_éditeur_20_série_20_4_20_impaire_20__28_D_29_">
      <style:header>
        <text:p text:style-name="MP12">Série 4 : ???</text:p>
      </style:header>
      <style:footer>
        <text:p text:style-name="MP16">Chapitre ? : ...</text:p>
      </style:footer>
    </style:master-page>
    <style:master-page style:name="_5f_Fiche_20_éditeur_20_série_20_5_20_paire_20__28_D_29_" style:display-name="_Fiche éditeur série 5 paire (D)" style:page-layout-name="Mpm25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0">Chapitre G2 : Triangles</text:p>
      </style:footer>
      <style:footer-left>
        <text:p text:style-name="MP30">Fonctions linéaires et affines : Chapitre D2</text:p>
      </style:footer-left>
    </style:master-page>
    <style:master-page style:name="Right_20_Page" style:display-name="Right Page" style:page-layout-name="Mpm26"/>
    <style:master-page style:name="Left_20_Page" style:display-name="Left Page" style:page-layout-name="Mpm27" style:next-style-name="Right_20_Page"/>
    <style:master-page style:name="First_20_Page" style:display-name="First Page" style:page-layout-name="Mpm28" style:next-style-name="Standard"/>
    <style:master-page style:name="Envelope" style:page-layout-name="Mpm29"/>
    <style:master-page style:name="Index" style:page-layout-name="Mpm28"/>
    <style:master-page style:name="Footnote" style:page-layout-name="Mpm30"/>
    <style:master-page style:name="Landscape" style:page-layout-name="Mpm31"/>
    <style:master-page style:name="_5f_Fiche_20_éditeur_20_série_20_2_20_une_20_colonne_20_impaire_20__28_G_29_" style:display-name="_Fiche éditeur série 2 une colonne impaire (G)" style:page-layout-name="Mpm32">
      <style:header>
        <text:p text:style-name="MP31"><draw:path text:anchor-type="paragraph" draw:z-index="2" draw:name="Forme2" draw:style-name="Mgr4" draw:text-style-name="MP32" svg:width="4.329cm" svg:height="2.24cm" svg:x="-1.499cm" svg:y="-1cm" svg:viewBox="0 0 4330 2241" svg:d="M0 2241l3984-288c209-15 363-168 345-342l-170-1611h-4159z"><text:p/></draw:path><draw:frame text:anchor-type="paragraph" draw:z-index="5" draw:name="Forme3" draw:style-name="Mgr5" draw:text-style-name="MP34" svg:width="2.703cm" svg:height="0.715cm" draw:transform="rotate (0.0872664625997165) translate (-0.172861111111111cm 0.218722222222222cm)"><draw:text-box><text:p text:style-name="MP33"><text:span text:style-name="MT5">Série 2</text:span></text:p></draw:text-box></draw:frame><draw:line text:anchor-type="paragraph" draw:z-index="15" draw:name="Forme4" draw:style-name="Mgr6" draw:text-style-name="MP33" svg:x1="7.777cm" svg:y1="0.36cm" svg:x2="20.5cm" svg:y2="0.36cm"><text:p/></draw:line>Constructions</text:p>
      </style:header>
      <style:footer>
        <text:p text:style-name="MP35"><draw:frame draw:style-name="Mfr1" draw:name="Cadre1" text:anchor-type="paragraph" svg:y="-0.06cm" draw:z-index="8"><draw:text-box fo:min-height="0.499cm" fo:min-width="3cm"><draw:frame draw:style-name="Mfr2" draw:name="Cadre2" text:anchor-type="frame" svg:x="0.45cm" svg:y="0.079cm" svg:width="0.817cm" draw:z-index="11"><draw:text-box fo:min-height="0.355cm"><text:p text:style-name="MP36"><draw:g text:anchor-type="paragraph" draw:z-index="18" draw:name="Forme5" draw:style-name="Mgr7"><draw:path draw:style-name="Mgr8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104</text:page-number></text:p></draw:text-box></draw:frame><text:p text:style-name="MP38">Transformation<text:span text:style-name="MT6">s</text:span> et parallélogramme<text:span text:style-name="MT7">s</text:span> • D2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10-26T11:03:54.545000000</meta:creation-date>
    <dc:date>2021-04-02T09:54:50.176000000</dc:date>
    <meta:editing-duration>PT2H9M45S</meta:editing-duration>
    <meta:editing-cycles>30</meta:editing-cycles>
    <meta:generator>LibreOffice/6.3.3.2$Windows_X86_64 LibreOffice_project/a64200df03143b798afd1ec74a12ab50359878ed</meta:generator>
    <meta:document-statistic meta:table-count="4" meta:image-count="2" meta:object-count="0" meta:page-count="4" meta:paragraph-count="105" meta:word-count="673" meta:character-count="3821" meta:non-whitespace-character-count="2844"/>
  </office:meta>
</office:document-meta>
</file>